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47.16mm" svg:height="127.51mm" svg:x="119.55mm" svg:y="4.51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.50549" calcext:value-type="float">
            <text:p>1,5054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28])" office:value-type="percentage" office:value="0.645515012813881" calcext:value-type="percentage">
            <text:p>64,55%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971191" calcext:value-type="float">
            <text:p>0,97119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1754.73" calcext:value-type="float">
            <text:p>-1754,73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18329" calcext:value-type="float">
            <text:p>-0,1832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3037.41" calcext:value-type="float">
            <text:p>-3037,4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0.172883" calcext:value-type="float">
            <text:p>-0,17288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722.27" calcext:value-type="float">
            <text:p>1722,2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4.003455147298" calcext:value-type="float">
            <text:p>314</text:p>
          </table:table-cell>
          <table:table-cell table:style-name="ce10" table:formula="of:=ABS([.E13]-[.C13])/[.C13]" office:value-type="percentage" office:value="0.0000110036538165036" calcext:value-type="percentage">
            <text:p>0,0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386.965558034791" calcext:value-type="float">
            <text:p>387</text:p>
          </table:table-cell>
          <table:table-cell table:style-name="ce10" table:formula="of:=ABS([.E14]-[.C14])/[.C14]" office:value-type="percentage" office:value="0.331665702876009" calcext:value-type="percentage">
            <text:p>33,17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889.864834008012" calcext:value-type="float">
            <text:p>890</text:p>
          </table:table-cell>
          <table:table-cell table:style-name="ce10" table:formula="of:=ABS([.E15]-[.C15])/[.C15]" office:value-type="percentage" office:value="0.0555929229039288" calcext:value-type="percentage">
            <text:p>5,56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09.36459809035" calcext:value-type="float">
            <text:p>1 309</text:p>
          </table:table-cell>
          <table:table-cell table:style-name="ce10" table:formula="of:=ABS([.E16]-[.C16])/[.C16]" office:value-type="percentage" office:value="0.0206697097304751" calcext:value-type="percentage">
            <text:p>2,07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4.00503445339" calcext:value-type="float">
            <text:p>2 014</text:p>
          </table:table-cell>
          <table:table-cell table:style-name="ce10" table:formula="of:=ABS([.E17]-[.C17])/[.C17]" office:value-type="percentage" office:value="0.00000249972859560326" calcext:value-type="percentage">
            <text:p>0,0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07.19566422967" calcext:value-type="float">
            <text:p>2 907</text:p>
          </table:table-cell>
          <table:table-cell table:style-name="ce10" table:formula="of:=ABS([.E18]-[.C18])/[.C18]" office:value-type="percentage" office:value="0.0390263274587806" calcext:value-type="percentage">
            <text:p>3,9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93.79230936917" calcext:value-type="float">
            <text:p>3 894</text:p>
          </table:table-cell>
          <table:table-cell table:style-name="ce10" table:formula="of:=ABS([.E19]-[.C19])/[.C19]" office:value-type="percentage" office:value="0.152233331293453" calcext:value-type="percentage">
            <text:p>15,22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064.63865059503" calcext:value-type="float">
            <text:p>6 065</text:p>
          </table:table-cell>
          <table:table-cell table:style-name="ce10" table:formula="of:=ABS([.E20]-[.C20])/[.C20]" office:value-type="percentage" office:value="0.0000595794567147641" calcext:value-type="percentage">
            <text:p>0,01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797.40788948698" calcext:value-type="float">
            <text:p>7 797</text:p>
          </table:table-cell>
          <table:table-cell table:style-name="ce10" table:formula="of:=ABS([.E21]-[.C21])/[.C21]" office:value-type="percentage" office:value="0.00263393585482431" calcext:value-type="percentage">
            <text:p>0,26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9829.19944015944" calcext:value-type="float">
            <text:p>9 829</text:p>
          </table:table-cell>
          <table:table-cell table:style-name="ce10" table:formula="of:=ABS([.E22]-[.C22])/[.C22]" office:value-type="percentage" office:value="0.000325609623390839" calcext:value-type="percentage">
            <text:p>0,03%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128.1015195423" calcext:value-type="float">
            <text:p>12 128</text:p>
          </table:table-cell>
          <table:table-cell table:style-name="ce10" table:formula="of:=ABS([.E23]-[.C23])/[.C23]" office:value-type="percentage" office:value="0.01464916920792" calcext:value-type="percentage">
            <text:p>1,46%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539.6337154524" calcext:value-type="float">
            <text:p>14 540</text:p>
          </table:table-cell>
          <table:table-cell table:style-name="ce10" table:formula="of:=ABS([.E24]-[.C24])/[.C24]" office:value-type="percentage" office:value="0.0011929851307007" calcext:value-type="percentage">
            <text:p>0,12%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67.4061273144" calcext:value-type="float">
            <text:p>17 467</text:p>
          </table:table-cell>
          <table:table-cell table:style-name="ce10" table:formula="of:=ABS([.E25]-[.C25])/[.C25]" office:value-type="percentage" office:value="0.00439342920558888" calcext:value-type="percentage">
            <text:p>0,44%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30.1318510141" calcext:value-type="float">
            <text:p>20 630</text:p>
          </table:table-cell>
          <table:table-cell table:style-name="ce10" table:formula="of:=ABS([.E26]-[.C26])/[.C26]" office:value-type="percentage" office:value="0.00000639122705155686" calcext:value-type="percentage">
            <text:p>0,00%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4221.1288550419" calcext:value-type="float">
            <text:p>24 221</text:p>
          </table:table-cell>
          <table:table-cell table:style-name="ce10" table:formula="of:=ABS([.E27]-[.C27])/[.C27]" office:value-type="percentage" office:value="0.0135566972777607" calcext:value-type="percentage">
            <text:p>1,36%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8544.5009273954" calcext:value-type="float">
            <text:p>28 545</text:p>
          </table:table-cell>
          <table:table-cell table:style-name="ce10" table:formula="of:=ABS([.E28]-[.C28])/[.C28]" office:value-type="percentage" office:value="0.00949571818486973" calcext:value-type="percentage">
            <text:p>0,95%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table:formula="of:=IF([.E29]&lt;10000000000;[.E29];10000000000)" office:value-type="float" office:value="32622.9202543669" calcext:value-type="float">
            <text:p>32 623</text:p>
          </table:table-cell>
          <table:table-cell/>
          <table:table-cell table:formula="of:=[.F$2]*[.C28]^[.F$3]+[.F$4]*[.C28]^[.F$5]+[.F$6]*[.C28]^[.F$7]+[.F$8]" office:value-type="float" office:value="32622.9202543669" calcext:value-type="float">
            <text:p>32 623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table:formula="of:=IF([.E30]&lt;10000000000;[.E30];10000000000)" office:value-type="float" office:value="37363.1789426512" calcext:value-type="float">
            <text:p>37 363</text:p>
          </table:table-cell>
          <table:table-cell/>
          <table:table-cell table:formula="of:=[.F$2]*[.C29]^[.F$3]+[.F$4]*[.C29]^[.F$5]+[.F$6]*[.C29]^[.F$7]+[.F$8]" office:value-type="float" office:value="37363.1789426512" calcext:value-type="float">
            <text:p>37 363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42508.5486888143" calcext:value-type="float">
            <text:p>42 509</text:p>
          </table:table-cell>
          <table:table-cell/>
          <table:table-cell table:formula="of:=[.F$2]*[.C30]^[.F$3]+[.F$4]*[.C30]^[.F$5]+[.F$6]*[.C30]^[.F$7]+[.F$8]" office:value-type="float" office:value="42508.5486888143" calcext:value-type="float">
            <text:p>42 509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48069.6643649907" calcext:value-type="float">
            <text:p>48 070</text:p>
          </table:table-cell>
          <table:table-cell/>
          <table:table-cell table:formula="of:=[.F$2]*[.C31]^[.F$3]+[.F$4]*[.C31]^[.F$5]+[.F$6]*[.C31]^[.F$7]+[.F$8]" office:value-type="float" office:value="48069.6643649907" calcext:value-type="float">
            <text:p>48 070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54055.9290177373" calcext:value-type="float">
            <text:p>54 056</text:p>
          </table:table-cell>
          <table:table-cell/>
          <table:table-cell table:formula="of:=[.F$2]*[.C32]^[.F$3]+[.F$4]*[.C32]^[.F$5]+[.F$6]*[.C32]^[.F$7]+[.F$8]" office:value-type="float" office:value="54055.9290177373" calcext:value-type="float">
            <text:p>54 056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60475.4341376001" calcext:value-type="float">
            <text:p>60 475</text:p>
          </table:table-cell>
          <table:table-cell/>
          <table:table-cell table:formula="of:=[.F$2]*[.C33]^[.F$3]+[.F$4]*[.C33]^[.F$5]+[.F$6]*[.C33]^[.F$7]+[.F$8]" office:value-type="float" office:value="60475.4341376001" calcext:value-type="float">
            <text:p>60 475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67334.8940601959" calcext:value-type="float">
            <text:p>67 335</text:p>
          </table:table-cell>
          <table:table-cell/>
          <table:table-cell table:formula="of:=[.F$2]*[.C34]^[.F$3]+[.F$4]*[.C34]^[.F$5]+[.F$6]*[.C34]^[.F$7]+[.F$8]" office:value-type="float" office:value="67334.8940601959" calcext:value-type="float">
            <text:p>67 335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74639.5942841936" calcext:value-type="float">
            <text:p>74 640</text:p>
          </table:table-cell>
          <table:table-cell/>
          <table:table-cell table:formula="of:=[.F$2]*[.C35]^[.F$3]+[.F$4]*[.C35]^[.F$5]+[.F$6]*[.C35]^[.F$7]+[.F$8]" office:value-type="float" office:value="74639.5942841936" calcext:value-type="float">
            <text:p>74 640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82393.3534422405" calcext:value-type="float">
            <text:p>82 393</text:p>
          </table:table-cell>
          <table:table-cell/>
          <table:table-cell table:formula="of:=[.F$2]*[.C36]^[.F$3]+[.F$4]*[.C36]^[.F$5]+[.F$6]*[.C36]^[.F$7]+[.F$8]" office:value-type="float" office:value="82393.3534422405" calcext:value-type="float">
            <text:p>82 393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90598.4985845608" calcext:value-type="float">
            <text:p>90 598</text:p>
          </table:table-cell>
          <table:table-cell/>
          <table:table-cell table:formula="of:=[.F$2]*[.C37]^[.F$3]+[.F$4]*[.C37]^[.F$5]+[.F$6]*[.C37]^[.F$7]+[.F$8]" office:value-type="float" office:value="90598.4985845608" calcext:value-type="float">
            <text:p>90 598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99255.8533452979" calcext:value-type="float">
            <text:p>99 256</text:p>
          </table:table-cell>
          <table:table-cell/>
          <table:table-cell table:formula="of:=[.F$2]*[.C38]^[.F$3]+[.F$4]*[.C38]^[.F$5]+[.F$6]*[.C38]^[.F$7]+[.F$8]" office:value-type="float" office:value="99255.8533452979" calcext:value-type="float">
            <text:p>99 256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108364.738468161" calcext:value-type="float">
            <text:p>108 365</text:p>
          </table:table-cell>
          <table:table-cell/>
          <table:table-cell table:formula="of:=[.F$2]*[.C39]^[.F$3]+[.F$4]*[.C39]^[.F$5]+[.F$6]*[.C39]^[.F$7]+[.F$8]" office:value-type="float" office:value="108364.738468161" calcext:value-type="float">
            <text:p>108 365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117922.984077195" calcext:value-type="float">
            <text:p>117 923</text:p>
          </table:table-cell>
          <table:table-cell/>
          <table:table-cell table:formula="of:=[.F$2]*[.C40]^[.F$3]+[.F$4]*[.C40]^[.F$5]+[.F$6]*[.C40]^[.F$7]+[.F$8]" office:value-type="float" office:value="117922.984077195" calcext:value-type="float">
            <text:p>117 923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127926.952995051" calcext:value-type="float">
            <text:p>127 927</text:p>
          </table:table-cell>
          <table:table-cell/>
          <table:table-cell table:formula="of:=[.F$2]*[.C41]^[.F$3]+[.F$4]*[.C41]^[.F$5]+[.F$6]*[.C41]^[.F$7]+[.F$8]" office:value-type="float" office:value="127926.952995051" calcext:value-type="float">
            <text:p>127 927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138371.574337997" calcext:value-type="float">
            <text:p>138 372</text:p>
          </table:table-cell>
          <table:table-cell/>
          <table:table-cell table:formula="of:=[.F$2]*[.C42]^[.F$3]+[.F$4]*[.C42]^[.F$5]+[.F$6]*[.C42]^[.F$7]+[.F$8]" office:value-type="float" office:value="138371.574337997" calcext:value-type="float">
            <text:p>138 372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149250.38655599" calcext:value-type="float">
            <text:p>149 250</text:p>
          </table:table-cell>
          <table:table-cell/>
          <table:table-cell table:formula="of:=[.F$2]*[.C43]^[.F$3]+[.F$4]*[.C43]^[.F$5]+[.F$6]*[.C43]^[.F$7]+[.F$8]" office:value-type="float" office:value="149250.38655599" calcext:value-type="float">
            <text:p>149 250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160555.589038423" calcext:value-type="float">
            <text:p>160 556</text:p>
          </table:table-cell>
          <table:table-cell/>
          <table:table-cell table:formula="of:=[.F$2]*[.C44]^[.F$3]+[.F$4]*[.C44]^[.F$5]+[.F$6]*[.C44]^[.F$7]+[.F$8]" office:value-type="float" office:value="160555.589038423" calcext:value-type="float">
            <text:p>160 556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172278.101372035" calcext:value-type="float">
            <text:p>172 278</text:p>
          </table:table-cell>
          <table:table-cell/>
          <table:table-cell table:formula="of:=[.F$2]*[.C45]^[.F$3]+[.F$4]*[.C45]^[.F$5]+[.F$6]*[.C45]^[.F$7]+[.F$8]" office:value-type="float" office:value="172278.101372035" calcext:value-type="float">
            <text:p>172 278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184407.629316827" calcext:value-type="float">
            <text:p>184 408</text:p>
          </table:table-cell>
          <table:table-cell/>
          <table:table-cell table:formula="of:=[.F$2]*[.C46]^[.F$3]+[.F$4]*[.C46]^[.F$5]+[.F$6]*[.C46]^[.F$7]+[.F$8]" office:value-type="float" office:value="184407.629316827" calcext:value-type="float">
            <text:p>184 408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196932.736558097" calcext:value-type="float">
            <text:p>196 933</text:p>
          </table:table-cell>
          <table:table-cell/>
          <table:table-cell table:formula="of:=[.F$2]*[.C47]^[.F$3]+[.F$4]*[.C47]^[.F$5]+[.F$6]*[.C47]^[.F$7]+[.F$8]" office:value-type="float" office:value="196932.736558097" calcext:value-type="float">
            <text:p>196 933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209840.921297115" calcext:value-type="float">
            <text:p>209 841</text:p>
          </table:table-cell>
          <table:table-cell/>
          <table:table-cell table:formula="of:=[.F$2]*[.C48]^[.F$3]+[.F$4]*[.C48]^[.F$5]+[.F$6]*[.C48]^[.F$7]+[.F$8]" office:value-type="float" office:value="209840.921297115" calcext:value-type="float">
            <text:p>209 84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223118.696758474" calcext:value-type="float">
            <text:p>223 119</text:p>
          </table:table-cell>
          <table:table-cell/>
          <table:table-cell table:formula="of:=[.F$2]*[.C49]^[.F$3]+[.F$4]*[.C49]^[.F$5]+[.F$6]*[.C49]^[.F$7]+[.F$8]" office:value-type="float" office:value="223118.696758474" calcext:value-type="float">
            <text:p>223 119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236751.674717667" calcext:value-type="float">
            <text:p>236 752</text:p>
          </table:table-cell>
          <table:table-cell/>
          <table:table-cell table:formula="of:=[.F$2]*[.C50]^[.F$3]+[.F$4]*[.C50]^[.F$5]+[.F$6]*[.C50]^[.F$7]+[.F$8]" office:value-type="float" office:value="236751.674717667" calcext:value-type="float">
            <text:p>236 752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250724.651186631" calcext:value-type="float">
            <text:p>250 725</text:p>
          </table:table-cell>
          <table:table-cell/>
          <table:table-cell table:formula="of:=[.F$2]*[.C51]^[.F$3]+[.F$4]*[.C51]^[.F$5]+[.F$6]*[.C51]^[.F$7]+[.F$8]" office:value-type="float" office:value="250724.651186631" calcext:value-type="float">
            <text:p>250 725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265021.693436665" calcext:value-type="float">
            <text:p>265 022</text:p>
          </table:table-cell>
          <table:table-cell/>
          <table:table-cell table:formula="of:=[.F$2]*[.C52]^[.F$3]+[.F$4]*[.C52]^[.F$5]+[.F$6]*[.C52]^[.F$7]+[.F$8]" office:value-type="float" office:value="265021.693436665" calcext:value-type="float">
            <text:p>265 022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279626.227585942" calcext:value-type="float">
            <text:p>279 626</text:p>
          </table:table-cell>
          <table:table-cell/>
          <table:table-cell table:formula="of:=[.F$2]*[.C53]^[.F$3]+[.F$4]*[.C53]^[.F$5]+[.F$6]*[.C53]^[.F$7]+[.F$8]" office:value-type="float" office:value="279626.227585942" calcext:value-type="float">
            <text:p>279 626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294521.126031546" calcext:value-type="float">
            <text:p>294 521</text:p>
          </table:table-cell>
          <table:table-cell/>
          <table:table-cell table:formula="of:=[.F$2]*[.C54]^[.F$3]+[.F$4]*[.C54]^[.F$5]+[.F$6]*[.C54]^[.F$7]+[.F$8]" office:value-type="float" office:value="294521.126031546" calcext:value-type="float">
            <text:p>294 521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309688.794062368" calcext:value-type="float">
            <text:p>309 689</text:p>
          </table:table-cell>
          <table:table-cell/>
          <table:table-cell table:formula="of:=[.F$2]*[.C55]^[.F$3]+[.F$4]*[.C55]^[.F$5]+[.F$6]*[.C55]^[.F$7]+[.F$8]" office:value-type="float" office:value="309688.794062368" calcext:value-type="float">
            <text:p>309 689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325111.255048159" calcext:value-type="float">
            <text:p>325 111</text:p>
          </table:table-cell>
          <table:table-cell/>
          <table:table-cell table:formula="of:=[.F$2]*[.C56]^[.F$3]+[.F$4]*[.C56]^[.F$5]+[.F$6]*[.C56]^[.F$7]+[.F$8]" office:value-type="float" office:value="325111.255048159" calcext:value-type="float">
            <text:p>325 111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340770.233660477" calcext:value-type="float">
            <text:p>340 770</text:p>
          </table:table-cell>
          <table:table-cell/>
          <table:table-cell table:formula="of:=[.F$2]*[.C57]^[.F$3]+[.F$4]*[.C57]^[.F$5]+[.F$6]*[.C57]^[.F$7]+[.F$8]" office:value-type="float" office:value="340770.233660477" calcext:value-type="float">
            <text:p>340 770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356647.236642317" calcext:value-type="float">
            <text:p>356 647</text:p>
          </table:table-cell>
          <table:table-cell/>
          <table:table-cell table:formula="of:=[.F$2]*[.C58]^[.F$3]+[.F$4]*[.C58]^[.F$5]+[.F$6]*[.C58]^[.F$7]+[.F$8]" office:value-type="float" office:value="356647.236642317" calcext:value-type="float">
            <text:p>356 647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372723.630703853" calcext:value-type="float">
            <text:p>372 724</text:p>
          </table:table-cell>
          <table:table-cell/>
          <table:table-cell table:formula="of:=[.F$2]*[.C59]^[.F$3]+[.F$4]*[.C59]^[.F$5]+[.F$6]*[.C59]^[.F$7]+[.F$8]" office:value-type="float" office:value="372723.630703853" calcext:value-type="float">
            <text:p>372 724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388980.717181394" calcext:value-type="float">
            <text:p>388 981</text:p>
          </table:table-cell>
          <table:table-cell/>
          <table:table-cell table:formula="of:=[.F$2]*[.C60]^[.F$3]+[.F$4]*[.C60]^[.F$5]+[.F$6]*[.C60]^[.F$7]+[.F$8]" office:value-type="float" office:value="388980.717181394" calcext:value-type="float">
            <text:p>388 981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405399.803154572" calcext:value-type="float">
            <text:p>405 400</text:p>
          </table:table-cell>
          <table:table-cell/>
          <table:table-cell table:formula="of:=[.F$2]*[.C61]^[.F$3]+[.F$4]*[.C61]^[.F$5]+[.F$6]*[.C61]^[.F$7]+[.F$8]" office:value-type="float" office:value="405399.803154572" calcext:value-type="float">
            <text:p>405 400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421962.268772397" calcext:value-type="float">
            <text:p>421 962</text:p>
          </table:table-cell>
          <table:table-cell/>
          <table:table-cell table:formula="of:=[.F$2]*[.C62]^[.F$3]+[.F$4]*[.C62]^[.F$5]+[.F$6]*[.C62]^[.F$7]+[.F$8]" office:value-type="float" office:value="421962.268772397" calcext:value-type="float">
            <text:p>421 962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438649.630591834" calcext:value-type="float">
            <text:p>438 650</text:p>
          </table:table-cell>
          <table:table-cell/>
          <table:table-cell table:formula="of:=[.F$2]*[.C63]^[.F$3]+[.F$4]*[.C63]^[.F$5]+[.F$6]*[.C63]^[.F$7]+[.F$8]" office:value-type="float" office:value="438649.630591834" calcext:value-type="float">
            <text:p>438 650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455443.600782354" calcext:value-type="float">
            <text:p>455 444</text:p>
          </table:table-cell>
          <table:table-cell/>
          <table:table-cell table:formula="of:=[.F$2]*[.C64]^[.F$3]+[.F$4]*[.C64]^[.F$5]+[.F$6]*[.C64]^[.F$7]+[.F$8]" office:value-type="float" office:value="455443.600782354" calcext:value-type="float">
            <text:p>455 444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472326.142096533" calcext:value-type="float">
            <text:p>472 326</text:p>
          </table:table-cell>
          <table:table-cell/>
          <table:table-cell table:formula="of:=[.F$2]*[.C65]^[.F$3]+[.F$4]*[.C65]^[.F$5]+[.F$6]*[.C65]^[.F$7]+[.F$8]" office:value-type="float" office:value="472326.142096533" calcext:value-type="float">
            <text:p>472 326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489279.518549736" calcext:value-type="float">
            <text:p>489 280</text:p>
          </table:table-cell>
          <table:table-cell/>
          <table:table-cell table:formula="of:=[.F$2]*[.C66]^[.F$3]+[.F$4]*[.C66]^[.F$5]+[.F$6]*[.C66]^[.F$7]+[.F$8]" office:value-type="float" office:value="489279.518549736" calcext:value-type="float">
            <text:p>489 280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06286.34179133" calcext:value-type="float">
            <text:p>506 286</text:p>
          </table:table-cell>
          <table:table-cell/>
          <table:table-cell table:formula="of:=[.F$2]*[.C67]^[.F$3]+[.F$4]*[.C67]^[.F$5]+[.F$6]*[.C67]^[.F$7]+[.F$8]" office:value-type="float" office:value="506286.34179133" calcext:value-type="float">
            <text:p>506 286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23329.613185513" calcext:value-type="float">
            <text:p>523 330</text:p>
          </table:table-cell>
          <table:table-cell/>
          <table:table-cell table:formula="of:=[.F$2]*[.C68]^[.F$3]+[.F$4]*[.C68]^[.F$5]+[.F$6]*[.C68]^[.F$7]+[.F$8]" office:value-type="float" office:value="523329.613185513" calcext:value-type="float">
            <text:p>523 330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40392.761651871" calcext:value-type="float">
            <text:p>540 393</text:p>
          </table:table-cell>
          <table:table-cell/>
          <table:table-cell table:formula="of:=[.F$2]*[.C69]^[.F$3]+[.F$4]*[.C69]^[.F$5]+[.F$6]*[.C69]^[.F$7]+[.F$8]" office:value-type="float" office:value="540392.761651871" calcext:value-type="float">
            <text:p>540 393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57459.677344039" calcext:value-type="float">
            <text:p>557 460</text:p>
          </table:table-cell>
          <table:table-cell/>
          <table:table-cell table:formula="of:=[.F$2]*[.C70]^[.F$3]+[.F$4]*[.C70]^[.F$5]+[.F$6]*[.C70]^[.F$7]+[.F$8]" office:value-type="float" office:value="557459.677344039" calcext:value-type="float">
            <text:p>557 460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74514.741269692" calcext:value-type="float">
            <text:p>574 515</text:p>
          </table:table-cell>
          <table:table-cell/>
          <table:table-cell table:formula="of:=[.F$2]*[.C71]^[.F$3]+[.F$4]*[.C71]^[.F$5]+[.F$6]*[.C71]^[.F$7]+[.F$8]" office:value-type="float" office:value="574514.741269692" calcext:value-type="float">
            <text:p>574 515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91542.850976384" calcext:value-type="float">
            <text:p>591 543</text:p>
          </table:table-cell>
          <table:table-cell/>
          <table:table-cell table:formula="of:=[.F$2]*[.C72]^[.F$3]+[.F$4]*[.C72]^[.F$5]+[.F$6]*[.C72]^[.F$7]+[.F$8]" office:value-type="float" office:value="591542.850976384" calcext:value-type="float">
            <text:p>591 543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08529.442445878" calcext:value-type="float">
            <text:p>608 529</text:p>
          </table:table-cell>
          <table:table-cell/>
          <table:table-cell table:formula="of:=[.F$2]*[.C73]^[.F$3]+[.F$4]*[.C73]^[.F$5]+[.F$6]*[.C73]^[.F$7]+[.F$8]" office:value-type="float" office:value="608529.442445878" calcext:value-type="float">
            <text:p>608 529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25460.508354565" calcext:value-type="float">
            <text:p>625 461</text:p>
          </table:table-cell>
          <table:table-cell/>
          <table:table-cell table:formula="of:=[.F$2]*[.C74]^[.F$3]+[.F$4]*[.C74]^[.F$5]+[.F$6]*[.C74]^[.F$7]+[.F$8]" office:value-type="float" office:value="625460.508354565" calcext:value-type="float">
            <text:p>625 461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42322.612869676" calcext:value-type="float">
            <text:p>642 323</text:p>
          </table:table-cell>
          <table:table-cell/>
          <table:table-cell table:formula="of:=[.F$2]*[.C75]^[.F$3]+[.F$4]*[.C75]^[.F$5]+[.F$6]*[.C75]^[.F$7]+[.F$8]" office:value-type="float" office:value="642322.612869676" calcext:value-type="float">
            <text:p>642 323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59102.903160374" calcext:value-type="float">
            <text:p>659 103</text:p>
          </table:table-cell>
          <table:table-cell/>
          <table:table-cell table:formula="of:=[.F$2]*[.C76]^[.F$3]+[.F$4]*[.C76]^[.F$5]+[.F$6]*[.C76]^[.F$7]+[.F$8]" office:value-type="float" office:value="659102.903160374" calcext:value-type="float">
            <text:p>659 103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75789.117809699" calcext:value-type="float">
            <text:p>675 789</text:p>
          </table:table-cell>
          <table:table-cell/>
          <table:table-cell table:formula="of:=[.F$2]*[.C77]^[.F$3]+[.F$4]*[.C77]^[.F$5]+[.F$6]*[.C77]^[.F$7]+[.F$8]" office:value-type="float" office:value="675789.117809699" calcext:value-type="float">
            <text:p>675 789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92369.592317999" calcext:value-type="float">
            <text:p>692 370</text:p>
          </table:table-cell>
          <table:table-cell/>
          <table:table-cell table:formula="of:=[.F$2]*[.C78]^[.F$3]+[.F$4]*[.C78]^[.F$5]+[.F$6]*[.C78]^[.F$7]+[.F$8]" office:value-type="float" office:value="692369.592317999" calcext:value-type="float">
            <text:p>692 370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708833.261891021" calcext:value-type="float">
            <text:p>708 833</text:p>
          </table:table-cell>
          <table:table-cell/>
          <table:table-cell table:formula="of:=[.F$2]*[.C79]^[.F$3]+[.F$4]*[.C79]^[.F$5]+[.F$6]*[.C79]^[.F$7]+[.F$8]" office:value-type="float" office:value="708833.261891021" calcext:value-type="float">
            <text:p>708 833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725169.661706578" calcext:value-type="float">
            <text:p>725 170</text:p>
          </table:table-cell>
          <table:table-cell/>
          <table:table-cell table:formula="of:=[.F$2]*[.C80]^[.F$3]+[.F$4]*[.C80]^[.F$5]+[.F$6]*[.C80]^[.F$7]+[.F$8]" office:value-type="float" office:value="725169.661706578" calcext:value-type="float">
            <text:p>725 170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741368.924852785" calcext:value-type="float">
            <text:p>741 369</text:p>
          </table:table-cell>
          <table:table-cell/>
          <table:table-cell table:formula="of:=[.F$2]*[.C81]^[.F$3]+[.F$4]*[.C81]^[.F$5]+[.F$6]*[.C81]^[.F$7]+[.F$8]" office:value-type="float" office:value="741368.924852785" calcext:value-type="float">
            <text:p>741 369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757421.778128497" calcext:value-type="float">
            <text:p>757 422</text:p>
          </table:table-cell>
          <table:table-cell/>
          <table:table-cell table:formula="of:=[.F$2]*[.C82]^[.F$3]+[.F$4]*[.C82]^[.F$5]+[.F$6]*[.C82]^[.F$7]+[.F$8]" office:value-type="float" office:value="757421.778128497" calcext:value-type="float">
            <text:p>757 422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773319.535892942" calcext:value-type="float">
            <text:p>773 320</text:p>
          </table:table-cell>
          <table:table-cell/>
          <table:table-cell table:formula="of:=[.F$2]*[.C83]^[.F$3]+[.F$4]*[.C83]^[.F$5]+[.F$6]*[.C83]^[.F$7]+[.F$8]" office:value-type="float" office:value="773319.535892942" calcext:value-type="float">
            <text:p>773 320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789054.092146889" calcext:value-type="float">
            <text:p>789 054</text:p>
          </table:table-cell>
          <table:table-cell/>
          <table:table-cell table:formula="of:=[.F$2]*[.C84]^[.F$3]+[.F$4]*[.C84]^[.F$5]+[.F$6]*[.C84]^[.F$7]+[.F$8]" office:value-type="float" office:value="789054.092146889" calcext:value-type="float">
            <text:p>789 054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804617.911022036" calcext:value-type="float">
            <text:p>804 618</text:p>
          </table:table-cell>
          <table:table-cell/>
          <table:table-cell table:formula="of:=[.F$2]*[.C85]^[.F$3]+[.F$4]*[.C85]^[.F$5]+[.F$6]*[.C85]^[.F$7]+[.F$8]" office:value-type="float" office:value="804617.911022036" calcext:value-type="float">
            <text:p>804 618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820004.015848974" calcext:value-type="float">
            <text:p>820 004</text:p>
          </table:table-cell>
          <table:table-cell/>
          <table:table-cell table:formula="of:=[.F$2]*[.C86]^[.F$3]+[.F$4]*[.C86]^[.F$5]+[.F$6]*[.C86]^[.F$7]+[.F$8]" office:value-type="float" office:value="820004.015848974" calcext:value-type="float">
            <text:p>820 004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835205.976967096" calcext:value-type="float">
            <text:p>835 206</text:p>
          </table:table-cell>
          <table:table-cell/>
          <table:table-cell table:formula="of:=[.F$2]*[.C87]^[.F$3]+[.F$4]*[.C87]^[.F$5]+[.F$6]*[.C87]^[.F$7]+[.F$8]" office:value-type="float" office:value="835205.976967096" calcext:value-type="float">
            <text:p>835 20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850217.898432391" calcext:value-type="float">
            <text:p>850 218</text:p>
          </table:table-cell>
          <table:table-cell/>
          <table:table-cell table:formula="of:=[.F$2]*[.C88]^[.F$3]+[.F$4]*[.C88]^[.F$5]+[.F$6]*[.C88]^[.F$7]+[.F$8]" office:value-type="float" office:value="850217.898432391" calcext:value-type="float">
            <text:p>850 218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865034.403771232" calcext:value-type="float">
            <text:p>865 034</text:p>
          </table:table-cell>
          <table:table-cell/>
          <table:table-cell table:formula="of:=[.F$2]*[.C89]^[.F$3]+[.F$4]*[.C89]^[.F$5]+[.F$6]*[.C89]^[.F$7]+[.F$8]" office:value-type="float" office:value="865034.403771232" calcext:value-type="float">
            <text:p>865 034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879650.620920237" calcext:value-type="float">
            <text:p>879 651</text:p>
          </table:table-cell>
          <table:table-cell/>
          <table:table-cell table:formula="of:=[.F$2]*[.C90]^[.F$3]+[.F$4]*[.C90]^[.F$5]+[.F$6]*[.C90]^[.F$7]+[.F$8]" office:value-type="float" office:value="879650.620920237" calcext:value-type="float">
            <text:p>879 651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894062.166484055" calcext:value-type="float">
            <text:p>894 062</text:p>
          </table:table-cell>
          <table:table-cell/>
          <table:table-cell table:formula="of:=[.F$2]*[.C91]^[.F$3]+[.F$4]*[.C91]^[.F$5]+[.F$6]*[.C91]^[.F$7]+[.F$8]" office:value-type="float" office:value="894062.166484055" calcext:value-type="float">
            <text:p>894 062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908265.129434688" calcext:value-type="float">
            <text:p>908 265</text:p>
          </table:table-cell>
          <table:table-cell/>
          <table:table-cell table:formula="of:=[.F$2]*[.C92]^[.F$3]+[.F$4]*[.C92]^[.F$5]+[.F$6]*[.C92]^[.F$7]+[.F$8]" office:value-type="float" office:value="908265.129434688" calcext:value-type="float">
            <text:p>908 265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922256.054367663" calcext:value-type="float">
            <text:p>922 256</text:p>
          </table:table-cell>
          <table:table-cell/>
          <table:table-cell table:formula="of:=[.F$2]*[.C93]^[.F$3]+[.F$4]*[.C93]^[.F$5]+[.F$6]*[.C93]^[.F$7]+[.F$8]" office:value-type="float" office:value="922256.054367663" calcext:value-type="float">
            <text:p>922 256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936031.924422216" calcext:value-type="float">
            <text:p>936 032</text:p>
          </table:table-cell>
          <table:table-cell/>
          <table:table-cell table:formula="of:=[.F$2]*[.C94]^[.F$3]+[.F$4]*[.C94]^[.F$5]+[.F$6]*[.C94]^[.F$7]+[.F$8]" office:value-type="float" office:value="936031.924422216" calcext:value-type="float">
            <text:p>936 032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949590.143964588" calcext:value-type="float">
            <text:p>949 590</text:p>
          </table:table-cell>
          <table:table-cell/>
          <table:table-cell table:formula="of:=[.F$2]*[.C95]^[.F$3]+[.F$4]*[.C95]^[.F$5]+[.F$6]*[.C95]^[.F$7]+[.F$8]" office:value-type="float" office:value="949590.143964588" calcext:value-type="float">
            <text:p>949 590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962928.52112567" calcext:value-type="float">
            <text:p>962 929</text:p>
          </table:table-cell>
          <table:table-cell/>
          <table:table-cell table:formula="of:=[.F$2]*[.C96]^[.F$3]+[.F$4]*[.C96]^[.F$5]+[.F$6]*[.C96]^[.F$7]+[.F$8]" office:value-type="float" office:value="962928.52112567" calcext:value-type="float">
            <text:p>962 929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976045.250276598" calcext:value-type="float">
            <text:p>976 045</text:p>
          </table:table-cell>
          <table:table-cell/>
          <table:table-cell table:formula="of:=[.F$2]*[.C97]^[.F$3]+[.F$4]*[.C97]^[.F$5]+[.F$6]*[.C97]^[.F$7]+[.F$8]" office:value-type="float" office:value="976045.250276598" calcext:value-type="float">
            <text:p>976 045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988938.8945185" calcext:value-type="float">
            <text:p>988 939</text:p>
          </table:table-cell>
          <table:table-cell/>
          <table:table-cell table:formula="of:=[.F$2]*[.C98]^[.F$3]+[.F$4]*[.C98]^[.F$5]+[.F$6]*[.C98]^[.F$7]+[.F$8]" office:value-type="float" office:value="988938.8945185" calcext:value-type="float">
            <text:p>988 939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1001608.36825552" calcext:value-type="float">
            <text:p>1 001 608</text:p>
          </table:table-cell>
          <table:table-cell/>
          <table:table-cell table:formula="of:=[.F$2]*[.C99]^[.F$3]+[.F$4]*[.C99]^[.F$5]+[.F$6]*[.C99]^[.F$7]+[.F$8]" office:value-type="float" office:value="1001608.36825552" calcext:value-type="float">
            <text:p>1 001 60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1014052.9199134" calcext:value-type="float">
            <text:p>1 014 053</text:p>
          </table:table-cell>
          <table:table-cell/>
          <table:table-cell table:formula="of:=[.F$2]*[.C100]^[.F$3]+[.F$4]*[.C100]^[.F$5]+[.F$6]*[.C100]^[.F$7]+[.F$8]" office:value-type="float" office:value="1014052.9199134" calcext:value-type="float">
            <text:p>1 014 053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1026272.11485956" calcext:value-type="float">
            <text:p>1 026 272</text:p>
          </table:table-cell>
          <table:table-cell/>
          <table:table-cell table:formula="of:=[.F$2]*[.C101]^[.F$3]+[.F$4]*[.C101]^[.F$5]+[.F$6]*[.C101]^[.F$7]+[.F$8]" office:value-type="float" office:value="1026272.11485956" calcext:value-type="float">
            <text:p>1 026 272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1038265.81857419" calcext:value-type="float">
            <text:p>1 038 266</text:p>
          </table:table-cell>
          <table:table-cell/>
          <table:table-cell table:formula="of:=[.F$2]*[.C102]^[.F$3]+[.F$4]*[.C102]^[.F$5]+[.F$6]*[.C102]^[.F$7]+[.F$8]" office:value-type="float" office:value="1038265.81857419" calcext:value-type="float">
            <text:p>1 038 266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1050034.18011646" calcext:value-type="float">
            <text:p>1 050 034</text:p>
          </table:table-cell>
          <table:table-cell/>
          <table:table-cell table:formula="of:=[.F$2]*[.C103]^[.F$3]+[.F$4]*[.C103]^[.F$5]+[.F$6]*[.C103]^[.F$7]+[.F$8]" office:value-type="float" office:value="1050034.18011646" calcext:value-type="float">
            <text:p>1 050 034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1061577.61592409" calcext:value-type="float">
            <text:p>1 061 578</text:p>
          </table:table-cell>
          <table:table-cell/>
          <table:table-cell table:formula="of:=[.F$2]*[.C104]^[.F$3]+[.F$4]*[.C104]^[.F$5]+[.F$6]*[.C104]^[.F$7]+[.F$8]" office:value-type="float" office:value="1061577.61592409" calcext:value-type="float">
            <text:p>1 061 578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1072896.79397974" calcext:value-type="float">
            <text:p>1 072 897</text:p>
          </table:table-cell>
          <table:table-cell/>
          <table:table-cell table:formula="of:=[.F$2]*[.C105]^[.F$3]+[.F$4]*[.C105]^[.F$5]+[.F$6]*[.C105]^[.F$7]+[.F$8]" office:value-type="float" office:value="1072896.79397974" calcext:value-type="float">
            <text:p>1 072 897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1083992.61837259" calcext:value-type="float">
            <text:p>1 083 993</text:p>
          </table:table-cell>
          <table:table-cell/>
          <table:table-cell table:formula="of:=[.F$2]*[.C106]^[.F$3]+[.F$4]*[.C106]^[.F$5]+[.F$6]*[.C106]^[.F$7]+[.F$8]" office:value-type="float" office:value="1083992.61837259" calcext:value-type="float">
            <text:p>1 083 993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1094866.21427927" calcext:value-type="float">
            <text:p>1 094 866</text:p>
          </table:table-cell>
          <table:table-cell/>
          <table:table-cell table:formula="of:=[.F$2]*[.C107]^[.F$3]+[.F$4]*[.C107]^[.F$5]+[.F$6]*[.C107]^[.F$7]+[.F$8]" office:value-type="float" office:value="1094866.21427927" calcext:value-type="float">
            <text:p>1 094 866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1105518.91338406" calcext:value-type="float">
            <text:p>1 105 519</text:p>
          </table:table-cell>
          <table:table-cell/>
          <table:table-cell table:formula="of:=[.F$2]*[.C108]^[.F$3]+[.F$4]*[.C108]^[.F$5]+[.F$6]*[.C108]^[.F$7]+[.F$8]" office:value-type="float" office:value="1105518.91338406" calcext:value-type="float">
            <text:p>1 105 519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1115952.23975441" calcext:value-type="float">
            <text:p>1 115 952</text:p>
          </table:table-cell>
          <table:table-cell/>
          <table:table-cell table:formula="of:=[.F$2]*[.C109]^[.F$3]+[.F$4]*[.C109]^[.F$5]+[.F$6]*[.C109]^[.F$7]+[.F$8]" office:value-type="float" office:value="1115952.23975441" calcext:value-type="float">
            <text:p>1 115 952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1126167.89618445" calcext:value-type="float">
            <text:p>1 126 168</text:p>
          </table:table-cell>
          <table:table-cell/>
          <table:table-cell table:formula="of:=[.F$2]*[.C110]^[.F$3]+[.F$4]*[.C110]^[.F$5]+[.F$6]*[.C110]^[.F$7]+[.F$8]" office:value-type="float" office:value="1126167.89618445" calcext:value-type="float">
            <text:p>1 126 168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1136167.75101587" calcext:value-type="float">
            <text:p>1 136 168</text:p>
          </table:table-cell>
          <table:table-cell/>
          <table:table-cell table:formula="of:=[.F$2]*[.C111]^[.F$3]+[.F$4]*[.C111]^[.F$5]+[.F$6]*[.C111]^[.F$7]+[.F$8]" office:value-type="float" office:value="1136167.75101587" calcext:value-type="float">
            <text:p>1 136 168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1145953.82544259" calcext:value-type="float">
            <text:p>1 145 954</text:p>
          </table:table-cell>
          <table:table-cell/>
          <table:table-cell table:formula="of:=[.F$2]*[.C112]^[.F$3]+[.F$4]*[.C112]^[.F$5]+[.F$6]*[.C112]^[.F$7]+[.F$8]" office:value-type="float" office:value="1145953.82544259" calcext:value-type="float">
            <text:p>1 145 954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1155528.28130299" calcext:value-type="float">
            <text:p>1 155 528</text:p>
          </table:table-cell>
          <table:table-cell/>
          <table:table-cell table:formula="of:=[.F$2]*[.C113]^[.F$3]+[.F$4]*[.C113]^[.F$5]+[.F$6]*[.C113]^[.F$7]+[.F$8]" office:value-type="float" office:value="1155528.28130299" calcext:value-type="float">
            <text:p>1 155 528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1164893.40936115" calcext:value-type="float">
            <text:p>1 164 893</text:p>
          </table:table-cell>
          <table:table-cell/>
          <table:table-cell table:formula="of:=[.F$2]*[.C114]^[.F$3]+[.F$4]*[.C114]^[.F$5]+[.F$6]*[.C114]^[.F$7]+[.F$8]" office:value-type="float" office:value="1164893.40936115" calcext:value-type="float">
            <text:p>1 164 893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1174051.61807614" calcext:value-type="float">
            <text:p>1 174 052</text:p>
          </table:table-cell>
          <table:table-cell/>
          <table:table-cell table:formula="of:=[.F$2]*[.C115]^[.F$3]+[.F$4]*[.C115]^[.F$5]+[.F$6]*[.C115]^[.F$7]+[.F$8]" office:value-type="float" office:value="1174051.61807614" calcext:value-type="float">
            <text:p>1 174 052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1183005.4228568" calcext:value-type="float">
            <text:p>1 183 005</text:p>
          </table:table-cell>
          <table:table-cell/>
          <table:table-cell table:formula="of:=[.F$2]*[.C116]^[.F$3]+[.F$4]*[.C116]^[.F$5]+[.F$6]*[.C116]^[.F$7]+[.F$8]" office:value-type="float" office:value="1183005.4228568" calcext:value-type="float">
            <text:p>1 183 00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1191757.4357973" calcext:value-type="float">
            <text:p>1 191 757</text:p>
          </table:table-cell>
          <table:table-cell/>
          <table:table-cell table:formula="of:=[.F$2]*[.C117]^[.F$3]+[.F$4]*[.C117]^[.F$5]+[.F$6]*[.C117]^[.F$7]+[.F$8]" office:value-type="float" office:value="1191757.4357973" calcext:value-type="float">
            <text:p>1 191 757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1200310.35588767" calcext:value-type="float">
            <text:p>1 200 310</text:p>
          </table:table-cell>
          <table:table-cell/>
          <table:table-cell table:formula="of:=[.F$2]*[.C118]^[.F$3]+[.F$4]*[.C118]^[.F$5]+[.F$6]*[.C118]^[.F$7]+[.F$8]" office:value-type="float" office:value="1200310.35588767" calcext:value-type="float">
            <text:p>1 200 310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1208666.9596917" calcext:value-type="float">
            <text:p>1 208 667</text:p>
          </table:table-cell>
          <table:table-cell/>
          <table:table-cell table:formula="of:=[.F$2]*[.C119]^[.F$3]+[.F$4]*[.C119]^[.F$5]+[.F$6]*[.C119]^[.F$7]+[.F$8]" office:value-type="float" office:value="1208666.9596917" calcext:value-type="float">
            <text:p>1 208 667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1216830.09248391" calcext:value-type="float">
            <text:p>1 216 830</text:p>
          </table:table-cell>
          <table:table-cell/>
          <table:table-cell table:formula="of:=[.F$2]*[.C120]^[.F$3]+[.F$4]*[.C120]^[.F$5]+[.F$6]*[.C120]^[.F$7]+[.F$8]" office:value-type="float" office:value="1216830.09248391" calcext:value-type="float">
            <text:p>1 216 830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1224802.65983575" calcext:value-type="float">
            <text:p>1 224 803</text:p>
          </table:table-cell>
          <table:table-cell/>
          <table:table-cell table:formula="of:=[.F$2]*[.C121]^[.F$3]+[.F$4]*[.C121]^[.F$5]+[.F$6]*[.C121]^[.F$7]+[.F$8]" office:value-type="float" office:value="1224802.65983575" calcext:value-type="float">
            <text:p>1 224 803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1232587.61964089" calcext:value-type="float">
            <text:p>1 232 588</text:p>
          </table:table-cell>
          <table:table-cell/>
          <table:table-cell table:formula="of:=[.F$2]*[.C122]^[.F$3]+[.F$4]*[.C122]^[.F$5]+[.F$6]*[.C122]^[.F$7]+[.F$8]" office:value-type="float" office:value="1232587.61964089" calcext:value-type="float">
            <text:p>1 232 588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1240187.97456816" calcext:value-type="float">
            <text:p>1 240 188</text:p>
          </table:table-cell>
          <table:table-cell/>
          <table:table-cell table:formula="of:=[.F$2]*[.C123]^[.F$3]+[.F$4]*[.C123]^[.F$5]+[.F$6]*[.C123]^[.F$7]+[.F$8]" office:value-type="float" office:value="1240187.97456816" calcext:value-type="float">
            <text:p>1 240 188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1247606.76493057" calcext:value-type="float">
            <text:p>1 247 607</text:p>
          </table:table-cell>
          <table:table-cell/>
          <table:table-cell table:formula="of:=[.F$2]*[.C124]^[.F$3]+[.F$4]*[.C124]^[.F$5]+[.F$6]*[.C124]^[.F$7]+[.F$8]" office:value-type="float" office:value="1247606.76493057" calcext:value-type="float">
            <text:p>1 247 607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1254847.06195813" calcext:value-type="float">
            <text:p>1 254 847</text:p>
          </table:table-cell>
          <table:table-cell/>
          <table:table-cell table:formula="of:=[.F$2]*[.C125]^[.F$3]+[.F$4]*[.C125]^[.F$5]+[.F$6]*[.C125]^[.F$7]+[.F$8]" office:value-type="float" office:value="1254847.06195813" calcext:value-type="float">
            <text:p>1 254 847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1261911.96146176" calcext:value-type="float">
            <text:p>1 261 912</text:p>
          </table:table-cell>
          <table:table-cell/>
          <table:table-cell table:formula="of:=[.F$2]*[.C126]^[.F$3]+[.F$4]*[.C126]^[.F$5]+[.F$6]*[.C126]^[.F$7]+[.F$8]" office:value-type="float" office:value="1261911.96146176" calcext:value-type="float">
            <text:p>1 261 912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1268804.57787541" calcext:value-type="float">
            <text:p>1 268 805</text:p>
          </table:table-cell>
          <table:table-cell/>
          <table:table-cell table:formula="of:=[.F$2]*[.C127]^[.F$3]+[.F$4]*[.C127]^[.F$5]+[.F$6]*[.C127]^[.F$7]+[.F$8]" office:value-type="float" office:value="1268804.57787541" calcext:value-type="float">
            <text:p>1 268 805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1275528.03866333" calcext:value-type="float">
            <text:p>1 275 528</text:p>
          </table:table-cell>
          <table:table-cell/>
          <table:table-cell table:formula="of:=[.F$2]*[.C128]^[.F$3]+[.F$4]*[.C128]^[.F$5]+[.F$6]*[.C128]^[.F$7]+[.F$8]" office:value-type="float" office:value="1275528.03866333" calcext:value-type="float">
            <text:p>1 275 528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1282085.47907912" calcext:value-type="float">
            <text:p>1 282 085</text:p>
          </table:table-cell>
          <table:table-cell/>
          <table:table-cell table:formula="of:=[.F$2]*[.C129]^[.F$3]+[.F$4]*[.C129]^[.F$5]+[.F$6]*[.C129]^[.F$7]+[.F$8]" office:value-type="float" office:value="1282085.47907912" calcext:value-type="float">
            <text:p>1 282 085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1288480.03726344" calcext:value-type="float">
            <text:p>1 288 480</text:p>
          </table:table-cell>
          <table:table-cell/>
          <table:table-cell table:formula="of:=[.F$2]*[.C130]^[.F$3]+[.F$4]*[.C130]^[.F$5]+[.F$6]*[.C130]^[.F$7]+[.F$8]" office:value-type="float" office:value="1288480.03726344" calcext:value-type="float">
            <text:p>1 288 480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1294714.84966687" calcext:value-type="float">
            <text:p>1 294 715</text:p>
          </table:table-cell>
          <table:table-cell/>
          <table:table-cell table:formula="of:=[.F$2]*[.C131]^[.F$3]+[.F$4]*[.C131]^[.F$5]+[.F$6]*[.C131]^[.F$7]+[.F$8]" office:value-type="float" office:value="1294714.84966687" calcext:value-type="float">
            <text:p>1 294 715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1300793.0467849" calcext:value-type="float">
            <text:p>1 300 793</text:p>
          </table:table-cell>
          <table:table-cell/>
          <table:table-cell table:formula="of:=[.F$2]*[.C132]^[.F$3]+[.F$4]*[.C132]^[.F$5]+[.F$6]*[.C132]^[.F$7]+[.F$8]" office:value-type="float" office:value="1300793.0467849" calcext:value-type="float">
            <text:p>1 300 793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1306717.74919188" calcext:value-type="float">
            <text:p>1 306 718</text:p>
          </table:table-cell>
          <table:table-cell/>
          <table:table-cell table:formula="of:=[.F$2]*[.C133]^[.F$3]+[.F$4]*[.C133]^[.F$5]+[.F$6]*[.C133]^[.F$7]+[.F$8]" office:value-type="float" office:value="1306717.74919188" calcext:value-type="float">
            <text:p>1 306 718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1312492.06386087" calcext:value-type="float">
            <text:p>1 312 492</text:p>
          </table:table-cell>
          <table:table-cell/>
          <table:table-cell table:formula="of:=[.F$2]*[.C134]^[.F$3]+[.F$4]*[.C134]^[.F$5]+[.F$6]*[.C134]^[.F$7]+[.F$8]" office:value-type="float" office:value="1312492.06386087" calcext:value-type="float">
            <text:p>1 312 492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1318119.08075687" calcext:value-type="float">
            <text:p>1 318 119</text:p>
          </table:table-cell>
          <table:table-cell/>
          <table:table-cell table:formula="of:=[.F$2]*[.C135]^[.F$3]+[.F$4]*[.C135]^[.F$5]+[.F$6]*[.C135]^[.F$7]+[.F$8]" office:value-type="float" office:value="1318119.08075687" calcext:value-type="float">
            <text:p>1 318 119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1323601.86969064" calcext:value-type="float">
            <text:p>1 323 602</text:p>
          </table:table-cell>
          <table:table-cell/>
          <table:table-cell table:formula="of:=[.F$2]*[.C136]^[.F$3]+[.F$4]*[.C136]^[.F$5]+[.F$6]*[.C136]^[.F$7]+[.F$8]" office:value-type="float" office:value="1323601.86969064" calcext:value-type="float">
            <text:p>1 323 602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1328943.47742112" calcext:value-type="float">
            <text:p>1 328 943</text:p>
          </table:table-cell>
          <table:table-cell/>
          <table:table-cell table:formula="of:=[.F$2]*[.C137]^[.F$3]+[.F$4]*[.C137]^[.F$5]+[.F$6]*[.C137]^[.F$7]+[.F$8]" office:value-type="float" office:value="1328943.47742112" calcext:value-type="float">
            <text:p>1 328 943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1334146.92499415" calcext:value-type="float">
            <text:p>1 334 147</text:p>
          </table:table-cell>
          <table:table-cell/>
          <table:table-cell table:formula="of:=[.F$2]*[.C138]^[.F$3]+[.F$4]*[.C138]^[.F$5]+[.F$6]*[.C138]^[.F$7]+[.F$8]" office:value-type="float" office:value="1334146.92499415" calcext:value-type="float">
            <text:p>1 334 147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1339215.20530616" calcext:value-type="float">
            <text:p>1 339 215</text:p>
          </table:table-cell>
          <table:table-cell/>
          <table:table-cell table:formula="of:=[.F$2]*[.C139]^[.F$3]+[.F$4]*[.C139]^[.F$5]+[.F$6]*[.C139]^[.F$7]+[.F$8]" office:value-type="float" office:value="1339215.20530616" calcext:value-type="float">
            <text:p>1 339 215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1344151.28088113" calcext:value-type="float">
            <text:p>1 344 151</text:p>
          </table:table-cell>
          <table:table-cell/>
          <table:table-cell table:formula="of:=[.F$2]*[.C140]^[.F$3]+[.F$4]*[.C140]^[.F$5]+[.F$6]*[.C140]^[.F$7]+[.F$8]" office:value-type="float" office:value="1344151.28088113" calcext:value-type="float">
            <text:p>1 344 151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1348958.08185002" calcext:value-type="float">
            <text:p>1 348 958</text:p>
          </table:table-cell>
          <table:table-cell/>
          <table:table-cell table:formula="of:=[.F$2]*[.C141]^[.F$3]+[.F$4]*[.C141]^[.F$5]+[.F$6]*[.C141]^[.F$7]+[.F$8]" office:value-type="float" office:value="1348958.08185002" calcext:value-type="float">
            <text:p>1 348 958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1353638.50412181" calcext:value-type="float">
            <text:p>1 353 639</text:p>
          </table:table-cell>
          <table:table-cell/>
          <table:table-cell table:formula="of:=[.F$2]*[.C142]^[.F$3]+[.F$4]*[.C142]^[.F$5]+[.F$6]*[.C142]^[.F$7]+[.F$8]" office:value-type="float" office:value="1353638.50412181" calcext:value-type="float">
            <text:p>1 353 639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1358195.40773596" calcext:value-type="float">
            <text:p>1 358 195</text:p>
          </table:table-cell>
          <table:table-cell/>
          <table:table-cell table:formula="of:=[.F$2]*[.C143]^[.F$3]+[.F$4]*[.C143]^[.F$5]+[.F$6]*[.C143]^[.F$7]+[.F$8]" office:value-type="float" office:value="1358195.40773596" calcext:value-type="float">
            <text:p>1 358 195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1362631.61538608" calcext:value-type="float">
            <text:p>1 362 632</text:p>
          </table:table-cell>
          <table:table-cell/>
          <table:table-cell table:formula="of:=[.F$2]*[.C144]^[.F$3]+[.F$4]*[.C144]^[.F$5]+[.F$6]*[.C144]^[.F$7]+[.F$8]" office:value-type="float" office:value="1362631.61538608" calcext:value-type="float">
            <text:p>1 362 632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1366949.91110536" calcext:value-type="float">
            <text:p>1 366 950</text:p>
          </table:table-cell>
          <table:table-cell/>
          <table:table-cell table:formula="of:=[.F$2]*[.C145]^[.F$3]+[.F$4]*[.C145]^[.F$5]+[.F$6]*[.C145]^[.F$7]+[.F$8]" office:value-type="float" office:value="1366949.91110536" calcext:value-type="float">
            <text:p>1 366 950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1371153.03910441" calcext:value-type="float">
            <text:p>1 371 153</text:p>
          </table:table-cell>
          <table:table-cell/>
          <table:table-cell table:formula="of:=[.F$2]*[.C146]^[.F$3]+[.F$4]*[.C146]^[.F$5]+[.F$6]*[.C146]^[.F$7]+[.F$8]" office:value-type="float" office:value="1371153.03910441" calcext:value-type="float">
            <text:p>1 371 153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1375243.70275246" calcext:value-type="float">
            <text:p>1 375 244</text:p>
          </table:table-cell>
          <table:table-cell/>
          <table:table-cell table:formula="of:=[.F$2]*[.C147]^[.F$3]+[.F$4]*[.C147]^[.F$5]+[.F$6]*[.C147]^[.F$7]+[.F$8]" office:value-type="float" office:value="1375243.70275246" calcext:value-type="float">
            <text:p>1 375 244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1379224.56369357" calcext:value-type="float">
            <text:p>1 379 225</text:p>
          </table:table-cell>
          <table:table-cell/>
          <table:table-cell table:formula="of:=[.F$2]*[.C148]^[.F$3]+[.F$4]*[.C148]^[.F$5]+[.F$6]*[.C148]^[.F$7]+[.F$8]" office:value-type="float" office:value="1379224.56369357" calcext:value-type="float">
            <text:p>1 379 225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1383098.24108937" calcext:value-type="float">
            <text:p>1 383 098</text:p>
          </table:table-cell>
          <table:table-cell/>
          <table:table-cell table:formula="of:=[.F$2]*[.C149]^[.F$3]+[.F$4]*[.C149]^[.F$5]+[.F$6]*[.C149]^[.F$7]+[.F$8]" office:value-type="float" office:value="1383098.24108937" calcext:value-type="float">
            <text:p>1 383 098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1386867.31098069" calcext:value-type="float">
            <text:p>1 386 867</text:p>
          </table:table-cell>
          <table:table-cell/>
          <table:table-cell table:formula="of:=[.F$2]*[.C150]^[.F$3]+[.F$4]*[.C150]^[.F$5]+[.F$6]*[.C150]^[.F$7]+[.F$8]" office:value-type="float" office:value="1386867.31098069" calcext:value-type="float">
            <text:p>1 386 867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1390534.30576029" calcext:value-type="float">
            <text:p>1 390 534</text:p>
          </table:table-cell>
          <table:table-cell/>
          <table:table-cell table:formula="of:=[.F$2]*[.C151]^[.F$3]+[.F$4]*[.C151]^[.F$5]+[.F$6]*[.C151]^[.F$7]+[.F$8]" office:value-type="float" office:value="1390534.30576029" calcext:value-type="float">
            <text:p>1 390 534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1394101.71374975" calcext:value-type="float">
            <text:p>1 394 102</text:p>
          </table:table-cell>
          <table:table-cell/>
          <table:table-cell table:formula="of:=[.F$2]*[.C152]^[.F$3]+[.F$4]*[.C152]^[.F$5]+[.F$6]*[.C152]^[.F$7]+[.F$8]" office:value-type="float" office:value="1394101.71374975" calcext:value-type="float">
            <text:p>1 394 102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1397571.97887338" calcext:value-type="float">
            <text:p>1 397 572</text:p>
          </table:table-cell>
          <table:table-cell/>
          <table:table-cell table:formula="of:=[.F$2]*[.C153]^[.F$3]+[.F$4]*[.C153]^[.F$5]+[.F$6]*[.C153]^[.F$7]+[.F$8]" office:value-type="float" office:value="1397571.97887338" calcext:value-type="float">
            <text:p>1 397 572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1400947.50042277" calcext:value-type="float">
            <text:p>1 400 948</text:p>
          </table:table-cell>
          <table:table-cell/>
          <table:table-cell table:formula="of:=[.F$2]*[.C154]^[.F$3]+[.F$4]*[.C154]^[.F$5]+[.F$6]*[.C154]^[.F$7]+[.F$8]" office:value-type="float" office:value="1400947.50042277" calcext:value-type="float">
            <text:p>1 400 948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1404230.63290562" calcext:value-type="float">
            <text:p>1 404 231</text:p>
          </table:table-cell>
          <table:table-cell/>
          <table:table-cell table:formula="of:=[.F$2]*[.C155]^[.F$3]+[.F$4]*[.C155]^[.F$5]+[.F$6]*[.C155]^[.F$7]+[.F$8]" office:value-type="float" office:value="1404230.63290562" calcext:value-type="float">
            <text:p>1 404 231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1407423.685973" calcext:value-type="float">
            <text:p>1 407 424</text:p>
          </table:table-cell>
          <table:table-cell/>
          <table:table-cell table:formula="of:=[.F$2]*[.C156]^[.F$3]+[.F$4]*[.C156]^[.F$5]+[.F$6]*[.C156]^[.F$7]+[.F$8]" office:value-type="float" office:value="1407423.685973" calcext:value-type="float">
            <text:p>1 407 424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1410528.92441931" calcext:value-type="float">
            <text:p>1 410 529</text:p>
          </table:table-cell>
          <table:table-cell/>
          <table:table-cell table:formula="of:=[.F$2]*[.C157]^[.F$3]+[.F$4]*[.C157]^[.F$5]+[.F$6]*[.C157]^[.F$7]+[.F$8]" office:value-type="float" office:value="1410528.92441931" calcext:value-type="float">
            <text:p>1 410 529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1413548.56824954" calcext:value-type="float">
            <text:p>1 413 549</text:p>
          </table:table-cell>
          <table:table-cell/>
          <table:table-cell table:formula="of:=[.F$2]*[.C158]^[.F$3]+[.F$4]*[.C158]^[.F$5]+[.F$6]*[.C158]^[.F$7]+[.F$8]" office:value-type="float" office:value="1413548.56824954" calcext:value-type="float">
            <text:p>1 413 549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1416484.79280885" calcext:value-type="float">
            <text:p>1 416 485</text:p>
          </table:table-cell>
          <table:table-cell/>
          <table:table-cell table:formula="of:=[.F$2]*[.C159]^[.F$3]+[.F$4]*[.C159]^[.F$5]+[.F$6]*[.C159]^[.F$7]+[.F$8]" office:value-type="float" office:value="1416484.79280885" calcext:value-type="float">
            <text:p>1 416 485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1419339.72896956" calcext:value-type="float">
            <text:p>1 419 340</text:p>
          </table:table-cell>
          <table:table-cell/>
          <table:table-cell table:formula="of:=[.F$2]*[.C160]^[.F$3]+[.F$4]*[.C160]^[.F$5]+[.F$6]*[.C160]^[.F$7]+[.F$8]" office:value-type="float" office:value="1419339.72896956" calcext:value-type="float">
            <text:p>1 419 340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1422115.46337094" calcext:value-type="float">
            <text:p>1 422 115</text:p>
          </table:table-cell>
          <table:table-cell/>
          <table:table-cell table:formula="of:=[.F$2]*[.C161]^[.F$3]+[.F$4]*[.C161]^[.F$5]+[.F$6]*[.C161]^[.F$7]+[.F$8]" office:value-type="float" office:value="1422115.46337094" calcext:value-type="float">
            <text:p>1 422 115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1424814.0387076" calcext:value-type="float">
            <text:p>1 424 814</text:p>
          </table:table-cell>
          <table:table-cell/>
          <table:table-cell table:formula="of:=[.F$2]*[.C162]^[.F$3]+[.F$4]*[.C162]^[.F$5]+[.F$6]*[.C162]^[.F$7]+[.F$8]" office:value-type="float" office:value="1424814.0387076" calcext:value-type="float">
            <text:p>1 424 814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1427437.45406225" calcext:value-type="float">
            <text:p>1 427 437</text:p>
          </table:table-cell>
          <table:table-cell/>
          <table:table-cell table:formula="of:=[.F$2]*[.C163]^[.F$3]+[.F$4]*[.C163]^[.F$5]+[.F$6]*[.C163]^[.F$7]+[.F$8]" office:value-type="float" office:value="1427437.45406225" calcext:value-type="float">
            <text:p>1 427 437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1429987.66527907" calcext:value-type="float">
            <text:p>1 429 988</text:p>
          </table:table-cell>
          <table:table-cell/>
          <table:table-cell table:formula="of:=[.F$2]*[.C164]^[.F$3]+[.F$4]*[.C164]^[.F$5]+[.F$6]*[.C164]^[.F$7]+[.F$8]" office:value-type="float" office:value="1429987.66527907" calcext:value-type="float">
            <text:p>1 429 988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1432466.58537399" calcext:value-type="float">
            <text:p>1 432 467</text:p>
          </table:table-cell>
          <table:table-cell/>
          <table:table-cell table:formula="of:=[.F$2]*[.C165]^[.F$3]+[.F$4]*[.C165]^[.F$5]+[.F$6]*[.C165]^[.F$7]+[.F$8]" office:value-type="float" office:value="1432466.58537399" calcext:value-type="float">
            <text:p>1 432 467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1434876.08497849" calcext:value-type="float">
            <text:p>1 434 876</text:p>
          </table:table-cell>
          <table:table-cell/>
          <table:table-cell table:formula="of:=[.F$2]*[.C166]^[.F$3]+[.F$4]*[.C166]^[.F$5]+[.F$6]*[.C166]^[.F$7]+[.F$8]" office:value-type="float" office:value="1434876.08497849" calcext:value-type="float">
            <text:p>1 434 87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1437217.99281361" calcext:value-type="float">
            <text:p>1 437 218</text:p>
          </table:table-cell>
          <table:table-cell/>
          <table:table-cell table:formula="of:=[.F$2]*[.C167]^[.F$3]+[.F$4]*[.C167]^[.F$5]+[.F$6]*[.C167]^[.F$7]+[.F$8]" office:value-type="float" office:value="1437217.99281361" calcext:value-type="float">
            <text:p>1 437 218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1439494.09619129" calcext:value-type="float">
            <text:p>1 439 494</text:p>
          </table:table-cell>
          <table:table-cell/>
          <table:table-cell table:formula="of:=[.F$2]*[.C168]^[.F$3]+[.F$4]*[.C168]^[.F$5]+[.F$6]*[.C168]^[.F$7]+[.F$8]" office:value-type="float" office:value="1439494.09619129" calcext:value-type="float">
            <text:p>1 439 494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1441706.14153997" calcext:value-type="float">
            <text:p>1 441 706</text:p>
          </table:table-cell>
          <table:table-cell/>
          <table:table-cell table:formula="of:=[.F$2]*[.C169]^[.F$3]+[.F$4]*[.C169]^[.F$5]+[.F$6]*[.C169]^[.F$7]+[.F$8]" office:value-type="float" office:value="1441706.14153997" calcext:value-type="float">
            <text:p>1 441 706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1443855.83495192" calcext:value-type="float">
            <text:p>1 443 856</text:p>
          </table:table-cell>
          <table:table-cell/>
          <table:table-cell table:formula="of:=[.F$2]*[.C170]^[.F$3]+[.F$4]*[.C170]^[.F$5]+[.F$6]*[.C170]^[.F$7]+[.F$8]" office:value-type="float" office:value="1443855.83495192" calcext:value-type="float">
            <text:p>1 443 85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1445944.84274977" calcext:value-type="float">
            <text:p>1 445 945</text:p>
          </table:table-cell>
          <table:table-cell/>
          <table:table-cell table:formula="of:=[.F$2]*[.C171]^[.F$3]+[.F$4]*[.C171]^[.F$5]+[.F$6]*[.C171]^[.F$7]+[.F$8]" office:value-type="float" office:value="1445944.84274977" calcext:value-type="float">
            <text:p>1 445 945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1447974.79206984" calcext:value-type="float">
            <text:p>1 447 975</text:p>
          </table:table-cell>
          <table:table-cell/>
          <table:table-cell table:formula="of:=[.F$2]*[.C172]^[.F$3]+[.F$4]*[.C172]^[.F$5]+[.F$6]*[.C172]^[.F$7]+[.F$8]" office:value-type="float" office:value="1447974.79206984" calcext:value-type="float">
            <text:p>1 447 975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1449947.27146001" calcext:value-type="float">
            <text:p>1 449 947</text:p>
          </table:table-cell>
          <table:table-cell/>
          <table:table-cell table:formula="of:=[.F$2]*[.C173]^[.F$3]+[.F$4]*[.C173]^[.F$5]+[.F$6]*[.C173]^[.F$7]+[.F$8]" office:value-type="float" office:value="1449947.27146001" calcext:value-type="float">
            <text:p>1 449 947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1451863.83149031" calcext:value-type="float">
            <text:p>1 451 864</text:p>
          </table:table-cell>
          <table:table-cell/>
          <table:table-cell table:formula="of:=[.F$2]*[.C174]^[.F$3]+[.F$4]*[.C174]^[.F$5]+[.F$6]*[.C174]^[.F$7]+[.F$8]" office:value-type="float" office:value="1451863.83149031" calcext:value-type="float">
            <text:p>1 451 864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1453725.98537396" calcext:value-type="float">
            <text:p>1 453 726</text:p>
          </table:table-cell>
          <table:table-cell/>
          <table:table-cell table:formula="of:=[.F$2]*[.C175]^[.F$3]+[.F$4]*[.C175]^[.F$5]+[.F$6]*[.C175]^[.F$7]+[.F$8]" office:value-type="float" office:value="1453725.98537396" calcext:value-type="float">
            <text:p>1 453 726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1455535.20959733" calcext:value-type="float">
            <text:p>1 455 535</text:p>
          </table:table-cell>
          <table:table-cell/>
          <table:table-cell table:formula="of:=[.F$2]*[.C176]^[.F$3]+[.F$4]*[.C176]^[.F$5]+[.F$6]*[.C176]^[.F$7]+[.F$8]" office:value-type="float" office:value="1455535.20959733" calcext:value-type="float">
            <text:p>1 455 535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1457292.94455713" calcext:value-type="float">
            <text:p>1 457 293</text:p>
          </table:table-cell>
          <table:table-cell/>
          <table:table-cell table:formula="of:=[.F$2]*[.C177]^[.F$3]+[.F$4]*[.C177]^[.F$5]+[.F$6]*[.C177]^[.F$7]+[.F$8]" office:value-type="float" office:value="1457292.94455713" calcext:value-type="float">
            <text:p>1 457 293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1459000.59520306" calcext:value-type="float">
            <text:p>1 459 001</text:p>
          </table:table-cell>
          <table:table-cell/>
          <table:table-cell table:formula="of:=[.F$2]*[.C178]^[.F$3]+[.F$4]*[.C178]^[.F$5]+[.F$6]*[.C178]^[.F$7]+[.F$8]" office:value-type="float" office:value="1459000.59520306" calcext:value-type="float">
            <text:p>1 459 001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1460659.53168474" calcext:value-type="float">
            <text:p>1 460 660</text:p>
          </table:table-cell>
          <table:table-cell/>
          <table:table-cell table:formula="of:=[.F$2]*[.C179]^[.F$3]+[.F$4]*[.C179]^[.F$5]+[.F$6]*[.C179]^[.F$7]+[.F$8]" office:value-type="float" office:value="1460659.53168474" calcext:value-type="float">
            <text:p>1 460 660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1462271.09000149" calcext:value-type="float">
            <text:p>1 462 271</text:p>
          </table:table-cell>
          <table:table-cell/>
          <table:table-cell table:formula="of:=[.F$2]*[.C180]^[.F$3]+[.F$4]*[.C180]^[.F$5]+[.F$6]*[.C180]^[.F$7]+[.F$8]" office:value-type="float" office:value="1462271.09000149" calcext:value-type="float">
            <text:p>1 462 271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1463836.57265357" calcext:value-type="float">
            <text:p>1 463 837</text:p>
          </table:table-cell>
          <table:table-cell/>
          <table:table-cell table:formula="of:=[.F$2]*[.C181]^[.F$3]+[.F$4]*[.C181]^[.F$5]+[.F$6]*[.C181]^[.F$7]+[.F$8]" office:value-type="float" office:value="1463836.57265357" calcext:value-type="float">
            <text:p>1 463 837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1465357.24929402" calcext:value-type="float">
            <text:p>1 465 357</text:p>
          </table:table-cell>
          <table:table-cell/>
          <table:table-cell table:formula="of:=[.F$2]*[.C182]^[.F$3]+[.F$4]*[.C182]^[.F$5]+[.F$6]*[.C182]^[.F$7]+[.F$8]" office:value-type="float" office:value="1465357.24929402" calcext:value-type="float">
            <text:p>1 465 357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1466834.35737978" calcext:value-type="float">
            <text:p>1 466 834</text:p>
          </table:table-cell>
          <table:table-cell/>
          <table:table-cell table:formula="of:=[.F$2]*[.C183]^[.F$3]+[.F$4]*[.C183]^[.F$5]+[.F$6]*[.C183]^[.F$7]+[.F$8]" office:value-type="float" office:value="1466834.35737978" calcext:value-type="float">
            <text:p>1 466 834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1468269.10282129" calcext:value-type="float">
            <text:p>1 468 269</text:p>
          </table:table-cell>
          <table:table-cell/>
          <table:table-cell table:formula="of:=[.F$2]*[.C184]^[.F$3]+[.F$4]*[.C184]^[.F$5]+[.F$6]*[.C184]^[.F$7]+[.F$8]" office:value-type="float" office:value="1468269.10282129" calcext:value-type="float">
            <text:p>1 468 269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1469662.66062955" calcext:value-type="float">
            <text:p>1 469 663</text:p>
          </table:table-cell>
          <table:table-cell/>
          <table:table-cell table:formula="of:=[.F$2]*[.C185]^[.F$3]+[.F$4]*[.C185]^[.F$5]+[.F$6]*[.C185]^[.F$7]+[.F$8]" office:value-type="float" office:value="1469662.66062955" calcext:value-type="float">
            <text:p>1 469 663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1471016.17555993" calcext:value-type="float">
            <text:p>1 471 016</text:p>
          </table:table-cell>
          <table:table-cell/>
          <table:table-cell table:formula="of:=[.F$2]*[.C186]^[.F$3]+[.F$4]*[.C186]^[.F$5]+[.F$6]*[.C186]^[.F$7]+[.F$8]" office:value-type="float" office:value="1471016.17555993" calcext:value-type="float">
            <text:p>1 471 01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1472330.76275191" calcext:value-type="float">
            <text:p>1 472 331</text:p>
          </table:table-cell>
          <table:table-cell/>
          <table:table-cell table:formula="of:=[.F$2]*[.C187]^[.F$3]+[.F$4]*[.C187]^[.F$5]+[.F$6]*[.C187]^[.F$7]+[.F$8]" office:value-type="float" office:value="1472330.76275191" calcext:value-type="float">
            <text:p>1 472 331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1473607.50836403" calcext:value-type="float">
            <text:p>1 473 608</text:p>
          </table:table-cell>
          <table:table-cell/>
          <table:table-cell table:formula="of:=[.F$2]*[.C188]^[.F$3]+[.F$4]*[.C188]^[.F$5]+[.F$6]*[.C188]^[.F$7]+[.F$8]" office:value-type="float" office:value="1473607.50836403" calcext:value-type="float">
            <text:p>1 473 608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1474847.47020357" calcext:value-type="float">
            <text:p>1 474 847</text:p>
          </table:table-cell>
          <table:table-cell/>
          <table:table-cell table:formula="of:=[.F$2]*[.C189]^[.F$3]+[.F$4]*[.C189]^[.F$5]+[.F$6]*[.C189]^[.F$7]+[.F$8]" office:value-type="float" office:value="1474847.47020357" calcext:value-type="float">
            <text:p>1 474 847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1476051.6783502" calcext:value-type="float">
            <text:p>1 476 052</text:p>
          </table:table-cell>
          <table:table-cell/>
          <table:table-cell table:formula="of:=[.F$2]*[.C190]^[.F$3]+[.F$4]*[.C190]^[.F$5]+[.F$6]*[.C190]^[.F$7]+[.F$8]" office:value-type="float" office:value="1476051.6783502" calcext:value-type="float">
            <text:p>1 476 052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1477221.13577325" calcext:value-type="float">
            <text:p>1 477 221</text:p>
          </table:table-cell>
          <table:table-cell/>
          <table:table-cell table:formula="of:=[.F$2]*[.C191]^[.F$3]+[.F$4]*[.C191]^[.F$5]+[.F$6]*[.C191]^[.F$7]+[.F$8]" office:value-type="float" office:value="1477221.13577325" calcext:value-type="float">
            <text:p>1 477 221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1478356.81894201" calcext:value-type="float">
            <text:p>1 478 357</text:p>
          </table:table-cell>
          <table:table-cell/>
          <table:table-cell table:formula="of:=[.F$2]*[.C192]^[.F$3]+[.F$4]*[.C192]^[.F$5]+[.F$6]*[.C192]^[.F$7]+[.F$8]" office:value-type="float" office:value="1478356.81894201" calcext:value-type="float">
            <text:p>1 478 357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1479459.6784288" calcext:value-type="float">
            <text:p>1 479 460</text:p>
          </table:table-cell>
          <table:table-cell/>
          <table:table-cell table:formula="of:=[.F$2]*[.C193]^[.F$3]+[.F$4]*[.C193]^[.F$5]+[.F$6]*[.C193]^[.F$7]+[.F$8]" office:value-type="float" office:value="1479459.6784288" calcext:value-type="float">
            <text:p>1 479 460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1480530.63950425" calcext:value-type="float">
            <text:p>1 480 531</text:p>
          </table:table-cell>
          <table:table-cell/>
          <table:table-cell table:formula="of:=[.F$2]*[.C194]^[.F$3]+[.F$4]*[.C194]^[.F$5]+[.F$6]*[.C194]^[.F$7]+[.F$8]" office:value-type="float" office:value="1480530.63950425" calcext:value-type="float">
            <text:p>1 480 531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1481570.60272461" calcext:value-type="float">
            <text:p>1 481 571</text:p>
          </table:table-cell>
          <table:table-cell/>
          <table:table-cell table:formula="of:=[.F$2]*[.C195]^[.F$3]+[.F$4]*[.C195]^[.F$5]+[.F$6]*[.C195]^[.F$7]+[.F$8]" office:value-type="float" office:value="1481570.60272461" calcext:value-type="float">
            <text:p>1 481 571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1482580.44451076" calcext:value-type="float">
            <text:p>1 482 580</text:p>
          </table:table-cell>
          <table:table-cell/>
          <table:table-cell table:formula="of:=[.F$2]*[.C196]^[.F$3]+[.F$4]*[.C196]^[.F$5]+[.F$6]*[.C196]^[.F$7]+[.F$8]" office:value-type="float" office:value="1482580.44451076" calcext:value-type="float">
            <text:p>1 482 580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1483561.01771864" calcext:value-type="float">
            <text:p>1 483 561</text:p>
          </table:table-cell>
          <table:table-cell/>
          <table:table-cell table:formula="of:=[.F$2]*[.C197]^[.F$3]+[.F$4]*[.C197]^[.F$5]+[.F$6]*[.C197]^[.F$7]+[.F$8]" office:value-type="float" office:value="1483561.01771864" calcext:value-type="float">
            <text:p>1 483 561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1484513.15220086" calcext:value-type="float">
            <text:p>1 484 513</text:p>
          </table:table-cell>
          <table:table-cell/>
          <table:table-cell table:formula="of:=[.F$2]*[.C198]^[.F$3]+[.F$4]*[.C198]^[.F$5]+[.F$6]*[.C198]^[.F$7]+[.F$8]" office:value-type="float" office:value="1484513.15220086" calcext:value-type="float">
            <text:p>1 484 513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1485437.65535947" calcext:value-type="float">
            <text:p>1 485 438</text:p>
          </table:table-cell>
          <table:table-cell/>
          <table:table-cell table:formula="of:=[.F$2]*[.C199]^[.F$3]+[.F$4]*[.C199]^[.F$5]+[.F$6]*[.C199]^[.F$7]+[.F$8]" office:value-type="float" office:value="1485437.65535947" calcext:value-type="float">
            <text:p>1 485 438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1486335.31268943" calcext:value-type="float">
            <text:p>1 486 335</text:p>
          </table:table-cell>
          <table:table-cell/>
          <table:table-cell table:formula="of:=[.F$2]*[.C200]^[.F$3]+[.F$4]*[.C200]^[.F$5]+[.F$6]*[.C200]^[.F$7]+[.F$8]" office:value-type="float" office:value="1486335.31268943" calcext:value-type="float">
            <text:p>1 486 335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1487206.88831299" calcext:value-type="float">
            <text:p>1 487 207</text:p>
          </table:table-cell>
          <table:table-cell/>
          <table:table-cell table:formula="of:=[.F$2]*[.C201]^[.F$3]+[.F$4]*[.C201]^[.F$5]+[.F$6]*[.C201]^[.F$7]+[.F$8]" office:value-type="float" office:value="1487206.88831299" calcext:value-type="float">
            <text:p>1 487 207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1488053.12550459" calcext:value-type="float">
            <text:p>1 488 053</text:p>
          </table:table-cell>
          <table:table-cell/>
          <table:table-cell table:formula="of:=[.F$2]*[.C202]^[.F$3]+[.F$4]*[.C202]^[.F$5]+[.F$6]*[.C202]^[.F$7]+[.F$8]" office:value-type="float" office:value="1488053.12550459" calcext:value-type="float">
            <text:p>1 488 053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1488874.74720638" calcext:value-type="float">
            <text:p>1 488 875</text:p>
          </table:table-cell>
          <table:table-cell/>
          <table:table-cell table:formula="of:=[.F$2]*[.C203]^[.F$3]+[.F$4]*[.C203]^[.F$5]+[.F$6]*[.C203]^[.F$7]+[.F$8]" office:value-type="float" office:value="1488874.74720638" calcext:value-type="float">
            <text:p>1 488 875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1489672.45653423" calcext:value-type="float">
            <text:p>1 489 672</text:p>
          </table:table-cell>
          <table:table-cell/>
          <table:table-cell table:formula="of:=[.F$2]*[.C204]^[.F$3]+[.F$4]*[.C204]^[.F$5]+[.F$6]*[.C204]^[.F$7]+[.F$8]" office:value-type="float" office:value="1489672.45653423" calcext:value-type="float">
            <text:p>1 489 672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1490446.93727418" calcext:value-type="float">
            <text:p>1 490 447</text:p>
          </table:table-cell>
          <table:table-cell/>
          <table:table-cell table:formula="of:=[.F$2]*[.C205]^[.F$3]+[.F$4]*[.C205]^[.F$5]+[.F$6]*[.C205]^[.F$7]+[.F$8]" office:value-type="float" office:value="1490446.93727418" calcext:value-type="float">
            <text:p>1 490 447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1491198.85436937" calcext:value-type="float">
            <text:p>1 491 199</text:p>
          </table:table-cell>
          <table:table-cell/>
          <table:table-cell table:formula="of:=[.F$2]*[.C206]^[.F$3]+[.F$4]*[.C206]^[.F$5]+[.F$6]*[.C206]^[.F$7]+[.F$8]" office:value-type="float" office:value="1491198.85436937" calcext:value-type="float">
            <text:p>1 491 199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1491928.85439733" calcext:value-type="float">
            <text:p>1 491 929</text:p>
          </table:table-cell>
          <table:table-cell/>
          <table:table-cell table:formula="of:=[.F$2]*[.C207]^[.F$3]+[.F$4]*[.C207]^[.F$5]+[.F$6]*[.C207]^[.F$7]+[.F$8]" office:value-type="float" office:value="1491928.85439733" calcext:value-type="float">
            <text:p>1 491 929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1492637.56603781" calcext:value-type="float">
            <text:p>1 492 638</text:p>
          </table:table-cell>
          <table:table-cell/>
          <table:table-cell table:formula="of:=[.F$2]*[.C208]^[.F$3]+[.F$4]*[.C208]^[.F$5]+[.F$6]*[.C208]^[.F$7]+[.F$8]" office:value-type="float" office:value="1492637.56603781" calcext:value-type="float">
            <text:p>1 492 638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1493325.600531" calcext:value-type="float">
            <text:p>1 493 326</text:p>
          </table:table-cell>
          <table:table-cell/>
          <table:table-cell table:formula="of:=[.F$2]*[.C209]^[.F$3]+[.F$4]*[.C209]^[.F$5]+[.F$6]*[.C209]^[.F$7]+[.F$8]" office:value-type="float" office:value="1493325.600531" calcext:value-type="float">
            <text:p>1 493 326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1493993.55212633" calcext:value-type="float">
            <text:p>1 493 994</text:p>
          </table:table-cell>
          <table:table-cell/>
          <table:table-cell table:formula="of:=[.F$2]*[.C210]^[.F$3]+[.F$4]*[.C210]^[.F$5]+[.F$6]*[.C210]^[.F$7]+[.F$8]" office:value-type="float" office:value="1493993.55212633" calcext:value-type="float">
            <text:p>1 493 994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1494641.99852177" calcext:value-type="float">
            <text:p>1 494 642</text:p>
          </table:table-cell>
          <table:table-cell/>
          <table:table-cell table:formula="of:=[.F$2]*[.C211]^[.F$3]+[.F$4]*[.C211]^[.F$5]+[.F$6]*[.C211]^[.F$7]+[.F$8]" office:value-type="float" office:value="1494641.99852177" calcext:value-type="float">
            <text:p>1 494 642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1495271.50129381" calcext:value-type="float">
            <text:p>1 495 272</text:p>
          </table:table-cell>
          <table:table-cell/>
          <table:table-cell table:formula="of:=[.F$2]*[.C212]^[.F$3]+[.F$4]*[.C212]^[.F$5]+[.F$6]*[.C212]^[.F$7]+[.F$8]" office:value-type="float" office:value="1495271.50129381" calcext:value-type="float">
            <text:p>1 495 272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1495882.60631811" calcext:value-type="float">
            <text:p>1 495 883</text:p>
          </table:table-cell>
          <table:table-cell/>
          <table:table-cell table:formula="of:=[.F$2]*[.C213]^[.F$3]+[.F$4]*[.C213]^[.F$5]+[.F$6]*[.C213]^[.F$7]+[.F$8]" office:value-type="float" office:value="1495882.60631811" calcext:value-type="float">
            <text:p>1 495 883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1496475.84418097" calcext:value-type="float">
            <text:p>1 496 476</text:p>
          </table:table-cell>
          <table:table-cell/>
          <table:table-cell table:formula="of:=[.F$2]*[.C214]^[.F$3]+[.F$4]*[.C214]^[.F$5]+[.F$6]*[.C214]^[.F$7]+[.F$8]" office:value-type="float" office:value="1496475.84418097" calcext:value-type="float">
            <text:p>1 496 476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1497051.73058159" calcext:value-type="float">
            <text:p>1 497 052</text:p>
          </table:table-cell>
          <table:table-cell/>
          <table:table-cell table:formula="of:=[.F$2]*[.C215]^[.F$3]+[.F$4]*[.C215]^[.F$5]+[.F$6]*[.C215]^[.F$7]+[.F$8]" office:value-type="float" office:value="1497051.73058159" calcext:value-type="float">
            <text:p>1 497 052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1497610.7667254" calcext:value-type="float">
            <text:p>1 497 611</text:p>
          </table:table-cell>
          <table:table-cell/>
          <table:table-cell table:formula="of:=[.F$2]*[.C216]^[.F$3]+[.F$4]*[.C216]^[.F$5]+[.F$6]*[.C216]^[.F$7]+[.F$8]" office:value-type="float" office:value="1497610.7667254" calcext:value-type="float">
            <text:p>1 497 611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1498153.4397084" calcext:value-type="float">
            <text:p>1 498 153</text:p>
          </table:table-cell>
          <table:table-cell/>
          <table:table-cell table:formula="of:=[.F$2]*[.C217]^[.F$3]+[.F$4]*[.C217]^[.F$5]+[.F$6]*[.C217]^[.F$7]+[.F$8]" office:value-type="float" office:value="1498153.4397084" calcext:value-type="float">
            <text:p>1 498 153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1498680.2228927" calcext:value-type="float">
            <text:p>1 498 680</text:p>
          </table:table-cell>
          <table:table-cell/>
          <table:table-cell table:formula="of:=[.F$2]*[.C218]^[.F$3]+[.F$4]*[.C218]^[.F$5]+[.F$6]*[.C218]^[.F$7]+[.F$8]" office:value-type="float" office:value="1498680.2228927" calcext:value-type="float">
            <text:p>1 498 680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1499191.57627338" calcext:value-type="float">
            <text:p>1 499 192</text:p>
          </table:table-cell>
          <table:table-cell/>
          <table:table-cell table:formula="of:=[.F$2]*[.C219]^[.F$3]+[.F$4]*[.C219]^[.F$5]+[.F$6]*[.C219]^[.F$7]+[.F$8]" office:value-type="float" office:value="1499191.57627338" calcext:value-type="float">
            <text:p>1 499 192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1499687.94683674" calcext:value-type="float">
            <text:p>1 499 688</text:p>
          </table:table-cell>
          <table:table-cell/>
          <table:table-cell table:formula="of:=[.F$2]*[.C220]^[.F$3]+[.F$4]*[.C220]^[.F$5]+[.F$6]*[.C220]^[.F$7]+[.F$8]" office:value-type="float" office:value="1499687.94683674" calcext:value-type="float">
            <text:p>1 499 688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1500169.76891011" calcext:value-type="float">
            <text:p>1 500 170</text:p>
          </table:table-cell>
          <table:table-cell/>
          <table:table-cell table:formula="of:=[.F$2]*[.C221]^[.F$3]+[.F$4]*[.C221]^[.F$5]+[.F$6]*[.C221]^[.F$7]+[.F$8]" office:value-type="float" office:value="1500169.76891011" calcext:value-type="float">
            <text:p>1 500 170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1500637.46450335" calcext:value-type="float">
            <text:p>1 500 637</text:p>
          </table:table-cell>
          <table:table-cell/>
          <table:table-cell table:formula="of:=[.F$2]*[.C222]^[.F$3]+[.F$4]*[.C222]^[.F$5]+[.F$6]*[.C222]^[.F$7]+[.F$8]" office:value-type="float" office:value="1500637.46450335" calcext:value-type="float">
            <text:p>1 500 637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1501091.4436421" calcext:value-type="float">
            <text:p>1 501 091</text:p>
          </table:table-cell>
          <table:table-cell/>
          <table:table-cell table:formula="of:=[.F$2]*[.C223]^[.F$3]+[.F$4]*[.C223]^[.F$5]+[.F$6]*[.C223]^[.F$7]+[.F$8]" office:value-type="float" office:value="1501091.4436421" calcext:value-type="float">
            <text:p>1 501 091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1501532.10469307" calcext:value-type="float">
            <text:p>1 501 532</text:p>
          </table:table-cell>
          <table:table-cell/>
          <table:table-cell table:formula="of:=[.F$2]*[.C224]^[.F$3]+[.F$4]*[.C224]^[.F$5]+[.F$6]*[.C224]^[.F$7]+[.F$8]" office:value-type="float" office:value="1501532.10469307" calcext:value-type="float">
            <text:p>1 501 532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1501959.83468126" calcext:value-type="float">
            <text:p>1 501 960</text:p>
          </table:table-cell>
          <table:table-cell/>
          <table:table-cell table:formula="of:=[.F$2]*[.C225]^[.F$3]+[.F$4]*[.C225]^[.F$5]+[.F$6]*[.C225]^[.F$7]+[.F$8]" office:value-type="float" office:value="1501959.83468126" calcext:value-type="float">
            <text:p>1 501 960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1502375.00959954" calcext:value-type="float">
            <text:p>1 502 375</text:p>
          </table:table-cell>
          <table:table-cell/>
          <table:table-cell table:formula="of:=[.F$2]*[.C226]^[.F$3]+[.F$4]*[.C226]^[.F$5]+[.F$6]*[.C226]^[.F$7]+[.F$8]" office:value-type="float" office:value="1502375.00959954" calcext:value-type="float">
            <text:p>1 502 375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1502777.99471048" calcext:value-type="float">
            <text:p>1 502 778</text:p>
          </table:table-cell>
          <table:table-cell/>
          <table:table-cell table:formula="of:=[.F$2]*[.C227]^[.F$3]+[.F$4]*[.C227]^[.F$5]+[.F$6]*[.C227]^[.F$7]+[.F$8]" office:value-type="float" office:value="1502777.99471048" calcext:value-type="float">
            <text:p>1 502 778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1503169.1448407" calcext:value-type="float">
            <text:p>1 503 169</text:p>
          </table:table-cell>
          <table:table-cell/>
          <table:table-cell table:formula="of:=[.F$2]*[.C228]^[.F$3]+[.F$4]*[.C228]^[.F$5]+[.F$6]*[.C228]^[.F$7]+[.F$8]" office:value-type="float" office:value="1503169.1448407" calcext:value-type="float">
            <text:p>1 503 169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1503548.80466785" calcext:value-type="float">
            <text:p>1 503 549</text:p>
          </table:table-cell>
          <table:table-cell/>
          <table:table-cell table:formula="of:=[.F$2]*[.C229]^[.F$3]+[.F$4]*[.C229]^[.F$5]+[.F$6]*[.C229]^[.F$7]+[.F$8]" office:value-type="float" office:value="1503548.80466785" calcext:value-type="float">
            <text:p>1 503 549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1503917.3090004" calcext:value-type="float">
            <text:p>1 503 917</text:p>
          </table:table-cell>
          <table:table-cell/>
          <table:table-cell table:formula="of:=[.F$2]*[.C230]^[.F$3]+[.F$4]*[.C230]^[.F$5]+[.F$6]*[.C230]^[.F$7]+[.F$8]" office:value-type="float" office:value="1503917.3090004" calcext:value-type="float">
            <text:p>1 503 917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1504274.98305026" calcext:value-type="float">
            <text:p>1 504 275</text:p>
          </table:table-cell>
          <table:table-cell/>
          <table:table-cell table:formula="of:=[.F$2]*[.C231]^[.F$3]+[.F$4]*[.C231]^[.F$5]+[.F$6]*[.C231]^[.F$7]+[.F$8]" office:value-type="float" office:value="1504274.98305026" calcext:value-type="float">
            <text:p>1 504 275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1504622.14269855" calcext:value-type="float">
            <text:p>1 504 622</text:p>
          </table:table-cell>
          <table:table-cell/>
          <table:table-cell table:formula="of:=[.F$2]*[.C232]^[.F$3]+[.F$4]*[.C232]^[.F$5]+[.F$6]*[.C232]^[.F$7]+[.F$8]" office:value-type="float" office:value="1504622.14269855" calcext:value-type="float">
            <text:p>1 504 622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1504959.09475448" calcext:value-type="float">
            <text:p>1 504 959</text:p>
          </table:table-cell>
          <table:table-cell/>
          <table:table-cell table:formula="of:=[.F$2]*[.C233]^[.F$3]+[.F$4]*[.C233]^[.F$5]+[.F$6]*[.C233]^[.F$7]+[.F$8]" office:value-type="float" office:value="1504959.09475448" calcext:value-type="float">
            <text:p>1 504 959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1505286.13720764" calcext:value-type="float">
            <text:p>1 505 286</text:p>
          </table:table-cell>
          <table:table-cell/>
          <table:table-cell table:formula="of:=[.F$2]*[.C234]^[.F$3]+[.F$4]*[.C234]^[.F$5]+[.F$6]*[.C234]^[.F$7]+[.F$8]" office:value-type="float" office:value="1505286.13720764" calcext:value-type="float">
            <text:p>1 505 28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1505603.55947371" calcext:value-type="float">
            <text:p>1 505 604</text:p>
          </table:table-cell>
          <table:table-cell/>
          <table:table-cell table:formula="of:=[.F$2]*[.C235]^[.F$3]+[.F$4]*[.C235]^[.F$5]+[.F$6]*[.C235]^[.F$7]+[.F$8]" office:value-type="float" office:value="1505603.55947371" calcext:value-type="float">
            <text:p>1 505 604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1505911.64263383" calcext:value-type="float">
            <text:p>1 505 912</text:p>
          </table:table-cell>
          <table:table-cell/>
          <table:table-cell table:formula="of:=[.F$2]*[.C236]^[.F$3]+[.F$4]*[.C236]^[.F$5]+[.F$6]*[.C236]^[.F$7]+[.F$8]" office:value-type="float" office:value="1505911.64263383" calcext:value-type="float">
            <text:p>1 505 912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1506210.65966769" calcext:value-type="float">
            <text:p>1 506 211</text:p>
          </table:table-cell>
          <table:table-cell/>
          <table:table-cell table:formula="of:=[.F$2]*[.C237]^[.F$3]+[.F$4]*[.C237]^[.F$5]+[.F$6]*[.C237]^[.F$7]+[.F$8]" office:value-type="float" office:value="1506210.65966769" calcext:value-type="float">
            <text:p>1 506 211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1506500.8756805" calcext:value-type="float">
            <text:p>1 506 501</text:p>
          </table:table-cell>
          <table:table-cell/>
          <table:table-cell table:formula="of:=[.F$2]*[.C238]^[.F$3]+[.F$4]*[.C238]^[.F$5]+[.F$6]*[.C238]^[.F$7]+[.F$8]" office:value-type="float" office:value="1506500.8756805" calcext:value-type="float">
            <text:p>1 506 501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1506782.54812405" calcext:value-type="float">
            <text:p>1 506 783</text:p>
          </table:table-cell>
          <table:table-cell/>
          <table:table-cell table:formula="of:=[.F$2]*[.C239]^[.F$3]+[.F$4]*[.C239]^[.F$5]+[.F$6]*[.C239]^[.F$7]+[.F$8]" office:value-type="float" office:value="1506782.54812405" calcext:value-type="float">
            <text:p>1 506 783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1507055.92701186" calcext:value-type="float">
            <text:p>1 507 056</text:p>
          </table:table-cell>
          <table:table-cell/>
          <table:table-cell table:formula="of:=[.F$2]*[.C240]^[.F$3]+[.F$4]*[.C240]^[.F$5]+[.F$6]*[.C240]^[.F$7]+[.F$8]" office:value-type="float" office:value="1507055.92701186" calcext:value-type="float">
            <text:p>1 507 05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1507321.25512864" calcext:value-type="float">
            <text:p>1 507 321</text:p>
          </table:table-cell>
          <table:table-cell/>
          <table:table-cell table:formula="of:=[.F$2]*[.C241]^[.F$3]+[.F$4]*[.C241]^[.F$5]+[.F$6]*[.C241]^[.F$7]+[.F$8]" office:value-type="float" office:value="1507321.25512864" calcext:value-type="float">
            <text:p>1 507 321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1507578.7682342" calcext:value-type="float">
            <text:p>1 507 579</text:p>
          </table:table-cell>
          <table:table-cell/>
          <table:table-cell table:formula="of:=[.F$2]*[.C242]^[.F$3]+[.F$4]*[.C242]^[.F$5]+[.F$6]*[.C242]^[.F$7]+[.F$8]" office:value-type="float" office:value="1507578.7682342" calcext:value-type="float">
            <text:p>1 507 579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1507828.69526189" calcext:value-type="float">
            <text:p>1 507 829</text:p>
          </table:table-cell>
          <table:table-cell/>
          <table:table-cell table:formula="of:=[.F$2]*[.C243]^[.F$3]+[.F$4]*[.C243]^[.F$5]+[.F$6]*[.C243]^[.F$7]+[.F$8]" office:value-type="float" office:value="1507828.69526189" calcext:value-type="float">
            <text:p>1 507 829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1508071.25851168" calcext:value-type="float">
            <text:p>1 508 071</text:p>
          </table:table-cell>
          <table:table-cell/>
          <table:table-cell table:formula="of:=[.F$2]*[.C244]^[.F$3]+[.F$4]*[.C244]^[.F$5]+[.F$6]*[.C244]^[.F$7]+[.F$8]" office:value-type="float" office:value="1508071.25851168" calcext:value-type="float">
            <text:p>1 508 071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1508306.67383815" calcext:value-type="float">
            <text:p>1 508 307</text:p>
          </table:table-cell>
          <table:table-cell/>
          <table:table-cell table:formula="of:=[.F$2]*[.C245]^[.F$3]+[.F$4]*[.C245]^[.F$5]+[.F$6]*[.C245]^[.F$7]+[.F$8]" office:value-type="float" office:value="1508306.67383815" calcext:value-type="float">
            <text:p>1 508 307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1508535.15083329" calcext:value-type="float">
            <text:p>1 508 535</text:p>
          </table:table-cell>
          <table:table-cell/>
          <table:table-cell table:formula="of:=[.F$2]*[.C246]^[.F$3]+[.F$4]*[.C246]^[.F$5]+[.F$6]*[.C246]^[.F$7]+[.F$8]" office:value-type="float" office:value="1508535.15083329" calcext:value-type="float">
            <text:p>1 508 535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1508756.89300444" calcext:value-type="float">
            <text:p>1 508 757</text:p>
          </table:table-cell>
          <table:table-cell/>
          <table:table-cell table:formula="of:=[.F$2]*[.C247]^[.F$3]+[.F$4]*[.C247]^[.F$5]+[.F$6]*[.C247]^[.F$7]+[.F$8]" office:value-type="float" office:value="1508756.89300444" calcext:value-type="float">
            <text:p>1 508 757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1508972.09794732" calcext:value-type="float">
            <text:p>1 508 972</text:p>
          </table:table-cell>
          <table:table-cell/>
          <table:table-cell table:formula="of:=[.F$2]*[.C248]^[.F$3]+[.F$4]*[.C248]^[.F$5]+[.F$6]*[.C248]^[.F$7]+[.F$8]" office:value-type="float" office:value="1508972.09794732" calcext:value-type="float">
            <text:p>1 508 972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1509180.95751446" calcext:value-type="float">
            <text:p>1 509 181</text:p>
          </table:table-cell>
          <table:table-cell/>
          <table:table-cell table:formula="of:=[.F$2]*[.C249]^[.F$3]+[.F$4]*[.C249]^[.F$5]+[.F$6]*[.C249]^[.F$7]+[.F$8]" office:value-type="float" office:value="1509180.95751446" calcext:value-type="float">
            <text:p>1 509 181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1509383.65797887" calcext:value-type="float">
            <text:p>1 509 384</text:p>
          </table:table-cell>
          <table:table-cell/>
          <table:table-cell table:formula="of:=[.F$2]*[.C250]^[.F$3]+[.F$4]*[.C250]^[.F$5]+[.F$6]*[.C250]^[.F$7]+[.F$8]" office:value-type="float" office:value="1509383.65797887" calcext:value-type="float">
            <text:p>1 509 384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1509580.3801934" calcext:value-type="float">
            <text:p>1 509 580</text:p>
          </table:table-cell>
          <table:table-cell/>
          <table:table-cell table:formula="of:=[.F$2]*[.C251]^[.F$3]+[.F$4]*[.C251]^[.F$5]+[.F$6]*[.C251]^[.F$7]+[.F$8]" office:value-type="float" office:value="1509580.3801934" calcext:value-type="float">
            <text:p>1 509 580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1509771.29974562" calcext:value-type="float">
            <text:p>1 509 771</text:p>
          </table:table-cell>
          <table:table-cell/>
          <table:table-cell table:formula="of:=[.F$2]*[.C252]^[.F$3]+[.F$4]*[.C252]^[.F$5]+[.F$6]*[.C252]^[.F$7]+[.F$8]" office:value-type="float" office:value="1509771.29974562" calcext:value-type="float">
            <text:p>1 509 771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1509956.58710845" calcext:value-type="float">
            <text:p>1 509 957</text:p>
          </table:table-cell>
          <table:table-cell/>
          <table:table-cell table:formula="of:=[.F$2]*[.C253]^[.F$3]+[.F$4]*[.C253]^[.F$5]+[.F$6]*[.C253]^[.F$7]+[.F$8]" office:value-type="float" office:value="1509956.58710845" calcext:value-type="float">
            <text:p>1 509 957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1510136.4077867" calcext:value-type="float">
            <text:p>1 510 136</text:p>
          </table:table-cell>
          <table:table-cell/>
          <table:table-cell table:formula="of:=[.F$2]*[.C254]^[.F$3]+[.F$4]*[.C254]^[.F$5]+[.F$6]*[.C254]^[.F$7]+[.F$8]" office:value-type="float" office:value="1510136.4077867" calcext:value-type="float">
            <text:p>1 510 13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1510310.92245946" calcext:value-type="float">
            <text:p>1 510 311</text:p>
          </table:table-cell>
          <table:table-cell/>
          <table:table-cell table:formula="of:=[.F$2]*[.C255]^[.F$3]+[.F$4]*[.C255]^[.F$5]+[.F$6]*[.C255]^[.F$7]+[.F$8]" office:value-type="float" office:value="1510310.92245946" calcext:value-type="float">
            <text:p>1 510 311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1510480.28711861" calcext:value-type="float">
            <text:p>1 510 480</text:p>
          </table:table-cell>
          <table:table-cell/>
          <table:table-cell table:formula="of:=[.F$2]*[.C256]^[.F$3]+[.F$4]*[.C256]^[.F$5]+[.F$6]*[.C256]^[.F$7]+[.F$8]" office:value-type="float" office:value="1510480.28711861" calcext:value-type="float">
            <text:p>1 510 480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1510644.6532035" calcext:value-type="float">
            <text:p>1 510 645</text:p>
          </table:table-cell>
          <table:table-cell/>
          <table:table-cell table:formula="of:=[.F$2]*[.C257]^[.F$3]+[.F$4]*[.C257]^[.F$5]+[.F$6]*[.C257]^[.F$7]+[.F$8]" office:value-type="float" office:value="1510644.6532035" calcext:value-type="float">
            <text:p>1 510 645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1510804.16773184" calcext:value-type="float">
            <text:p>1 510 804</text:p>
          </table:table-cell>
          <table:table-cell/>
          <table:table-cell table:formula="of:=[.F$2]*[.C258]^[.F$3]+[.F$4]*[.C258]^[.F$5]+[.F$6]*[.C258]^[.F$7]+[.F$8]" office:value-type="float" office:value="1510804.16773184" calcext:value-type="float">
            <text:p>1 510 804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1510958.97342695" calcext:value-type="float">
            <text:p>1 510 959</text:p>
          </table:table-cell>
          <table:table-cell/>
          <table:table-cell table:formula="of:=[.F$2]*[.C259]^[.F$3]+[.F$4]*[.C259]^[.F$5]+[.F$6]*[.C259]^[.F$7]+[.F$8]" office:value-type="float" office:value="1510958.97342695" calcext:value-type="float">
            <text:p>1 510 959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1511109.20884145" calcext:value-type="float">
            <text:p>1 511 109</text:p>
          </table:table-cell>
          <table:table-cell/>
          <table:table-cell table:formula="of:=[.F$2]*[.C260]^[.F$3]+[.F$4]*[.C260]^[.F$5]+[.F$6]*[.C260]^[.F$7]+[.F$8]" office:value-type="float" office:value="1511109.20884145" calcext:value-type="float">
            <text:p>1 511 109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1511255.00847755" calcext:value-type="float">
            <text:p>1 511 255</text:p>
          </table:table-cell>
          <table:table-cell/>
          <table:table-cell table:formula="of:=[.F$2]*[.C261]^[.F$3]+[.F$4]*[.C261]^[.F$5]+[.F$6]*[.C261]^[.F$7]+[.F$8]" office:value-type="float" office:value="1511255.00847755" calcext:value-type="float">
            <text:p>1 511 255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1511396.50290386" calcext:value-type="float">
            <text:p>1 511 397</text:p>
          </table:table-cell>
          <table:table-cell/>
          <table:table-cell table:formula="of:=[.F$2]*[.C262]^[.F$3]+[.F$4]*[.C262]^[.F$5]+[.F$6]*[.C262]^[.F$7]+[.F$8]" office:value-type="float" office:value="1511396.50290386" calcext:value-type="float">
            <text:p>1 511 397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1511533.81886903" calcext:value-type="float">
            <text:p>1 511 534</text:p>
          </table:table-cell>
          <table:table-cell/>
          <table:table-cell table:formula="of:=[.F$2]*[.C263]^[.F$3]+[.F$4]*[.C263]^[.F$5]+[.F$6]*[.C263]^[.F$7]+[.F$8]" office:value-type="float" office:value="1511533.81886903" calcext:value-type="float">
            <text:p>1 511 534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1511667.0794121" calcext:value-type="float">
            <text:p>1 511 667</text:p>
          </table:table-cell>
          <table:table-cell/>
          <table:table-cell table:formula="of:=[.F$2]*[.C264]^[.F$3]+[.F$4]*[.C264]^[.F$5]+[.F$6]*[.C264]^[.F$7]+[.F$8]" office:value-type="float" office:value="1511667.0794121" calcext:value-type="float">
            <text:p>1 511 667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1511796.40396985" calcext:value-type="float">
            <text:p>1 511 796</text:p>
          </table:table-cell>
          <table:table-cell/>
          <table:table-cell table:formula="of:=[.F$2]*[.C265]^[.F$3]+[.F$4]*[.C265]^[.F$5]+[.F$6]*[.C265]^[.F$7]+[.F$8]" office:value-type="float" office:value="1511796.40396985" calcext:value-type="float">
            <text:p>1 511 79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1511921.90848096" calcext:value-type="float">
            <text:p>1 511 922</text:p>
          </table:table-cell>
          <table:table-cell/>
          <table:table-cell table:formula="of:=[.F$2]*[.C266]^[.F$3]+[.F$4]*[.C266]^[.F$5]+[.F$6]*[.C266]^[.F$7]+[.F$8]" office:value-type="float" office:value="1511921.90848096" calcext:value-type="float">
            <text:p>1 511 922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1512043.7054874" calcext:value-type="float">
            <text:p>1 512 044</text:p>
          </table:table-cell>
          <table:table-cell/>
          <table:table-cell table:formula="of:=[.F$2]*[.C267]^[.F$3]+[.F$4]*[.C267]^[.F$5]+[.F$6]*[.C267]^[.F$7]+[.F$8]" office:value-type="float" office:value="1512043.7054874" calcext:value-type="float">
            <text:p>1 512 044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1512161.90423285" calcext:value-type="float">
            <text:p>1 512 162</text:p>
          </table:table-cell>
          <table:table-cell/>
          <table:table-cell table:formula="of:=[.F$2]*[.C268]^[.F$3]+[.F$4]*[.C268]^[.F$5]+[.F$6]*[.C268]^[.F$7]+[.F$8]" office:value-type="float" office:value="1512161.90423285" calcext:value-type="float">
            <text:p>1 512 162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1512276.61075835" calcext:value-type="float">
            <text:p>1 512 277</text:p>
          </table:table-cell>
          <table:table-cell/>
          <table:table-cell table:formula="of:=[.F$2]*[.C269]^[.F$3]+[.F$4]*[.C269]^[.F$5]+[.F$6]*[.C269]^[.F$7]+[.F$8]" office:value-type="float" office:value="1512276.61075835" calcext:value-type="float">
            <text:p>1 512 277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1512387.92799523" calcext:value-type="float">
            <text:p>1 512 388</text:p>
          </table:table-cell>
          <table:table-cell/>
          <table:table-cell table:formula="of:=[.F$2]*[.C270]^[.F$3]+[.F$4]*[.C270]^[.F$5]+[.F$6]*[.C270]^[.F$7]+[.F$8]" office:value-type="float" office:value="1512387.92799523" calcext:value-type="float">
            <text:p>1 512 388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1512495.95585542" calcext:value-type="float">
            <text:p>1 512 496</text:p>
          </table:table-cell>
          <table:table-cell/>
          <table:table-cell table:formula="of:=[.F$2]*[.C271]^[.F$3]+[.F$4]*[.C271]^[.F$5]+[.F$6]*[.C271]^[.F$7]+[.F$8]" office:value-type="float" office:value="1512495.95585542" calcext:value-type="float">
            <text:p>1 512 49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1512600.79131916" calcext:value-type="float">
            <text:p>1 512 601</text:p>
          </table:table-cell>
          <table:table-cell/>
          <table:table-cell table:formula="of:=[.F$2]*[.C272]^[.F$3]+[.F$4]*[.C272]^[.F$5]+[.F$6]*[.C272]^[.F$7]+[.F$8]" office:value-type="float" office:value="1512600.79131916" calcext:value-type="float">
            <text:p>1 512 601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1512702.52852027" calcext:value-type="float">
            <text:p>1 512 703</text:p>
          </table:table-cell>
          <table:table-cell/>
          <table:table-cell table:formula="of:=[.F$2]*[.C273]^[.F$3]+[.F$4]*[.C273]^[.F$5]+[.F$6]*[.C273]^[.F$7]+[.F$8]" office:value-type="float" office:value="1512702.52852027" calcext:value-type="float">
            <text:p>1 512 703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1512801.25882889" calcext:value-type="float">
            <text:p>1 512 801</text:p>
          </table:table-cell>
          <table:table-cell/>
          <table:table-cell table:formula="of:=[.F$2]*[.C274]^[.F$3]+[.F$4]*[.C274]^[.F$5]+[.F$6]*[.C274]^[.F$7]+[.F$8]" office:value-type="float" office:value="1512801.25882889" calcext:value-type="float">
            <text:p>1 512 801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1512897.07093195" calcext:value-type="float">
            <text:p>1 512 897</text:p>
          </table:table-cell>
          <table:table-cell/>
          <table:table-cell table:formula="of:=[.F$2]*[.C275]^[.F$3]+[.F$4]*[.C275]^[.F$5]+[.F$6]*[.C275]^[.F$7]+[.F$8]" office:value-type="float" office:value="1512897.07093195" calcext:value-type="float">
            <text:p>1 512 897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1512990.0509113" calcext:value-type="float">
            <text:p>1 512 990</text:p>
          </table:table-cell>
          <table:table-cell/>
          <table:table-cell table:formula="of:=[.F$2]*[.C276]^[.F$3]+[.F$4]*[.C276]^[.F$5]+[.F$6]*[.C276]^[.F$7]+[.F$8]" office:value-type="float" office:value="1512990.0509113" calcext:value-type="float">
            <text:p>1 512 990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1513080.28231961" calcext:value-type="float">
            <text:p>1 513 080</text:p>
          </table:table-cell>
          <table:table-cell/>
          <table:table-cell table:formula="of:=[.F$2]*[.C277]^[.F$3]+[.F$4]*[.C277]^[.F$5]+[.F$6]*[.C277]^[.F$7]+[.F$8]" office:value-type="float" office:value="1513080.28231961" calcext:value-type="float">
            <text:p>1 513 080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1513167.84625404" calcext:value-type="float">
            <text:p>1 513 168</text:p>
          </table:table-cell>
          <table:table-cell/>
          <table:table-cell table:formula="of:=[.F$2]*[.C278]^[.F$3]+[.F$4]*[.C278]^[.F$5]+[.F$6]*[.C278]^[.F$7]+[.F$8]" office:value-type="float" office:value="1513167.84625404" calcext:value-type="float">
            <text:p>1 513 168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1513252.82142795" calcext:value-type="float">
            <text:p>1 513 253</text:p>
          </table:table-cell>
          <table:table-cell/>
          <table:table-cell table:formula="of:=[.F$2]*[.C279]^[.F$3]+[.F$4]*[.C279]^[.F$5]+[.F$6]*[.C279]^[.F$7]+[.F$8]" office:value-type="float" office:value="1513252.82142795" calcext:value-type="float">
            <text:p>1 513 253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1513335.28424035" calcext:value-type="float">
            <text:p>1 513 335</text:p>
          </table:table-cell>
          <table:table-cell/>
          <table:table-cell table:formula="of:=[.F$2]*[.C280]^[.F$3]+[.F$4]*[.C280]^[.F$5]+[.F$6]*[.C280]^[.F$7]+[.F$8]" office:value-type="float" office:value="1513335.28424035" calcext:value-type="float">
            <text:p>1 513 335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1513415.30884351" calcext:value-type="float">
            <text:p>1 513 415</text:p>
          </table:table-cell>
          <table:table-cell/>
          <table:table-cell table:formula="of:=[.F$2]*[.C281]^[.F$3]+[.F$4]*[.C281]^[.F$5]+[.F$6]*[.C281]^[.F$7]+[.F$8]" office:value-type="float" office:value="1513415.30884351" calcext:value-type="float">
            <text:p>1 513 415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1513492.96720856" calcext:value-type="float">
            <text:p>1 513 493</text:p>
          </table:table-cell>
          <table:table-cell/>
          <table:table-cell table:formula="of:=[.F$2]*[.C282]^[.F$3]+[.F$4]*[.C282]^[.F$5]+[.F$6]*[.C282]^[.F$7]+[.F$8]" office:value-type="float" office:value="1513492.96720856" calcext:value-type="float">
            <text:p>1 513 493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1513568.3291892" calcext:value-type="float">
            <text:p>1 513 568</text:p>
          </table:table-cell>
          <table:table-cell/>
          <table:table-cell table:formula="of:=[.F$2]*[.C283]^[.F$3]+[.F$4]*[.C283]^[.F$5]+[.F$6]*[.C283]^[.F$7]+[.F$8]" office:value-type="float" office:value="1513568.3291892" calcext:value-type="float">
            <text:p>1 513 568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1513641.4625836" calcext:value-type="float">
            <text:p>1 513 641</text:p>
          </table:table-cell>
          <table:table-cell/>
          <table:table-cell table:formula="of:=[.F$2]*[.C284]^[.F$3]+[.F$4]*[.C284]^[.F$5]+[.F$6]*[.C284]^[.F$7]+[.F$8]" office:value-type="float" office:value="1513641.4625836" calcext:value-type="float">
            <text:p>1 513 641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1513712.43319448" calcext:value-type="float">
            <text:p>1 513 712</text:p>
          </table:table-cell>
          <table:table-cell/>
          <table:table-cell table:formula="of:=[.F$2]*[.C285]^[.F$3]+[.F$4]*[.C285]^[.F$5]+[.F$6]*[.C285]^[.F$7]+[.F$8]" office:value-type="float" office:value="1513712.43319448" calcext:value-type="float">
            <text:p>1 513 712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1513781.30488751" calcext:value-type="float">
            <text:p>1 513 781</text:p>
          </table:table-cell>
          <table:table-cell/>
          <table:table-cell table:formula="of:=[.F$2]*[.C286]^[.F$3]+[.F$4]*[.C286]^[.F$5]+[.F$6]*[.C286]^[.F$7]+[.F$8]" office:value-type="float" office:value="1513781.30488751" calcext:value-type="float">
            <text:p>1 513 781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1513848.13964795" calcext:value-type="float">
            <text:p>1 513 848</text:p>
          </table:table-cell>
          <table:table-cell/>
          <table:table-cell table:formula="of:=[.F$2]*[.C287]^[.F$3]+[.F$4]*[.C287]^[.F$5]+[.F$6]*[.C287]^[.F$7]+[.F$8]" office:value-type="float" office:value="1513848.13964795" calcext:value-type="float">
            <text:p>1 513 848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1513912.99763571" calcext:value-type="float">
            <text:p>1 513 913</text:p>
          </table:table-cell>
          <table:table-cell/>
          <table:table-cell table:formula="of:=[.F$2]*[.C288]^[.F$3]+[.F$4]*[.C288]^[.F$5]+[.F$6]*[.C288]^[.F$7]+[.F$8]" office:value-type="float" office:value="1513912.99763571" calcext:value-type="float">
            <text:p>1 513 913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1513975.93723883" calcext:value-type="float">
            <text:p>1 513 976</text:p>
          </table:table-cell>
          <table:table-cell/>
          <table:table-cell table:formula="of:=[.F$2]*[.C289]^[.F$3]+[.F$4]*[.C289]^[.F$5]+[.F$6]*[.C289]^[.F$7]+[.F$8]" office:value-type="float" office:value="1513975.93723883" calcext:value-type="float">
            <text:p>1 513 97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1514037.01512532" calcext:value-type="float">
            <text:p>1 514 037</text:p>
          </table:table-cell>
          <table:table-cell/>
          <table:table-cell table:formula="of:=[.F$2]*[.C290]^[.F$3]+[.F$4]*[.C290]^[.F$5]+[.F$6]*[.C290]^[.F$7]+[.F$8]" office:value-type="float" office:value="1514037.01512532" calcext:value-type="float">
            <text:p>1 514 037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1514096.2862936" calcext:value-type="float">
            <text:p>1 514 096</text:p>
          </table:table-cell>
          <table:table-cell/>
          <table:table-cell table:formula="of:=[.F$2]*[.C291]^[.F$3]+[.F$4]*[.C291]^[.F$5]+[.F$6]*[.C291]^[.F$7]+[.F$8]" office:value-type="float" office:value="1514096.2862936" calcext:value-type="float">
            <text:p>1 514 09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1514153.80412143" calcext:value-type="float">
            <text:p>1 514 154</text:p>
          </table:table-cell>
          <table:table-cell/>
          <table:table-cell table:formula="of:=[.F$2]*[.C292]^[.F$3]+[.F$4]*[.C292]^[.F$5]+[.F$6]*[.C292]^[.F$7]+[.F$8]" office:value-type="float" office:value="1514153.80412143" calcext:value-type="float">
            <text:p>1 514 154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1514209.62041343" calcext:value-type="float">
            <text:p>1 514 210</text:p>
          </table:table-cell>
          <table:table-cell/>
          <table:table-cell table:formula="of:=[.F$2]*[.C293]^[.F$3]+[.F$4]*[.C293]^[.F$5]+[.F$6]*[.C293]^[.F$7]+[.F$8]" office:value-type="float" office:value="1514209.62041343" calcext:value-type="float">
            <text:p>1 514 210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1514263.78544721" calcext:value-type="float">
            <text:p>1 514 264</text:p>
          </table:table-cell>
          <table:table-cell/>
          <table:table-cell table:formula="of:=[.F$2]*[.C294]^[.F$3]+[.F$4]*[.C294]^[.F$5]+[.F$6]*[.C294]^[.F$7]+[.F$8]" office:value-type="float" office:value="1514263.78544721" calcext:value-type="float">
            <text:p>1 514 264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1514316.34801817" calcext:value-type="float">
            <text:p>1 514 316</text:p>
          </table:table-cell>
          <table:table-cell/>
          <table:table-cell table:formula="of:=[.F$2]*[.C295]^[.F$3]+[.F$4]*[.C295]^[.F$5]+[.F$6]*[.C295]^[.F$7]+[.F$8]" office:value-type="float" office:value="1514316.34801817" calcext:value-type="float">
            <text:p>1 514 31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1514367.355483" calcext:value-type="float">
            <text:p>1 514 367</text:p>
          </table:table-cell>
          <table:table-cell/>
          <table:table-cell table:formula="of:=[.F$2]*[.C296]^[.F$3]+[.F$4]*[.C296]^[.F$5]+[.F$6]*[.C296]^[.F$7]+[.F$8]" office:value-type="float" office:value="1514367.355483" calcext:value-type="float">
            <text:p>1 514 367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1514416.85380193" calcext:value-type="float">
            <text:p>1 514 417</text:p>
          </table:table-cell>
          <table:table-cell/>
          <table:table-cell table:formula="of:=[.F$2]*[.C297]^[.F$3]+[.F$4]*[.C297]^[.F$5]+[.F$6]*[.C297]^[.F$7]+[.F$8]" office:value-type="float" office:value="1514416.85380193" calcext:value-type="float">
            <text:p>1 514 417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1514464.88757968" calcext:value-type="float">
            <text:p>1 514 465</text:p>
          </table:table-cell>
          <table:table-cell/>
          <table:table-cell table:formula="of:=[.F$2]*[.C298]^[.F$3]+[.F$4]*[.C298]^[.F$5]+[.F$6]*[.C298]^[.F$7]+[.F$8]" office:value-type="float" office:value="1514464.88757968" calcext:value-type="float">
            <text:p>1 514 465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1514511.50010535" calcext:value-type="float">
            <text:p>1 514 512</text:p>
          </table:table-cell>
          <table:table-cell/>
          <table:table-cell table:formula="of:=[.F$2]*[.C299]^[.F$3]+[.F$4]*[.C299]^[.F$5]+[.F$6]*[.C299]^[.F$7]+[.F$8]" office:value-type="float" office:value="1514511.50010535" calcext:value-type="float">
            <text:p>1 514 512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1514556.73339098" calcext:value-type="float">
            <text:p>1 514 557</text:p>
          </table:table-cell>
          <table:table-cell/>
          <table:table-cell table:formula="of:=[.F$2]*[.C300]^[.F$3]+[.F$4]*[.C300]^[.F$5]+[.F$6]*[.C300]^[.F$7]+[.F$8]" office:value-type="float" office:value="1514556.73339098" calcext:value-type="float">
            <text:p>1 514 557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1514600.62820915" calcext:value-type="float">
            <text:p>1 514 601</text:p>
          </table:table-cell>
          <table:table-cell/>
          <table:table-cell table:formula="of:=[.F$2]*[.C301]^[.F$3]+[.F$4]*[.C301]^[.F$5]+[.F$6]*[.C301]^[.F$7]+[.F$8]" office:value-type="float" office:value="1514600.62820915" calcext:value-type="float">
            <text:p>1 514 601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1514643.22412936" calcext:value-type="float">
            <text:p>1 514 643</text:p>
          </table:table-cell>
          <table:table-cell/>
          <table:table-cell table:formula="of:=[.F$2]*[.C302]^[.F$3]+[.F$4]*[.C302]^[.F$5]+[.F$6]*[.C302]^[.F$7]+[.F$8]" office:value-type="float" office:value="1514643.22412936" calcext:value-type="float">
            <text:p>1 514 643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1514684.55955343" calcext:value-type="float">
            <text:p>1 514 685</text:p>
          </table:table-cell>
          <table:table-cell/>
          <table:table-cell table:formula="of:=[.F$2]*[.C303]^[.F$3]+[.F$4]*[.C303]^[.F$5]+[.F$6]*[.C303]^[.F$7]+[.F$8]" office:value-type="float" office:value="1514684.55955343" calcext:value-type="float">
            <text:p>1 514 685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1514724.67174982" calcext:value-type="float">
            <text:p>1 514 725</text:p>
          </table:table-cell>
          <table:table-cell/>
          <table:table-cell table:formula="of:=[.F$2]*[.C304]^[.F$3]+[.F$4]*[.C304]^[.F$5]+[.F$6]*[.C304]^[.F$7]+[.F$8]" office:value-type="float" office:value="1514724.67174982" calcext:value-type="float">
            <text:p>1 514 725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1514763.59688695" calcext:value-type="float">
            <text:p>1 514 764</text:p>
          </table:table-cell>
          <table:table-cell/>
          <table:table-cell table:formula="of:=[.F$2]*[.C305]^[.F$3]+[.F$4]*[.C305]^[.F$5]+[.F$6]*[.C305]^[.F$7]+[.F$8]" office:value-type="float" office:value="1514763.59688695" calcext:value-type="float">
            <text:p>1 514 764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1514801.37006559" calcext:value-type="float">
            <text:p>1 514 801</text:p>
          </table:table-cell>
          <table:table-cell/>
          <table:table-cell table:formula="of:=[.F$2]*[.C306]^[.F$3]+[.F$4]*[.C306]^[.F$5]+[.F$6]*[.C306]^[.F$7]+[.F$8]" office:value-type="float" office:value="1514801.37006559" calcext:value-type="float">
            <text:p>1 514 801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1514838.02535025" calcext:value-type="float">
            <text:p>1 514 838</text:p>
          </table:table-cell>
          <table:table-cell/>
          <table:table-cell table:formula="of:=[.F$2]*[.C307]^[.F$3]+[.F$4]*[.C307]^[.F$5]+[.F$6]*[.C307]^[.F$7]+[.F$8]" office:value-type="float" office:value="1514838.02535025" calcext:value-type="float">
            <text:p>1 514 838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1514873.59579969" calcext:value-type="float">
            <text:p>1 514 874</text:p>
          </table:table-cell>
          <table:table-cell/>
          <table:table-cell table:formula="of:=[.F$2]*[.C308]^[.F$3]+[.F$4]*[.C308]^[.F$5]+[.F$6]*[.C308]^[.F$7]+[.F$8]" office:value-type="float" office:value="1514873.59579969" calcext:value-type="float">
            <text:p>1 514 874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1514908.1134965" calcext:value-type="float">
            <text:p>1 514 908</text:p>
          </table:table-cell>
          <table:table-cell/>
          <table:table-cell table:formula="of:=[.F$2]*[.C309]^[.F$3]+[.F$4]*[.C309]^[.F$5]+[.F$6]*[.C309]^[.F$7]+[.F$8]" office:value-type="float" office:value="1514908.1134965" calcext:value-type="float">
            <text:p>1 514 908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1514941.60957587" calcext:value-type="float">
            <text:p>1 514 942</text:p>
          </table:table-cell>
          <table:table-cell/>
          <table:table-cell table:formula="of:=[.F$2]*[.C310]^[.F$3]+[.F$4]*[.C310]^[.F$5]+[.F$6]*[.C310]^[.F$7]+[.F$8]" office:value-type="float" office:value="1514941.60957587" calcext:value-type="float">
            <text:p>1 514 942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1514974.11425348" calcext:value-type="float">
            <text:p>1 514 974</text:p>
          </table:table-cell>
          <table:table-cell/>
          <table:table-cell table:formula="of:=[.F$2]*[.C311]^[.F$3]+[.F$4]*[.C311]^[.F$5]+[.F$6]*[.C311]^[.F$7]+[.F$8]" office:value-type="float" office:value="1514974.11425348" calcext:value-type="float">
            <text:p>1 514 974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1515005.65685254" calcext:value-type="float">
            <text:p>1 515 006</text:p>
          </table:table-cell>
          <table:table-cell/>
          <table:table-cell table:formula="of:=[.F$2]*[.C312]^[.F$3]+[.F$4]*[.C312]^[.F$5]+[.F$6]*[.C312]^[.F$7]+[.F$8]" office:value-type="float" office:value="1515005.65685254" calcext:value-type="float">
            <text:p>1 515 00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1515036.26583013" calcext:value-type="float">
            <text:p>1 515 036</text:p>
          </table:table-cell>
          <table:table-cell/>
          <table:table-cell table:formula="of:=[.F$2]*[.C313]^[.F$3]+[.F$4]*[.C313]^[.F$5]+[.F$6]*[.C313]^[.F$7]+[.F$8]" office:value-type="float" office:value="1515036.26583013" calcext:value-type="float">
            <text:p>1 515 03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1515065.96880271" calcext:value-type="float">
            <text:p>1 515 066</text:p>
          </table:table-cell>
          <table:table-cell/>
          <table:table-cell table:formula="of:=[.F$2]*[.C314]^[.F$3]+[.F$4]*[.C314]^[.F$5]+[.F$6]*[.C314]^[.F$7]+[.F$8]" office:value-type="float" office:value="1515065.96880271" calcext:value-type="float">
            <text:p>1 515 06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1515094.79257084" calcext:value-type="float">
            <text:p>1 515 095</text:p>
          </table:table-cell>
          <table:table-cell/>
          <table:table-cell table:formula="of:=[.F$2]*[.C315]^[.F$3]+[.F$4]*[.C315]^[.F$5]+[.F$6]*[.C315]^[.F$7]+[.F$8]" office:value-type="float" office:value="1515094.79257084" calcext:value-type="float">
            <text:p>1 515 095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1515122.76314327" calcext:value-type="float">
            <text:p>1 515 123</text:p>
          </table:table-cell>
          <table:table-cell/>
          <table:table-cell table:formula="of:=[.F$2]*[.C316]^[.F$3]+[.F$4]*[.C316]^[.F$5]+[.F$6]*[.C316]^[.F$7]+[.F$8]" office:value-type="float" office:value="1515122.76314327" calcext:value-type="float">
            <text:p>1 515 123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1515149.90576028" calcext:value-type="float">
            <text:p>1 515 150</text:p>
          </table:table-cell>
          <table:table-cell/>
          <table:table-cell table:formula="of:=[.F$2]*[.C317]^[.F$3]+[.F$4]*[.C317]^[.F$5]+[.F$6]*[.C317]^[.F$7]+[.F$8]" office:value-type="float" office:value="1515149.90576028" calcext:value-type="float">
            <text:p>1 515 150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1515176.24491631" calcext:value-type="float">
            <text:p>1 515 176</text:p>
          </table:table-cell>
          <table:table-cell/>
          <table:table-cell table:formula="of:=[.F$2]*[.C318]^[.F$3]+[.F$4]*[.C318]^[.F$5]+[.F$6]*[.C318]^[.F$7]+[.F$8]" office:value-type="float" office:value="1515176.24491631" calcext:value-type="float">
            <text:p>1 515 17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1515201.80438195" calcext:value-type="float">
            <text:p>1 515 202</text:p>
          </table:table-cell>
          <table:table-cell/>
          <table:table-cell table:formula="of:=[.F$2]*[.C319]^[.F$3]+[.F$4]*[.C319]^[.F$5]+[.F$6]*[.C319]^[.F$7]+[.F$8]" office:value-type="float" office:value="1515201.80438195" calcext:value-type="float">
            <text:p>1 515 202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1515226.60722529" calcext:value-type="float">
            <text:p>1 515 227</text:p>
          </table:table-cell>
          <table:table-cell/>
          <table:table-cell table:formula="of:=[.F$2]*[.C320]^[.F$3]+[.F$4]*[.C320]^[.F$5]+[.F$6]*[.C320]^[.F$7]+[.F$8]" office:value-type="float" office:value="1515226.60722529" calcext:value-type="float">
            <text:p>1 515 227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1515250.67583265" calcext:value-type="float">
            <text:p>1 515 251</text:p>
          </table:table-cell>
          <table:table-cell/>
          <table:table-cell table:formula="of:=[.F$2]*[.C321]^[.F$3]+[.F$4]*[.C321]^[.F$5]+[.F$6]*[.C321]^[.F$7]+[.F$8]" office:value-type="float" office:value="1515250.67583265" calcext:value-type="float">
            <text:p>1 515 251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1515274.03192867" calcext:value-type="float">
            <text:p>1 515 274</text:p>
          </table:table-cell>
          <table:table-cell/>
          <table:table-cell table:formula="of:=[.F$2]*[.C322]^[.F$3]+[.F$4]*[.C322]^[.F$5]+[.F$6]*[.C322]^[.F$7]+[.F$8]" office:value-type="float" office:value="1515274.03192867" calcext:value-type="float">
            <text:p>1 515 274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1515296.69659584" calcext:value-type="float">
            <text:p>1 515 297</text:p>
          </table:table-cell>
          <table:table-cell/>
          <table:table-cell table:formula="of:=[.F$2]*[.C323]^[.F$3]+[.F$4]*[.C323]^[.F$5]+[.F$6]*[.C323]^[.F$7]+[.F$8]" office:value-type="float" office:value="1515296.69659584" calcext:value-type="float">
            <text:p>1 515 297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1515318.69029341" calcext:value-type="float">
            <text:p>1 515 319</text:p>
          </table:table-cell>
          <table:table-cell/>
          <table:table-cell table:formula="of:=[.F$2]*[.C324]^[.F$3]+[.F$4]*[.C324]^[.F$5]+[.F$6]*[.C324]^[.F$7]+[.F$8]" office:value-type="float" office:value="1515318.69029341" calcext:value-type="float">
            <text:p>1 515 319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1515340.03287585" calcext:value-type="float">
            <text:p>1 515 340</text:p>
          </table:table-cell>
          <table:table-cell/>
          <table:table-cell table:formula="of:=[.F$2]*[.C325]^[.F$3]+[.F$4]*[.C325]^[.F$5]+[.F$6]*[.C325]^[.F$7]+[.F$8]" office:value-type="float" office:value="1515340.03287585" calcext:value-type="float">
            <text:p>1 515 340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1515360.74361063" calcext:value-type="float">
            <text:p>1 515 361</text:p>
          </table:table-cell>
          <table:table-cell/>
          <table:table-cell table:formula="of:=[.F$2]*[.C326]^[.F$3]+[.F$4]*[.C326]^[.F$5]+[.F$6]*[.C326]^[.F$7]+[.F$8]" office:value-type="float" office:value="1515360.74361063" calcext:value-type="float">
            <text:p>1 515 361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1515380.84119555" calcext:value-type="float">
            <text:p>1 515 381</text:p>
          </table:table-cell>
          <table:table-cell/>
          <table:table-cell table:formula="of:=[.F$2]*[.C327]^[.F$3]+[.F$4]*[.C327]^[.F$5]+[.F$6]*[.C327]^[.F$7]+[.F$8]" office:value-type="float" office:value="1515380.84119555" calcext:value-type="float">
            <text:p>1 515 381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1515400.3437756" calcext:value-type="float">
            <text:p>1 515 400</text:p>
          </table:table-cell>
          <table:table-cell/>
          <table:table-cell table:formula="of:=[.F$2]*[.C328]^[.F$3]+[.F$4]*[.C328]^[.F$5]+[.F$6]*[.C328]^[.F$7]+[.F$8]" office:value-type="float" office:value="1515400.3437756" calcext:value-type="float">
            <text:p>1 515 400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1515419.26895923" calcext:value-type="float">
            <text:p>1 515 419</text:p>
          </table:table-cell>
          <table:table-cell/>
          <table:table-cell table:formula="of:=[.F$2]*[.C329]^[.F$3]+[.F$4]*[.C329]^[.F$5]+[.F$6]*[.C329]^[.F$7]+[.F$8]" office:value-type="float" office:value="1515419.26895923" calcext:value-type="float">
            <text:p>1 515 419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1515437.6338342" calcext:value-type="float">
            <text:p>1 515 438</text:p>
          </table:table-cell>
          <table:table-cell/>
          <table:table-cell table:formula="of:=[.F$2]*[.C330]^[.F$3]+[.F$4]*[.C330]^[.F$5]+[.F$6]*[.C330]^[.F$7]+[.F$8]" office:value-type="float" office:value="1515437.6338342" calcext:value-type="float">
            <text:p>1 515 438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1515455.45498297" calcext:value-type="float">
            <text:p>1 515 455</text:p>
          </table:table-cell>
          <table:table-cell/>
          <table:table-cell table:formula="of:=[.F$2]*[.C331]^[.F$3]+[.F$4]*[.C331]^[.F$5]+[.F$6]*[.C331]^[.F$7]+[.F$8]" office:value-type="float" office:value="1515455.45498297" calcext:value-type="float">
            <text:p>1 515 455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1515472.7484976" calcext:value-type="float">
            <text:p>1 515 473</text:p>
          </table:table-cell>
          <table:table-cell/>
          <table:table-cell table:formula="of:=[.F$2]*[.C332]^[.F$3]+[.F$4]*[.C332]^[.F$5]+[.F$6]*[.C332]^[.F$7]+[.F$8]" office:value-type="float" office:value="1515472.7484976" calcext:value-type="float">
            <text:p>1 515 473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1515489.52999425" calcext:value-type="float">
            <text:p>1 515 490</text:p>
          </table:table-cell>
          <table:table-cell/>
          <table:table-cell table:formula="of:=[.F$2]*[.C333]^[.F$3]+[.F$4]*[.C333]^[.F$5]+[.F$6]*[.C333]^[.F$7]+[.F$8]" office:value-type="float" office:value="1515489.52999425" calcext:value-type="float">
            <text:p>1 515 490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1515505.81462722" calcext:value-type="float">
            <text:p>1 515 506</text:p>
          </table:table-cell>
          <table:table-cell/>
          <table:table-cell table:formula="of:=[.F$2]*[.C334]^[.F$3]+[.F$4]*[.C334]^[.F$5]+[.F$6]*[.C334]^[.F$7]+[.F$8]" office:value-type="float" office:value="1515505.81462722" calcext:value-type="float">
            <text:p>1 515 50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1515521.61710258" calcext:value-type="float">
            <text:p>1 515 522</text:p>
          </table:table-cell>
          <table:table-cell/>
          <table:table-cell table:formula="of:=[.F$2]*[.C335]^[.F$3]+[.F$4]*[.C335]^[.F$5]+[.F$6]*[.C335]^[.F$7]+[.F$8]" office:value-type="float" office:value="1515521.61710258" calcext:value-type="float">
            <text:p>1 515 522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1515536.95169143" calcext:value-type="float">
            <text:p>1 515 537</text:p>
          </table:table-cell>
          <table:table-cell/>
          <table:table-cell table:formula="of:=[.F$2]*[.C336]^[.F$3]+[.F$4]*[.C336]^[.F$5]+[.F$6]*[.C336]^[.F$7]+[.F$8]" office:value-type="float" office:value="1515536.95169143" calcext:value-type="float">
            <text:p>1 515 537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1515551.83224275" calcext:value-type="float">
            <text:p>1 515 552</text:p>
          </table:table-cell>
          <table:table-cell/>
          <table:table-cell table:formula="of:=[.F$2]*[.C337]^[.F$3]+[.F$4]*[.C337]^[.F$5]+[.F$6]*[.C337]^[.F$7]+[.F$8]" office:value-type="float" office:value="1515551.83224275" calcext:value-type="float">
            <text:p>1 515 552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1515566.27219585" calcext:value-type="float">
            <text:p>1 515 566</text:p>
          </table:table-cell>
          <table:table-cell/>
          <table:table-cell table:formula="of:=[.F$2]*[.C338]^[.F$3]+[.F$4]*[.C338]^[.F$5]+[.F$6]*[.C338]^[.F$7]+[.F$8]" office:value-type="float" office:value="1515566.27219585" calcext:value-type="float">
            <text:p>1 515 56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1515580.28459249" calcext:value-type="float">
            <text:p>1 515 580</text:p>
          </table:table-cell>
          <table:table-cell/>
          <table:table-cell table:formula="of:=[.F$2]*[.C339]^[.F$3]+[.F$4]*[.C339]^[.F$5]+[.F$6]*[.C339]^[.F$7]+[.F$8]" office:value-type="float" office:value="1515580.28459249" calcext:value-type="float">
            <text:p>1 515 580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1515593.88208863" calcext:value-type="float">
            <text:p>1 515 594</text:p>
          </table:table-cell>
          <table:table-cell/>
          <table:table-cell table:formula="of:=[.F$2]*[.C340]^[.F$3]+[.F$4]*[.C340]^[.F$5]+[.F$6]*[.C340]^[.F$7]+[.F$8]" office:value-type="float" office:value="1515593.88208863" calcext:value-type="float">
            <text:p>1 515 594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1515607.0769658" calcext:value-type="float">
            <text:p>1 515 607</text:p>
          </table:table-cell>
          <table:table-cell/>
          <table:table-cell table:formula="of:=[.F$2]*[.C341]^[.F$3]+[.F$4]*[.C341]^[.F$5]+[.F$6]*[.C341]^[.F$7]+[.F$8]" office:value-type="float" office:value="1515607.0769658" calcext:value-type="float">
            <text:p>1 515 607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1515619.8811422" calcext:value-type="float">
            <text:p>1 515 620</text:p>
          </table:table-cell>
          <table:table-cell/>
          <table:table-cell table:formula="of:=[.F$2]*[.C342]^[.F$3]+[.F$4]*[.C342]^[.F$5]+[.F$6]*[.C342]^[.F$7]+[.F$8]" office:value-type="float" office:value="1515619.8811422" calcext:value-type="float">
            <text:p>1 515 620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1515632.30618341" calcext:value-type="float">
            <text:p>1 515 632</text:p>
          </table:table-cell>
          <table:table-cell/>
          <table:table-cell table:formula="of:=[.F$2]*[.C343]^[.F$3]+[.F$4]*[.C343]^[.F$5]+[.F$6]*[.C343]^[.F$7]+[.F$8]" office:value-type="float" office:value="1515632.30618341" calcext:value-type="float">
            <text:p>1 515 632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1515644.36331285" calcext:value-type="float">
            <text:p>1 515 644</text:p>
          </table:table-cell>
          <table:table-cell/>
          <table:table-cell table:formula="of:=[.F$2]*[.C344]^[.F$3]+[.F$4]*[.C344]^[.F$5]+[.F$6]*[.C344]^[.F$7]+[.F$8]" office:value-type="float" office:value="1515644.36331285" calcext:value-type="float">
            <text:p>1 515 644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1515656.06342183" calcext:value-type="float">
            <text:p>1 515 656</text:p>
          </table:table-cell>
          <table:table-cell/>
          <table:table-cell table:formula="of:=[.F$2]*[.C345]^[.F$3]+[.F$4]*[.C345]^[.F$5]+[.F$6]*[.C345]^[.F$7]+[.F$8]" office:value-type="float" office:value="1515656.06342183" calcext:value-type="float">
            <text:p>1 515 65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1515667.41707942" calcext:value-type="float">
            <text:p>1 515 667</text:p>
          </table:table-cell>
          <table:table-cell/>
          <table:table-cell table:formula="of:=[.F$2]*[.C346]^[.F$3]+[.F$4]*[.C346]^[.F$5]+[.F$6]*[.C346]^[.F$7]+[.F$8]" office:value-type="float" office:value="1515667.41707942" calcext:value-type="float">
            <text:p>1 515 667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1515678.43454196" calcext:value-type="float">
            <text:p>1 515 678</text:p>
          </table:table-cell>
          <table:table-cell/>
          <table:table-cell table:formula="of:=[.F$2]*[.C347]^[.F$3]+[.F$4]*[.C347]^[.F$5]+[.F$6]*[.C347]^[.F$7]+[.F$8]" office:value-type="float" office:value="1515678.43454196" calcext:value-type="float">
            <text:p>1 515 678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1515689.12576231" calcext:value-type="float">
            <text:p>1 515 689</text:p>
          </table:table-cell>
          <table:table-cell/>
          <table:table-cell table:formula="of:=[.F$2]*[.C348]^[.F$3]+[.F$4]*[.C348]^[.F$5]+[.F$6]*[.C348]^[.F$7]+[.F$8]" office:value-type="float" office:value="1515689.12576231" calcext:value-type="float">
            <text:p>1 515 689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1515699.50039879" calcext:value-type="float">
            <text:p>1 515 700</text:p>
          </table:table-cell>
          <table:table-cell/>
          <table:table-cell table:formula="of:=[.F$2]*[.C349]^[.F$3]+[.F$4]*[.C349]^[.F$5]+[.F$6]*[.C349]^[.F$7]+[.F$8]" office:value-type="float" office:value="1515699.50039879" calcext:value-type="float">
            <text:p>1 515 700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1515709.56782394" calcext:value-type="float">
            <text:p>1 515 710</text:p>
          </table:table-cell>
          <table:table-cell/>
          <table:table-cell table:formula="of:=[.F$2]*[.C350]^[.F$3]+[.F$4]*[.C350]^[.F$5]+[.F$6]*[.C350]^[.F$7]+[.F$8]" office:value-type="float" office:value="1515709.56782394" calcext:value-type="float">
            <text:p>1 515 710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1515719.33713292" calcext:value-type="float">
            <text:p>1 515 719</text:p>
          </table:table-cell>
          <table:table-cell/>
          <table:table-cell table:formula="of:=[.F$2]*[.C351]^[.F$3]+[.F$4]*[.C351]^[.F$5]+[.F$6]*[.C351]^[.F$7]+[.F$8]" office:value-type="float" office:value="1515719.33713292" calcext:value-type="float">
            <text:p>1 515 719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1515728.81715174" calcext:value-type="float">
            <text:p>1 515 729</text:p>
          </table:table-cell>
          <table:table-cell/>
          <table:table-cell table:formula="of:=[.F$2]*[.C352]^[.F$3]+[.F$4]*[.C352]^[.F$5]+[.F$6]*[.C352]^[.F$7]+[.F$8]" office:value-type="float" office:value="1515728.81715174" calcext:value-type="float">
            <text:p>1 515 729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1515738.01644523" calcext:value-type="float">
            <text:p>1 515 738</text:p>
          </table:table-cell>
          <table:table-cell/>
          <table:table-cell table:formula="of:=[.F$2]*[.C353]^[.F$3]+[.F$4]*[.C353]^[.F$5]+[.F$6]*[.C353]^[.F$7]+[.F$8]" office:value-type="float" office:value="1515738.01644523" calcext:value-type="float">
            <text:p>1 515 738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1515746.94332473" calcext:value-type="float">
            <text:p>1 515 747</text:p>
          </table:table-cell>
          <table:table-cell/>
          <table:table-cell table:formula="of:=[.F$2]*[.C354]^[.F$3]+[.F$4]*[.C354]^[.F$5]+[.F$6]*[.C354]^[.F$7]+[.F$8]" office:value-type="float" office:value="1515746.94332473" calcext:value-type="float">
            <text:p>1 515 747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1515755.60585558" calcext:value-type="float">
            <text:p>1 515 756</text:p>
          </table:table-cell>
          <table:table-cell/>
          <table:table-cell table:formula="of:=[.F$2]*[.C355]^[.F$3]+[.F$4]*[.C355]^[.F$5]+[.F$6]*[.C355]^[.F$7]+[.F$8]" office:value-type="float" office:value="1515755.60585558" calcext:value-type="float">
            <text:p>1 515 75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1515764.01186446" calcext:value-type="float">
            <text:p>1 515 764</text:p>
          </table:table-cell>
          <table:table-cell/>
          <table:table-cell table:formula="of:=[.F$2]*[.C356]^[.F$3]+[.F$4]*[.C356]^[.F$5]+[.F$6]*[.C356]^[.F$7]+[.F$8]" office:value-type="float" office:value="1515764.01186446" calcext:value-type="float">
            <text:p>1 515 764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1515772.16894638" calcext:value-type="float">
            <text:p>1 515 772</text:p>
          </table:table-cell>
          <table:table-cell/>
          <table:table-cell table:formula="of:=[.F$2]*[.C357]^[.F$3]+[.F$4]*[.C357]^[.F$5]+[.F$6]*[.C357]^[.F$7]+[.F$8]" office:value-type="float" office:value="1515772.16894638" calcext:value-type="float">
            <text:p>1 515 772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1515780.08447155" calcext:value-type="float">
            <text:p>1 515 780</text:p>
          </table:table-cell>
          <table:table-cell/>
          <table:table-cell table:formula="of:=[.F$2]*[.C358]^[.F$3]+[.F$4]*[.C358]^[.F$5]+[.F$6]*[.C358]^[.F$7]+[.F$8]" office:value-type="float" office:value="1515780.08447155" calcext:value-type="float">
            <text:p>1 515 780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1515787.76559205" calcext:value-type="float">
            <text:p>1 515 788</text:p>
          </table:table-cell>
          <table:table-cell/>
          <table:table-cell table:formula="of:=[.F$2]*[.C359]^[.F$3]+[.F$4]*[.C359]^[.F$5]+[.F$6]*[.C359]^[.F$7]+[.F$8]" office:value-type="float" office:value="1515787.76559205" calcext:value-type="float">
            <text:p>1 515 788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1515795.21924828" calcext:value-type="float">
            <text:p>1 515 795</text:p>
          </table:table-cell>
          <table:table-cell/>
          <table:table-cell table:formula="of:=[.F$2]*[.C360]^[.F$3]+[.F$4]*[.C360]^[.F$5]+[.F$6]*[.C360]^[.F$7]+[.F$8]" office:value-type="float" office:value="1515795.21924828" calcext:value-type="float">
            <text:p>1 515 795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1515802.45217517" calcext:value-type="float">
            <text:p>1 515 802</text:p>
          </table:table-cell>
          <table:table-cell/>
          <table:table-cell table:formula="of:=[.F$2]*[.C361]^[.F$3]+[.F$4]*[.C361]^[.F$5]+[.F$6]*[.C361]^[.F$7]+[.F$8]" office:value-type="float" office:value="1515802.45217517" calcext:value-type="float">
            <text:p>1 515 802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1515809.47090834" calcext:value-type="float">
            <text:p>1 515 809</text:p>
          </table:table-cell>
          <table:table-cell/>
          <table:table-cell table:formula="of:=[.F$2]*[.C362]^[.F$3]+[.F$4]*[.C362]^[.F$5]+[.F$6]*[.C362]^[.F$7]+[.F$8]" office:value-type="float" office:value="1515809.47090834" calcext:value-type="float">
            <text:p>1 515 809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1515816.28178992" calcext:value-type="float">
            <text:p>1 515 816</text:p>
          </table:table-cell>
          <table:table-cell/>
          <table:table-cell table:formula="of:=[.F$2]*[.C363]^[.F$3]+[.F$4]*[.C363]^[.F$5]+[.F$6]*[.C363]^[.F$7]+[.F$8]" office:value-type="float" office:value="1515816.28178992" calcext:value-type="float">
            <text:p>1 515 81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1515822.89097434" calcext:value-type="float">
            <text:p>1 515 823</text:p>
          </table:table-cell>
          <table:table-cell/>
          <table:table-cell table:formula="of:=[.F$2]*[.C364]^[.F$3]+[.F$4]*[.C364]^[.F$5]+[.F$6]*[.C364]^[.F$7]+[.F$8]" office:value-type="float" office:value="1515822.89097434" calcext:value-type="float">
            <text:p>1 515 823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1515829.30443381" calcext:value-type="float">
            <text:p>1 515 829</text:p>
          </table:table-cell>
          <table:table-cell/>
          <table:table-cell table:formula="of:=[.F$2]*[.C365]^[.F$3]+[.F$4]*[.C365]^[.F$5]+[.F$6]*[.C365]^[.F$7]+[.F$8]" office:value-type="float" office:value="1515829.30443381" calcext:value-type="float">
            <text:p>1 515 829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1515835.52796379" calcext:value-type="float">
            <text:p>1 515 836</text:p>
          </table:table-cell>
          <table:table-cell/>
          <table:table-cell table:formula="of:=[.F$2]*[.C366]^[.F$3]+[.F$4]*[.C366]^[.F$5]+[.F$6]*[.C366]^[.F$7]+[.F$8]" office:value-type="float" office:value="1515835.52796379" calcext:value-type="float">
            <text:p>1 515 83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1515841.56718816" calcext:value-type="float">
            <text:p>1 515 842</text:p>
          </table:table-cell>
          <table:table-cell/>
          <table:table-cell table:formula="of:=[.F$2]*[.C367]^[.F$3]+[.F$4]*[.C367]^[.F$5]+[.F$6]*[.C367]^[.F$7]+[.F$8]" office:value-type="float" office:value="1515841.56718816" calcext:value-type="float">
            <text:p>1 515 842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1515847.42756432" calcext:value-type="float">
            <text:p>1 515 847</text:p>
          </table:table-cell>
          <table:table-cell/>
          <table:table-cell table:formula="of:=[.F$2]*[.C368]^[.F$3]+[.F$4]*[.C368]^[.F$5]+[.F$6]*[.C368]^[.F$7]+[.F$8]" office:value-type="float" office:value="1515847.42756432" calcext:value-type="float">
            <text:p>1 515 847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1515853.11438811" calcext:value-type="float">
            <text:p>1 515 853</text:p>
          </table:table-cell>
          <table:table-cell/>
          <table:table-cell table:formula="of:=[.F$2]*[.C369]^[.F$3]+[.F$4]*[.C369]^[.F$5]+[.F$6]*[.C369]^[.F$7]+[.F$8]" office:value-type="float" office:value="1515853.11438811" calcext:value-type="float">
            <text:p>1 515 853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1515858.6327986" calcext:value-type="float">
            <text:p>1 515 859</text:p>
          </table:table-cell>
          <table:table-cell/>
          <table:table-cell table:formula="of:=[.F$2]*[.C370]^[.F$3]+[.F$4]*[.C370]^[.F$5]+[.F$6]*[.C370]^[.F$7]+[.F$8]" office:value-type="float" office:value="1515858.6327986" calcext:value-type="float">
            <text:p>1 515 859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1515863.98778273" calcext:value-type="float">
            <text:p>1 515 864</text:p>
          </table:table-cell>
          <table:table-cell/>
          <table:table-cell table:formula="of:=[.F$2]*[.C371]^[.F$3]+[.F$4]*[.C371]^[.F$5]+[.F$6]*[.C371]^[.F$7]+[.F$8]" office:value-type="float" office:value="1515863.98778273" calcext:value-type="float">
            <text:p>1 515 864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1515869.18417978" calcext:value-type="float">
            <text:p>1 515 869</text:p>
          </table:table-cell>
          <table:table-cell/>
          <table:table-cell table:formula="of:=[.F$2]*[.C372]^[.F$3]+[.F$4]*[.C372]^[.F$5]+[.F$6]*[.C372]^[.F$7]+[.F$8]" office:value-type="float" office:value="1515869.18417978" calcext:value-type="float">
            <text:p>1 515 869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1515874.22668578" calcext:value-type="float">
            <text:p>1 515 874</text:p>
          </table:table-cell>
          <table:table-cell/>
          <table:table-cell table:formula="of:=[.F$2]*[.C373]^[.F$3]+[.F$4]*[.C373]^[.F$5]+[.F$6]*[.C373]^[.F$7]+[.F$8]" office:value-type="float" office:value="1515874.22668578" calcext:value-type="float">
            <text:p>1 515 874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1515879.11985773" calcext:value-type="float">
            <text:p>1 515 879</text:p>
          </table:table-cell>
          <table:table-cell/>
          <table:table-cell table:formula="of:=[.F$2]*[.C374]^[.F$3]+[.F$4]*[.C374]^[.F$5]+[.F$6]*[.C374]^[.F$7]+[.F$8]" office:value-type="float" office:value="1515879.11985773" calcext:value-type="float">
            <text:p>1 515 879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1515883.86811772" calcext:value-type="float">
            <text:p>1 515 884</text:p>
          </table:table-cell>
          <table:table-cell/>
          <table:table-cell table:formula="of:=[.F$2]*[.C375]^[.F$3]+[.F$4]*[.C375]^[.F$5]+[.F$6]*[.C375]^[.F$7]+[.F$8]" office:value-type="float" office:value="1515883.86811772" calcext:value-type="float">
            <text:p>1 515 884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1515888.47575691" calcext:value-type="float">
            <text:p>1 515 888</text:p>
          </table:table-cell>
          <table:table-cell/>
          <table:table-cell table:formula="of:=[.F$2]*[.C376]^[.F$3]+[.F$4]*[.C376]^[.F$5]+[.F$6]*[.C376]^[.F$7]+[.F$8]" office:value-type="float" office:value="1515888.47575691" calcext:value-type="float">
            <text:p>1 515 888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1515892.94693942" calcext:value-type="float">
            <text:p>1 515 893</text:p>
          </table:table-cell>
          <table:table-cell/>
          <table:table-cell table:formula="of:=[.F$2]*[.C377]^[.F$3]+[.F$4]*[.C377]^[.F$5]+[.F$6]*[.C377]^[.F$7]+[.F$8]" office:value-type="float" office:value="1515892.94693942" calcext:value-type="float">
            <text:p>1 515 893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1515897.28570608" calcext:value-type="float">
            <text:p>1 515 897</text:p>
          </table:table-cell>
          <table:table-cell/>
          <table:table-cell table:formula="of:=[.F$2]*[.C378]^[.F$3]+[.F$4]*[.C378]^[.F$5]+[.F$6]*[.C378]^[.F$7]+[.F$8]" office:value-type="float" office:value="1515897.28570608" calcext:value-type="float">
            <text:p>1 515 897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1515901.49597809" calcext:value-type="float">
            <text:p>1 515 901</text:p>
          </table:table-cell>
          <table:table-cell/>
          <table:table-cell table:formula="of:=[.F$2]*[.C379]^[.F$3]+[.F$4]*[.C379]^[.F$5]+[.F$6]*[.C379]^[.F$7]+[.F$8]" office:value-type="float" office:value="1515901.49597809" calcext:value-type="float">
            <text:p>1 515 901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1515905.58156055" calcext:value-type="float">
            <text:p>1 515 906</text:p>
          </table:table-cell>
          <table:table-cell/>
          <table:table-cell table:formula="of:=[.F$2]*[.C380]^[.F$3]+[.F$4]*[.C380]^[.F$5]+[.F$6]*[.C380]^[.F$7]+[.F$8]" office:value-type="float" office:value="1515905.58156055" calcext:value-type="float">
            <text:p>1 515 90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1515909.54614588" calcext:value-type="float">
            <text:p>1 515 910</text:p>
          </table:table-cell>
          <table:table-cell/>
          <table:table-cell table:formula="of:=[.F$2]*[.C381]^[.F$3]+[.F$4]*[.C381]^[.F$5]+[.F$6]*[.C381]^[.F$7]+[.F$8]" office:value-type="float" office:value="1515909.54614588" calcext:value-type="float">
            <text:p>1 515 910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1515913.39331722" calcext:value-type="float">
            <text:p>1 515 913</text:p>
          </table:table-cell>
          <table:table-cell/>
          <table:table-cell table:formula="of:=[.F$2]*[.C382]^[.F$3]+[.F$4]*[.C382]^[.F$5]+[.F$6]*[.C382]^[.F$7]+[.F$8]" office:value-type="float" office:value="1515913.39331722" calcext:value-type="float">
            <text:p>1 515 913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1515917.12655156" calcext:value-type="float">
            <text:p>1 515 917</text:p>
          </table:table-cell>
          <table:table-cell/>
          <table:table-cell table:formula="of:=[.F$2]*[.C383]^[.F$3]+[.F$4]*[.C383]^[.F$5]+[.F$6]*[.C383]^[.F$7]+[.F$8]" office:value-type="float" office:value="1515917.12655156" calcext:value-type="float">
            <text:p>1 515 917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1515920.749223" calcext:value-type="float">
            <text:p>1 515 921</text:p>
          </table:table-cell>
          <table:table-cell/>
          <table:table-cell table:formula="of:=[.F$2]*[.C384]^[.F$3]+[.F$4]*[.C384]^[.F$5]+[.F$6]*[.C384]^[.F$7]+[.F$8]" office:value-type="float" office:value="1515920.749223" calcext:value-type="float">
            <text:p>1 515 921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1515924.26460569" calcext:value-type="float">
            <text:p>1 515 924</text:p>
          </table:table-cell>
          <table:table-cell/>
          <table:table-cell table:formula="of:=[.F$2]*[.C385]^[.F$3]+[.F$4]*[.C385]^[.F$5]+[.F$6]*[.C385]^[.F$7]+[.F$8]" office:value-type="float" office:value="1515924.26460569" calcext:value-type="float">
            <text:p>1 515 924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1515927.67587686" calcext:value-type="float">
            <text:p>1 515 928</text:p>
          </table:table-cell>
          <table:table-cell/>
          <table:table-cell table:formula="of:=[.F$2]*[.C386]^[.F$3]+[.F$4]*[.C386]^[.F$5]+[.F$6]*[.C386]^[.F$7]+[.F$8]" office:value-type="float" office:value="1515927.67587686" calcext:value-type="float">
            <text:p>1 515 928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1515930.98611966" calcext:value-type="float">
            <text:p>1 515 931</text:p>
          </table:table-cell>
          <table:table-cell/>
          <table:table-cell table:formula="of:=[.F$2]*[.C387]^[.F$3]+[.F$4]*[.C387]^[.F$5]+[.F$6]*[.C387]^[.F$7]+[.F$8]" office:value-type="float" office:value="1515930.98611966" calcext:value-type="float">
            <text:p>1 515 931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1515934.19832594" calcext:value-type="float">
            <text:p>1 515 934</text:p>
          </table:table-cell>
          <table:table-cell/>
          <table:table-cell table:formula="of:=[.F$2]*[.C388]^[.F$3]+[.F$4]*[.C388]^[.F$5]+[.F$6]*[.C388]^[.F$7]+[.F$8]" office:value-type="float" office:value="1515934.19832594" calcext:value-type="float">
            <text:p>1 515 934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1515937.31539896" calcext:value-type="float">
            <text:p>1 515 937</text:p>
          </table:table-cell>
          <table:table-cell/>
          <table:table-cell table:formula="of:=[.F$2]*[.C389]^[.F$3]+[.F$4]*[.C389]^[.F$5]+[.F$6]*[.C389]^[.F$7]+[.F$8]" office:value-type="float" office:value="1515937.31539896" calcext:value-type="float">
            <text:p>1 515 937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1515940.34015604" calcext:value-type="float">
            <text:p>1 515 940</text:p>
          </table:table-cell>
          <table:table-cell/>
          <table:table-cell table:formula="of:=[.F$2]*[.C390]^[.F$3]+[.F$4]*[.C390]^[.F$5]+[.F$6]*[.C390]^[.F$7]+[.F$8]" office:value-type="float" office:value="1515940.34015604" calcext:value-type="float">
            <text:p>1 515 940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1515943.27533104" calcext:value-type="float">
            <text:p>1 515 943</text:p>
          </table:table-cell>
          <table:table-cell/>
          <table:table-cell table:formula="of:=[.F$2]*[.C391]^[.F$3]+[.F$4]*[.C391]^[.F$5]+[.F$6]*[.C391]^[.F$7]+[.F$8]" office:value-type="float" office:value="1515943.27533104" calcext:value-type="float">
            <text:p>1 515 943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1515946.1235769" calcext:value-type="float">
            <text:p>1 515 946</text:p>
          </table:table-cell>
          <table:table-cell/>
          <table:table-cell table:formula="of:=[.F$2]*[.C392]^[.F$3]+[.F$4]*[.C392]^[.F$5]+[.F$6]*[.C392]^[.F$7]+[.F$8]" office:value-type="float" office:value="1515946.1235769" calcext:value-type="float">
            <text:p>1 515 94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1515948.88746798" calcext:value-type="float">
            <text:p>1 515 949</text:p>
          </table:table-cell>
          <table:table-cell/>
          <table:table-cell table:formula="of:=[.F$2]*[.C393]^[.F$3]+[.F$4]*[.C393]^[.F$5]+[.F$6]*[.C393]^[.F$7]+[.F$8]" office:value-type="float" office:value="1515948.88746798" calcext:value-type="float">
            <text:p>1 515 949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1515951.56950243" calcext:value-type="float">
            <text:p>1 515 952</text:p>
          </table:table-cell>
          <table:table-cell/>
          <table:table-cell table:formula="of:=[.F$2]*[.C394]^[.F$3]+[.F$4]*[.C394]^[.F$5]+[.F$6]*[.C394]^[.F$7]+[.F$8]" office:value-type="float" office:value="1515951.56950243" calcext:value-type="float">
            <text:p>1 515 952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1515954.17210441" calcext:value-type="float">
            <text:p>1 515 954</text:p>
          </table:table-cell>
          <table:table-cell/>
          <table:table-cell table:formula="of:=[.F$2]*[.C395]^[.F$3]+[.F$4]*[.C395]^[.F$5]+[.F$6]*[.C395]^[.F$7]+[.F$8]" office:value-type="float" office:value="1515954.17210441" calcext:value-type="float">
            <text:p>1 515 954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1515956.69762631" calcext:value-type="float">
            <text:p>1 515 957</text:p>
          </table:table-cell>
          <table:table-cell/>
          <table:table-cell table:formula="of:=[.F$2]*[.C396]^[.F$3]+[.F$4]*[.C396]^[.F$5]+[.F$6]*[.C396]^[.F$7]+[.F$8]" office:value-type="float" office:value="1515956.69762631" calcext:value-type="float">
            <text:p>1 515 957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1515959.14835086" calcext:value-type="float">
            <text:p>1 515 959</text:p>
          </table:table-cell>
          <table:table-cell/>
          <table:table-cell table:formula="of:=[.F$2]*[.C397]^[.F$3]+[.F$4]*[.C397]^[.F$5]+[.F$6]*[.C397]^[.F$7]+[.F$8]" office:value-type="float" office:value="1515959.14835086" calcext:value-type="float">
            <text:p>1 515 959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1515961.52649318" calcext:value-type="float">
            <text:p>1 515 962</text:p>
          </table:table-cell>
          <table:table-cell/>
          <table:table-cell table:formula="of:=[.F$2]*[.C398]^[.F$3]+[.F$4]*[.C398]^[.F$5]+[.F$6]*[.C398]^[.F$7]+[.F$8]" office:value-type="float" office:value="1515961.52649318" calcext:value-type="float">
            <text:p>1 515 962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1515963.83420281" calcext:value-type="float">
            <text:p>1 515 964</text:p>
          </table:table-cell>
          <table:table-cell/>
          <table:table-cell table:formula="of:=[.F$2]*[.C399]^[.F$3]+[.F$4]*[.C399]^[.F$5]+[.F$6]*[.C399]^[.F$7]+[.F$8]" office:value-type="float" office:value="1515963.83420281" calcext:value-type="float">
            <text:p>1 515 964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1515966.07356564" calcext:value-type="float">
            <text:p>1 515 966</text:p>
          </table:table-cell>
          <table:table-cell/>
          <table:table-cell table:formula="of:=[.F$2]*[.C400]^[.F$3]+[.F$4]*[.C400]^[.F$5]+[.F$6]*[.C400]^[.F$7]+[.F$8]" office:value-type="float" office:value="1515966.07356564" calcext:value-type="float">
            <text:p>1 515 96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1515968.24660577" calcext:value-type="float">
            <text:p>1 515 968</text:p>
          </table:table-cell>
          <table:table-cell/>
          <table:table-cell table:formula="of:=[.F$2]*[.C401]^[.F$3]+[.F$4]*[.C401]^[.F$5]+[.F$6]*[.C401]^[.F$7]+[.F$8]" office:value-type="float" office:value="1515968.24660577" calcext:value-type="float">
            <text:p>1 515 968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1515970.35528739" calcext:value-type="float">
            <text:p>1 515 970</text:p>
          </table:table-cell>
          <table:table-cell/>
          <table:table-cell table:formula="of:=[.F$2]*[.C402]^[.F$3]+[.F$4]*[.C402]^[.F$5]+[.F$6]*[.C402]^[.F$7]+[.F$8]" office:value-type="float" office:value="1515970.35528739" calcext:value-type="float">
            <text:p>1 515 970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1515972.4015165" calcext:value-type="float">
            <text:p>1 515 972</text:p>
          </table:table-cell>
          <table:table-cell/>
          <table:table-cell table:formula="of:=[.F$2]*[.C403]^[.F$3]+[.F$4]*[.C403]^[.F$5]+[.F$6]*[.C403]^[.F$7]+[.F$8]" office:value-type="float" office:value="1515972.4015165" calcext:value-type="float">
            <text:p>1 515 972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1515974.38714267" calcext:value-type="float">
            <text:p>1 515 974</text:p>
          </table:table-cell>
          <table:table-cell/>
          <table:table-cell table:formula="of:=[.F$2]*[.C404]^[.F$3]+[.F$4]*[.C404]^[.F$5]+[.F$6]*[.C404]^[.F$7]+[.F$8]" office:value-type="float" office:value="1515974.38714267" calcext:value-type="float">
            <text:p>1 515 974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1515976.3139607" calcext:value-type="float">
            <text:p>1 515 976</text:p>
          </table:table-cell>
          <table:table-cell/>
          <table:table-cell table:formula="of:=[.F$2]*[.C405]^[.F$3]+[.F$4]*[.C405]^[.F$5]+[.F$6]*[.C405]^[.F$7]+[.F$8]" office:value-type="float" office:value="1515976.3139607" calcext:value-type="float">
            <text:p>1 515 97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1515978.18371223" calcext:value-type="float">
            <text:p>1 515 978</text:p>
          </table:table-cell>
          <table:table-cell/>
          <table:table-cell table:formula="of:=[.F$2]*[.C406]^[.F$3]+[.F$4]*[.C406]^[.F$5]+[.F$6]*[.C406]^[.F$7]+[.F$8]" office:value-type="float" office:value="1515978.18371223" calcext:value-type="float">
            <text:p>1 515 978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1515979.99808734" calcext:value-type="float">
            <text:p>1 515 980</text:p>
          </table:table-cell>
          <table:table-cell/>
          <table:table-cell table:formula="of:=[.F$2]*[.C407]^[.F$3]+[.F$4]*[.C407]^[.F$5]+[.F$6]*[.C407]^[.F$7]+[.F$8]" office:value-type="float" office:value="1515979.99808734" calcext:value-type="float">
            <text:p>1 515 980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1515981.75872605" calcext:value-type="float">
            <text:p>1 515 982</text:p>
          </table:table-cell>
          <table:table-cell/>
          <table:table-cell table:formula="of:=[.F$2]*[.C408]^[.F$3]+[.F$4]*[.C408]^[.F$5]+[.F$6]*[.C408]^[.F$7]+[.F$8]" office:value-type="float" office:value="1515981.75872605" calcext:value-type="float">
            <text:p>1 515 982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1515983.46721981" calcext:value-type="float">
            <text:p>1 515 983</text:p>
          </table:table-cell>
          <table:table-cell/>
          <table:table-cell table:formula="of:=[.F$2]*[.C409]^[.F$3]+[.F$4]*[.C409]^[.F$5]+[.F$6]*[.C409]^[.F$7]+[.F$8]" office:value-type="float" office:value="1515983.46721981" calcext:value-type="float">
            <text:p>1 515 983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1515985.12511295" calcext:value-type="float">
            <text:p>1 515 985</text:p>
          </table:table-cell>
          <table:table-cell/>
          <table:table-cell table:formula="of:=[.F$2]*[.C410]^[.F$3]+[.F$4]*[.C410]^[.F$5]+[.F$6]*[.C410]^[.F$7]+[.F$8]" office:value-type="float" office:value="1515985.12511295" calcext:value-type="float">
            <text:p>1 515 985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1515986.73390405" calcext:value-type="float">
            <text:p>1 515 987</text:p>
          </table:table-cell>
          <table:table-cell/>
          <table:table-cell table:formula="of:=[.F$2]*[.C411]^[.F$3]+[.F$4]*[.C411]^[.F$5]+[.F$6]*[.C411]^[.F$7]+[.F$8]" office:value-type="float" office:value="1515986.73390405" calcext:value-type="float">
            <text:p>1 515 987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1515988.29504734" calcext:value-type="float">
            <text:p>1 515 988</text:p>
          </table:table-cell>
          <table:table-cell/>
          <table:table-cell table:formula="of:=[.F$2]*[.C412]^[.F$3]+[.F$4]*[.C412]^[.F$5]+[.F$6]*[.C412]^[.F$7]+[.F$8]" office:value-type="float" office:value="1515988.29504734" calcext:value-type="float">
            <text:p>1 515 988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1515989.80995396" calcext:value-type="float">
            <text:p>1 515 990</text:p>
          </table:table-cell>
          <table:table-cell/>
          <table:table-cell table:formula="of:=[.F$2]*[.C413]^[.F$3]+[.F$4]*[.C413]^[.F$5]+[.F$6]*[.C413]^[.F$7]+[.F$8]" office:value-type="float" office:value="1515989.80995396" calcext:value-type="float">
            <text:p>1 515 990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1515991.27999326" calcext:value-type="float">
            <text:p>1 515 991</text:p>
          </table:table-cell>
          <table:table-cell/>
          <table:table-cell table:formula="of:=[.F$2]*[.C414]^[.F$3]+[.F$4]*[.C414]^[.F$5]+[.F$6]*[.C414]^[.F$7]+[.F$8]" office:value-type="float" office:value="1515991.27999326" calcext:value-type="float">
            <text:p>1 515 991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1515992.70649405" calcext:value-type="float">
            <text:p>1 515 993</text:p>
          </table:table-cell>
          <table:table-cell/>
          <table:table-cell table:formula="of:=[.F$2]*[.C415]^[.F$3]+[.F$4]*[.C415]^[.F$5]+[.F$6]*[.C415]^[.F$7]+[.F$8]" office:value-type="float" office:value="1515992.70649405" calcext:value-type="float">
            <text:p>1 515 993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1515994.09074579" calcext:value-type="float">
            <text:p>1 515 994</text:p>
          </table:table-cell>
          <table:table-cell/>
          <table:table-cell table:formula="of:=[.F$2]*[.C416]^[.F$3]+[.F$4]*[.C416]^[.F$5]+[.F$6]*[.C416]^[.F$7]+[.F$8]" office:value-type="float" office:value="1515994.09074579" calcext:value-type="float">
            <text:p>1 515 994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1515995.43399973" calcext:value-type="float">
            <text:p>1 515 995</text:p>
          </table:table-cell>
          <table:table-cell/>
          <table:table-cell table:formula="of:=[.F$2]*[.C417]^[.F$3]+[.F$4]*[.C417]^[.F$5]+[.F$6]*[.C417]^[.F$7]+[.F$8]" office:value-type="float" office:value="1515995.43399973" calcext:value-type="float">
            <text:p>1 515 995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1515996.73747009" calcext:value-type="float">
            <text:p>1 515 997</text:p>
          </table:table-cell>
          <table:table-cell/>
          <table:table-cell table:formula="of:=[.F$2]*[.C418]^[.F$3]+[.F$4]*[.C418]^[.F$5]+[.F$6]*[.C418]^[.F$7]+[.F$8]" office:value-type="float" office:value="1515996.73747009" calcext:value-type="float">
            <text:p>1 515 997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1515998.00233512" calcext:value-type="float">
            <text:p>1 515 998</text:p>
          </table:table-cell>
          <table:table-cell/>
          <table:table-cell table:formula="of:=[.F$2]*[.C419]^[.F$3]+[.F$4]*[.C419]^[.F$5]+[.F$6]*[.C419]^[.F$7]+[.F$8]" office:value-type="float" office:value="1515998.00233512" calcext:value-type="float">
            <text:p>1 515 998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1515999.22973818" calcext:value-type="float">
            <text:p>1 515 999</text:p>
          </table:table-cell>
          <table:table-cell/>
          <table:table-cell table:formula="of:=[.F$2]*[.C420]^[.F$3]+[.F$4]*[.C420]^[.F$5]+[.F$6]*[.C420]^[.F$7]+[.F$8]" office:value-type="float" office:value="1515999.22973818" calcext:value-type="float">
            <text:p>1 515 999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1516000.42078876" calcext:value-type="float">
            <text:p>1 516 000</text:p>
          </table:table-cell>
          <table:table-cell/>
          <table:table-cell table:formula="of:=[.F$2]*[.C421]^[.F$3]+[.F$4]*[.C421]^[.F$5]+[.F$6]*[.C421]^[.F$7]+[.F$8]" office:value-type="float" office:value="1516000.42078876" calcext:value-type="float">
            <text:p>1 516 000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1516001.5765635" calcext:value-type="float">
            <text:p>1 516 002</text:p>
          </table:table-cell>
          <table:table-cell/>
          <table:table-cell table:formula="of:=[.F$2]*[.C422]^[.F$3]+[.F$4]*[.C422]^[.F$5]+[.F$6]*[.C422]^[.F$7]+[.F$8]" office:value-type="float" office:value="1516001.5765635" calcext:value-type="float">
            <text:p>1 516 002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1516002.69810716" calcext:value-type="float">
            <text:p>1 516 003</text:p>
          </table:table-cell>
          <table:table-cell/>
          <table:table-cell table:formula="of:=[.F$2]*[.C423]^[.F$3]+[.F$4]*[.C423]^[.F$5]+[.F$6]*[.C423]^[.F$7]+[.F$8]" office:value-type="float" office:value="1516002.69810716" calcext:value-type="float">
            <text:p>1 516 003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1516003.78643355" calcext:value-type="float">
            <text:p>1 516 004</text:p>
          </table:table-cell>
          <table:table-cell/>
          <table:table-cell table:formula="of:=[.F$2]*[.C424]^[.F$3]+[.F$4]*[.C424]^[.F$5]+[.F$6]*[.C424]^[.F$7]+[.F$8]" office:value-type="float" office:value="1516003.78643355" calcext:value-type="float">
            <text:p>1 516 004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1516004.84252646" calcext:value-type="float">
            <text:p>1 516 005</text:p>
          </table:table-cell>
          <table:table-cell/>
          <table:table-cell table:formula="of:=[.F$2]*[.C425]^[.F$3]+[.F$4]*[.C425]^[.F$5]+[.F$6]*[.C425]^[.F$7]+[.F$8]" office:value-type="float" office:value="1516004.84252646" calcext:value-type="float">
            <text:p>1 516 005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1516005.86734054" calcext:value-type="float">
            <text:p>1 516 006</text:p>
          </table:table-cell>
          <table:table-cell/>
          <table:table-cell table:formula="of:=[.F$2]*[.C426]^[.F$3]+[.F$4]*[.C426]^[.F$5]+[.F$6]*[.C426]^[.F$7]+[.F$8]" office:value-type="float" office:value="1516005.86734054" calcext:value-type="float">
            <text:p>1 516 00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1516006.86180217" calcext:value-type="float">
            <text:p>1 516 007</text:p>
          </table:table-cell>
          <table:table-cell/>
          <table:table-cell table:formula="of:=[.F$2]*[.C427]^[.F$3]+[.F$4]*[.C427]^[.F$5]+[.F$6]*[.C427]^[.F$7]+[.F$8]" office:value-type="float" office:value="1516006.86180217" calcext:value-type="float">
            <text:p>1 516 007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1516007.8268103" calcext:value-type="float">
            <text:p>1 516 008</text:p>
          </table:table-cell>
          <table:table-cell/>
          <table:table-cell table:formula="of:=[.F$2]*[.C428]^[.F$3]+[.F$4]*[.C428]^[.F$5]+[.F$6]*[.C428]^[.F$7]+[.F$8]" office:value-type="float" office:value="1516007.8268103" calcext:value-type="float">
            <text:p>1 516 008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1516008.76323726" calcext:value-type="float">
            <text:p>1 516 009</text:p>
          </table:table-cell>
          <table:table-cell/>
          <table:table-cell table:formula="of:=[.F$2]*[.C429]^[.F$3]+[.F$4]*[.C429]^[.F$5]+[.F$6]*[.C429]^[.F$7]+[.F$8]" office:value-type="float" office:value="1516008.76323726" calcext:value-type="float">
            <text:p>1 516 009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1516009.67192952" calcext:value-type="float">
            <text:p>1 516 010</text:p>
          </table:table-cell>
          <table:table-cell/>
          <table:table-cell table:formula="of:=[.F$2]*[.C430]^[.F$3]+[.F$4]*[.C430]^[.F$5]+[.F$6]*[.C430]^[.F$7]+[.F$8]" office:value-type="float" office:value="1516009.67192952" calcext:value-type="float">
            <text:p>1 516 010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1516010.55370851" calcext:value-type="float">
            <text:p>1 516 011</text:p>
          </table:table-cell>
          <table:table-cell/>
          <table:table-cell table:formula="of:=[.F$2]*[.C431]^[.F$3]+[.F$4]*[.C431]^[.F$5]+[.F$6]*[.C431]^[.F$7]+[.F$8]" office:value-type="float" office:value="1516010.55370851" calcext:value-type="float">
            <text:p>1 516 011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1516011.40937132" calcext:value-type="float">
            <text:p>1 516 011</text:p>
          </table:table-cell>
          <table:table-cell/>
          <table:table-cell table:formula="of:=[.F$2]*[.C432]^[.F$3]+[.F$4]*[.C432]^[.F$5]+[.F$6]*[.C432]^[.F$7]+[.F$8]" office:value-type="float" office:value="1516011.40937132" calcext:value-type="float">
            <text:p>1 516 011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1516012.23969143" calcext:value-type="float">
            <text:p>1 516 012</text:p>
          </table:table-cell>
          <table:table-cell/>
          <table:table-cell table:formula="of:=[.F$2]*[.C433]^[.F$3]+[.F$4]*[.C433]^[.F$5]+[.F$6]*[.C433]^[.F$7]+[.F$8]" office:value-type="float" office:value="1516012.23969143" calcext:value-type="float">
            <text:p>1 516 012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1516013.04541943" calcext:value-type="float">
            <text:p>1 516 013</text:p>
          </table:table-cell>
          <table:table-cell/>
          <table:table-cell table:formula="of:=[.F$2]*[.C434]^[.F$3]+[.F$4]*[.C434]^[.F$5]+[.F$6]*[.C434]^[.F$7]+[.F$8]" office:value-type="float" office:value="1516013.04541943" calcext:value-type="float">
            <text:p>1 516 013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1516013.82728365" calcext:value-type="float">
            <text:p>1 516 014</text:p>
          </table:table-cell>
          <table:table-cell/>
          <table:table-cell table:formula="of:=[.F$2]*[.C435]^[.F$3]+[.F$4]*[.C435]^[.F$5]+[.F$6]*[.C435]^[.F$7]+[.F$8]" office:value-type="float" office:value="1516013.82728365" calcext:value-type="float">
            <text:p>1 516 014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1516014.58599088" calcext:value-type="float">
            <text:p>1 516 015</text:p>
          </table:table-cell>
          <table:table-cell/>
          <table:table-cell table:formula="of:=[.F$2]*[.C436]^[.F$3]+[.F$4]*[.C436]^[.F$5]+[.F$6]*[.C436]^[.F$7]+[.F$8]" office:value-type="float" office:value="1516014.58599088" calcext:value-type="float">
            <text:p>1 516 015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1516015.32222697" calcext:value-type="float">
            <text:p>1 516 015</text:p>
          </table:table-cell>
          <table:table-cell/>
          <table:table-cell table:formula="of:=[.F$2]*[.C437]^[.F$3]+[.F$4]*[.C437]^[.F$5]+[.F$6]*[.C437]^[.F$7]+[.F$8]" office:value-type="float" office:value="1516015.32222697" calcext:value-type="float">
            <text:p>1 516 015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1516016.03665744" calcext:value-type="float">
            <text:p>1 516 016</text:p>
          </table:table-cell>
          <table:table-cell/>
          <table:table-cell table:formula="of:=[.F$2]*[.C438]^[.F$3]+[.F$4]*[.C438]^[.F$5]+[.F$6]*[.C438]^[.F$7]+[.F$8]" office:value-type="float" office:value="1516016.03665744" calcext:value-type="float">
            <text:p>1 516 01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1516016.72992812" calcext:value-type="float">
            <text:p>1 516 017</text:p>
          </table:table-cell>
          <table:table-cell/>
          <table:table-cell table:formula="of:=[.F$2]*[.C439]^[.F$3]+[.F$4]*[.C439]^[.F$5]+[.F$6]*[.C439]^[.F$7]+[.F$8]" office:value-type="float" office:value="1516016.72992812" calcext:value-type="float">
            <text:p>1 516 017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1516017.4026657" calcext:value-type="float">
            <text:p>1 516 017</text:p>
          </table:table-cell>
          <table:table-cell/>
          <table:table-cell table:formula="of:=[.F$2]*[.C440]^[.F$3]+[.F$4]*[.C440]^[.F$5]+[.F$6]*[.C440]^[.F$7]+[.F$8]" office:value-type="float" office:value="1516017.4026657" calcext:value-type="float">
            <text:p>1 516 017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1516018.05547832" calcext:value-type="float">
            <text:p>1 516 018</text:p>
          </table:table-cell>
          <table:table-cell/>
          <table:table-cell table:formula="of:=[.F$2]*[.C441]^[.F$3]+[.F$4]*[.C441]^[.F$5]+[.F$6]*[.C441]^[.F$7]+[.F$8]" office:value-type="float" office:value="1516018.05547832" calcext:value-type="float">
            <text:p>1 516 018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1516018.68895611" calcext:value-type="float">
            <text:p>1 516 019</text:p>
          </table:table-cell>
          <table:table-cell/>
          <table:table-cell table:formula="of:=[.F$2]*[.C442]^[.F$3]+[.F$4]*[.C442]^[.F$5]+[.F$6]*[.C442]^[.F$7]+[.F$8]" office:value-type="float" office:value="1516018.68895611" calcext:value-type="float">
            <text:p>1 516 019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1516019.3036717" calcext:value-type="float">
            <text:p>1 516 019</text:p>
          </table:table-cell>
          <table:table-cell/>
          <table:table-cell table:formula="of:=[.F$2]*[.C443]^[.F$3]+[.F$4]*[.C443]^[.F$5]+[.F$6]*[.C443]^[.F$7]+[.F$8]" office:value-type="float" office:value="1516019.3036717" calcext:value-type="float">
            <text:p>1 516 019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1516019.90018079" calcext:value-type="float">
            <text:p>1 516 020</text:p>
          </table:table-cell>
          <table:table-cell/>
          <table:table-cell table:formula="of:=[.F$2]*[.C444]^[.F$3]+[.F$4]*[.C444]^[.F$5]+[.F$6]*[.C444]^[.F$7]+[.F$8]" office:value-type="float" office:value="1516019.90018079" calcext:value-type="float">
            <text:p>1 516 020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1516020.4790226" calcext:value-type="float">
            <text:p>1 516 020</text:p>
          </table:table-cell>
          <table:table-cell/>
          <table:table-cell table:formula="of:=[.F$2]*[.C445]^[.F$3]+[.F$4]*[.C445]^[.F$5]+[.F$6]*[.C445]^[.F$7]+[.F$8]" office:value-type="float" office:value="1516020.4790226" calcext:value-type="float">
            <text:p>1 516 020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1516021.0407204" calcext:value-type="float">
            <text:p>1 516 021</text:p>
          </table:table-cell>
          <table:table-cell/>
          <table:table-cell table:formula="of:=[.F$2]*[.C446]^[.F$3]+[.F$4]*[.C446]^[.F$5]+[.F$6]*[.C446]^[.F$7]+[.F$8]" office:value-type="float" office:value="1516021.0407204" calcext:value-type="float">
            <text:p>1 516 021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1516021.58578195" calcext:value-type="float">
            <text:p>1 516 022</text:p>
          </table:table-cell>
          <table:table-cell/>
          <table:table-cell table:formula="of:=[.F$2]*[.C447]^[.F$3]+[.F$4]*[.C447]^[.F$5]+[.F$6]*[.C447]^[.F$7]+[.F$8]" office:value-type="float" office:value="1516021.58578195" calcext:value-type="float">
            <text:p>1 516 022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1516022.11469997" calcext:value-type="float">
            <text:p>1 516 022</text:p>
          </table:table-cell>
          <table:table-cell/>
          <table:table-cell table:formula="of:=[.F$2]*[.C448]^[.F$3]+[.F$4]*[.C448]^[.F$5]+[.F$6]*[.C448]^[.F$7]+[.F$8]" office:value-type="float" office:value="1516022.11469997" calcext:value-type="float">
            <text:p>1 516 022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1516022.62795259" calcext:value-type="float">
            <text:p>1 516 023</text:p>
          </table:table-cell>
          <table:table-cell/>
          <table:table-cell table:formula="of:=[.F$2]*[.C449]^[.F$3]+[.F$4]*[.C449]^[.F$5]+[.F$6]*[.C449]^[.F$7]+[.F$8]" office:value-type="float" office:value="1516022.62795259" calcext:value-type="float">
            <text:p>1 516 023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1516023.12600378" calcext:value-type="float">
            <text:p>1 516 023</text:p>
          </table:table-cell>
          <table:table-cell/>
          <table:table-cell table:formula="of:=[.F$2]*[.C450]^[.F$3]+[.F$4]*[.C450]^[.F$5]+[.F$6]*[.C450]^[.F$7]+[.F$8]" office:value-type="float" office:value="1516023.12600378" calcext:value-type="float">
            <text:p>1 516 023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1516023.60930377" calcext:value-type="float">
            <text:p>1 516 024</text:p>
          </table:table-cell>
          <table:table-cell/>
          <table:table-cell table:formula="of:=[.F$2]*[.C451]^[.F$3]+[.F$4]*[.C451]^[.F$5]+[.F$6]*[.C451]^[.F$7]+[.F$8]" office:value-type="float" office:value="1516023.60930377" calcext:value-type="float">
            <text:p>1 516 024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1516024.07828945" calcext:value-type="float">
            <text:p>1 516 024</text:p>
          </table:table-cell>
          <table:table-cell/>
          <table:table-cell table:formula="of:=[.F$2]*[.C452]^[.F$3]+[.F$4]*[.C452]^[.F$5]+[.F$6]*[.C452]^[.F$7]+[.F$8]" office:value-type="float" office:value="1516024.07828945" calcext:value-type="float">
            <text:p>1 516 024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1516024.53338478" calcext:value-type="float">
            <text:p>1 516 025</text:p>
          </table:table-cell>
          <table:table-cell/>
          <table:table-cell table:formula="of:=[.F$2]*[.C453]^[.F$3]+[.F$4]*[.C453]^[.F$5]+[.F$6]*[.C453]^[.F$7]+[.F$8]" office:value-type="float" office:value="1516024.53338478" calcext:value-type="float">
            <text:p>1 516 025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1516024.97500116" calcext:value-type="float">
            <text:p>1 516 025</text:p>
          </table:table-cell>
          <table:table-cell/>
          <table:table-cell table:formula="of:=[.F$2]*[.C454]^[.F$3]+[.F$4]*[.C454]^[.F$5]+[.F$6]*[.C454]^[.F$7]+[.F$8]" office:value-type="float" office:value="1516024.97500116" calcext:value-type="float">
            <text:p>1 516 025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1516025.4035378" calcext:value-type="float">
            <text:p>1 516 025</text:p>
          </table:table-cell>
          <table:table-cell/>
          <table:table-cell table:formula="of:=[.F$2]*[.C455]^[.F$3]+[.F$4]*[.C455]^[.F$5]+[.F$6]*[.C455]^[.F$7]+[.F$8]" office:value-type="float" office:value="1516025.4035378" calcext:value-type="float">
            <text:p>1 516 025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1516025.8193821" calcext:value-type="float">
            <text:p>1 516 026</text:p>
          </table:table-cell>
          <table:table-cell/>
          <table:table-cell table:formula="of:=[.F$2]*[.C456]^[.F$3]+[.F$4]*[.C456]^[.F$5]+[.F$6]*[.C456]^[.F$7]+[.F$8]" office:value-type="float" office:value="1516025.8193821" calcext:value-type="float">
            <text:p>1 516 02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1516026.22290996" calcext:value-type="float">
            <text:p>1 516 026</text:p>
          </table:table-cell>
          <table:table-cell/>
          <table:table-cell table:formula="of:=[.F$2]*[.C457]^[.F$3]+[.F$4]*[.C457]^[.F$5]+[.F$6]*[.C457]^[.F$7]+[.F$8]" office:value-type="float" office:value="1516026.22290996" calcext:value-type="float">
            <text:p>1 516 02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1516026.61448618" calcext:value-type="float">
            <text:p>1 516 027</text:p>
          </table:table-cell>
          <table:table-cell/>
          <table:table-cell table:formula="of:=[.F$2]*[.C458]^[.F$3]+[.F$4]*[.C458]^[.F$5]+[.F$6]*[.C458]^[.F$7]+[.F$8]" office:value-type="float" office:value="1516026.61448618" calcext:value-type="float">
            <text:p>1 516 027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1516026.99446473" calcext:value-type="float">
            <text:p>1 516 027</text:p>
          </table:table-cell>
          <table:table-cell/>
          <table:table-cell table:formula="of:=[.F$2]*[.C459]^[.F$3]+[.F$4]*[.C459]^[.F$5]+[.F$6]*[.C459]^[.F$7]+[.F$8]" office:value-type="float" office:value="1516026.99446473" calcext:value-type="float">
            <text:p>1 516 027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1516027.36318911" calcext:value-type="float">
            <text:p>1 516 027</text:p>
          </table:table-cell>
          <table:table-cell/>
          <table:table-cell table:formula="of:=[.F$2]*[.C460]^[.F$3]+[.F$4]*[.C460]^[.F$5]+[.F$6]*[.C460]^[.F$7]+[.F$8]" office:value-type="float" office:value="1516027.36318911" calcext:value-type="float">
            <text:p>1 516 027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1516027.72099264" calcext:value-type="float">
            <text:p>1 516 028</text:p>
          </table:table-cell>
          <table:table-cell/>
          <table:table-cell table:formula="of:=[.F$2]*[.C461]^[.F$3]+[.F$4]*[.C461]^[.F$5]+[.F$6]*[.C461]^[.F$7]+[.F$8]" office:value-type="float" office:value="1516027.72099264" calcext:value-type="float">
            <text:p>1 516 028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1516028.06819877" calcext:value-type="float">
            <text:p>1 516 028</text:p>
          </table:table-cell>
          <table:table-cell/>
          <table:table-cell table:formula="of:=[.F$2]*[.C462]^[.F$3]+[.F$4]*[.C462]^[.F$5]+[.F$6]*[.C462]^[.F$7]+[.F$8]" office:value-type="float" office:value="1516028.06819877" calcext:value-type="float">
            <text:p>1 516 028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1516028.40512137" calcext:value-type="float">
            <text:p>1 516 028</text:p>
          </table:table-cell>
          <table:table-cell/>
          <table:table-cell table:formula="of:=[.F$2]*[.C463]^[.F$3]+[.F$4]*[.C463]^[.F$5]+[.F$6]*[.C463]^[.F$7]+[.F$8]" office:value-type="float" office:value="1516028.40512137" calcext:value-type="float">
            <text:p>1 516 028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1516028.73206502" calcext:value-type="float">
            <text:p>1 516 029</text:p>
          </table:table-cell>
          <table:table-cell/>
          <table:table-cell table:formula="of:=[.F$2]*[.C464]^[.F$3]+[.F$4]*[.C464]^[.F$5]+[.F$6]*[.C464]^[.F$7]+[.F$8]" office:value-type="float" office:value="1516028.73206502" calcext:value-type="float">
            <text:p>1 516 029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1516029.04932528" calcext:value-type="float">
            <text:p>1 516 029</text:p>
          </table:table-cell>
          <table:table-cell/>
          <table:table-cell table:formula="of:=[.F$2]*[.C465]^[.F$3]+[.F$4]*[.C465]^[.F$5]+[.F$6]*[.C465]^[.F$7]+[.F$8]" office:value-type="float" office:value="1516029.04932528" calcext:value-type="float">
            <text:p>1 516 029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1516029.35718893" calcext:value-type="float">
            <text:p>1 516 029</text:p>
          </table:table-cell>
          <table:table-cell/>
          <table:table-cell table:formula="of:=[.F$2]*[.C466]^[.F$3]+[.F$4]*[.C466]^[.F$5]+[.F$6]*[.C466]^[.F$7]+[.F$8]" office:value-type="float" office:value="1516029.35718893" calcext:value-type="float">
            <text:p>1 516 029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1516029.65593429" calcext:value-type="float">
            <text:p>1 516 030</text:p>
          </table:table-cell>
          <table:table-cell/>
          <table:table-cell table:formula="of:=[.F$2]*[.C467]^[.F$3]+[.F$4]*[.C467]^[.F$5]+[.F$6]*[.C467]^[.F$7]+[.F$8]" office:value-type="float" office:value="1516029.65593429" calcext:value-type="float">
            <text:p>1 516 030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1516029.94583142" calcext:value-type="float">
            <text:p>1 516 030</text:p>
          </table:table-cell>
          <table:table-cell/>
          <table:table-cell table:formula="of:=[.F$2]*[.C468]^[.F$3]+[.F$4]*[.C468]^[.F$5]+[.F$6]*[.C468]^[.F$7]+[.F$8]" office:value-type="float" office:value="1516029.94583142" calcext:value-type="float">
            <text:p>1 516 030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1516030.22714239" calcext:value-type="float">
            <text:p>1 516 030</text:p>
          </table:table-cell>
          <table:table-cell/>
          <table:table-cell table:formula="of:=[.F$2]*[.C469]^[.F$3]+[.F$4]*[.C469]^[.F$5]+[.F$6]*[.C469]^[.F$7]+[.F$8]" office:value-type="float" office:value="1516030.22714239" calcext:value-type="float">
            <text:p>1 516 030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1516030.5001215" calcext:value-type="float">
            <text:p>1 516 031</text:p>
          </table:table-cell>
          <table:table-cell/>
          <table:table-cell table:formula="of:=[.F$2]*[.C470]^[.F$3]+[.F$4]*[.C470]^[.F$5]+[.F$6]*[.C470]^[.F$7]+[.F$8]" office:value-type="float" office:value="1516030.5001215" calcext:value-type="float">
            <text:p>1 516 031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1516030.76501552" calcext:value-type="float">
            <text:p>1 516 031</text:p>
          </table:table-cell>
          <table:table-cell/>
          <table:table-cell table:formula="of:=[.F$2]*[.C471]^[.F$3]+[.F$4]*[.C471]^[.F$5]+[.F$6]*[.C471]^[.F$7]+[.F$8]" office:value-type="float" office:value="1516030.76501552" calcext:value-type="float">
            <text:p>1 516 031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1516031.02206391" calcext:value-type="float">
            <text:p>1 516 031</text:p>
          </table:table-cell>
          <table:table-cell/>
          <table:table-cell table:formula="of:=[.F$2]*[.C472]^[.F$3]+[.F$4]*[.C472]^[.F$5]+[.F$6]*[.C472]^[.F$7]+[.F$8]" office:value-type="float" office:value="1516031.02206391" calcext:value-type="float">
            <text:p>1 516 031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1516031.27149905" calcext:value-type="float">
            <text:p>1 516 031</text:p>
          </table:table-cell>
          <table:table-cell/>
          <table:table-cell table:formula="of:=[.F$2]*[.C473]^[.F$3]+[.F$4]*[.C473]^[.F$5]+[.F$6]*[.C473]^[.F$7]+[.F$8]" office:value-type="float" office:value="1516031.27149905" calcext:value-type="float">
            <text:p>1 516 031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1516031.51354642" calcext:value-type="float">
            <text:p>1 516 032</text:p>
          </table:table-cell>
          <table:table-cell/>
          <table:table-cell table:formula="of:=[.F$2]*[.C474]^[.F$3]+[.F$4]*[.C474]^[.F$5]+[.F$6]*[.C474]^[.F$7]+[.F$8]" office:value-type="float" office:value="1516031.51354642" calcext:value-type="float">
            <text:p>1 516 032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1516031.74842483" calcext:value-type="float">
            <text:p>1 516 032</text:p>
          </table:table-cell>
          <table:table-cell/>
          <table:table-cell table:formula="of:=[.F$2]*[.C475]^[.F$3]+[.F$4]*[.C475]^[.F$5]+[.F$6]*[.C475]^[.F$7]+[.F$8]" office:value-type="float" office:value="1516031.74842483" calcext:value-type="float">
            <text:p>1 516 032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1516031.97634661" calcext:value-type="float">
            <text:p>1 516 032</text:p>
          </table:table-cell>
          <table:table-cell/>
          <table:table-cell table:formula="of:=[.F$2]*[.C476]^[.F$3]+[.F$4]*[.C476]^[.F$5]+[.F$6]*[.C476]^[.F$7]+[.F$8]" office:value-type="float" office:value="1516031.97634661" calcext:value-type="float">
            <text:p>1 516 032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1516032.1975178" calcext:value-type="float">
            <text:p>1 516 032</text:p>
          </table:table-cell>
          <table:table-cell/>
          <table:table-cell table:formula="of:=[.F$2]*[.C477]^[.F$3]+[.F$4]*[.C477]^[.F$5]+[.F$6]*[.C477]^[.F$7]+[.F$8]" office:value-type="float" office:value="1516032.1975178" calcext:value-type="float">
            <text:p>1 516 032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1516032.41213834" calcext:value-type="float">
            <text:p>1 516 032</text:p>
          </table:table-cell>
          <table:table-cell/>
          <table:table-cell table:formula="of:=[.F$2]*[.C478]^[.F$3]+[.F$4]*[.C478]^[.F$5]+[.F$6]*[.C478]^[.F$7]+[.F$8]" office:value-type="float" office:value="1516032.41213834" calcext:value-type="float">
            <text:p>1 516 032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1516032.62040225" calcext:value-type="float">
            <text:p>1 516 033</text:p>
          </table:table-cell>
          <table:table-cell/>
          <table:table-cell table:formula="of:=[.F$2]*[.C479]^[.F$3]+[.F$4]*[.C479]^[.F$5]+[.F$6]*[.C479]^[.F$7]+[.F$8]" office:value-type="float" office:value="1516032.62040225" calcext:value-type="float">
            <text:p>1 516 033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1516032.8224978" calcext:value-type="float">
            <text:p>1 516 033</text:p>
          </table:table-cell>
          <table:table-cell/>
          <table:table-cell table:formula="of:=[.F$2]*[.C480]^[.F$3]+[.F$4]*[.C480]^[.F$5]+[.F$6]*[.C480]^[.F$7]+[.F$8]" office:value-type="float" office:value="1516032.8224978" calcext:value-type="float">
            <text:p>1 516 033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1516033.01860767" calcext:value-type="float">
            <text:p>1 516 033</text:p>
          </table:table-cell>
          <table:table-cell/>
          <table:table-cell table:formula="of:=[.F$2]*[.C481]^[.F$3]+[.F$4]*[.C481]^[.F$5]+[.F$6]*[.C481]^[.F$7]+[.F$8]" office:value-type="float" office:value="1516033.01860767" calcext:value-type="float">
            <text:p>1 516 033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1516033.20890916" calcext:value-type="float">
            <text:p>1 516 033</text:p>
          </table:table-cell>
          <table:table-cell/>
          <table:table-cell table:formula="of:=[.F$2]*[.C482]^[.F$3]+[.F$4]*[.C482]^[.F$5]+[.F$6]*[.C482]^[.F$7]+[.F$8]" office:value-type="float" office:value="1516033.20890916" calcext:value-type="float">
            <text:p>1 516 033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1516033.39357429" calcext:value-type="float">
            <text:p>1 516 033</text:p>
          </table:table-cell>
          <table:table-cell/>
          <table:table-cell table:formula="of:=[.F$2]*[.C483]^[.F$3]+[.F$4]*[.C483]^[.F$5]+[.F$6]*[.C483]^[.F$7]+[.F$8]" office:value-type="float" office:value="1516033.39357429" calcext:value-type="float">
            <text:p>1 516 033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1516033.57277" calcext:value-type="float">
            <text:p>1 516 034</text:p>
          </table:table-cell>
          <table:table-cell/>
          <table:table-cell table:formula="of:=[.F$2]*[.C484]^[.F$3]+[.F$4]*[.C484]^[.F$5]+[.F$6]*[.C484]^[.F$7]+[.F$8]" office:value-type="float" office:value="1516033.57277" calcext:value-type="float">
            <text:p>1 516 034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1516033.74665829" calcext:value-type="float">
            <text:p>1 516 034</text:p>
          </table:table-cell>
          <table:table-cell/>
          <table:table-cell table:formula="of:=[.F$2]*[.C485]^[.F$3]+[.F$4]*[.C485]^[.F$5]+[.F$6]*[.C485]^[.F$7]+[.F$8]" office:value-type="float" office:value="1516033.74665829" calcext:value-type="float">
            <text:p>1 516 034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1516033.91539635" calcext:value-type="float">
            <text:p>1 516 034</text:p>
          </table:table-cell>
          <table:table-cell/>
          <table:table-cell table:formula="of:=[.F$2]*[.C486]^[.F$3]+[.F$4]*[.C486]^[.F$5]+[.F$6]*[.C486]^[.F$7]+[.F$8]" office:value-type="float" office:value="1516033.91539635" calcext:value-type="float">
            <text:p>1 516 034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1516034.07913672" calcext:value-type="float">
            <text:p>1 516 034</text:p>
          </table:table-cell>
          <table:table-cell/>
          <table:table-cell table:formula="of:=[.F$2]*[.C487]^[.F$3]+[.F$4]*[.C487]^[.F$5]+[.F$6]*[.C487]^[.F$7]+[.F$8]" office:value-type="float" office:value="1516034.07913672" calcext:value-type="float">
            <text:p>1 516 034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1516034.23802742" calcext:value-type="float">
            <text:p>1 516 034</text:p>
          </table:table-cell>
          <table:table-cell/>
          <table:table-cell table:formula="of:=[.F$2]*[.C488]^[.F$3]+[.F$4]*[.C488]^[.F$5]+[.F$6]*[.C488]^[.F$7]+[.F$8]" office:value-type="float" office:value="1516034.23802742" calcext:value-type="float">
            <text:p>1 516 034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1516034.39221209" calcext:value-type="float">
            <text:p>1 516 034</text:p>
          </table:table-cell>
          <table:table-cell/>
          <table:table-cell table:formula="of:=[.F$2]*[.C489]^[.F$3]+[.F$4]*[.C489]^[.F$5]+[.F$6]*[.C489]^[.F$7]+[.F$8]" office:value-type="float" office:value="1516034.39221209" calcext:value-type="float">
            <text:p>1 516 034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1516034.5418301" calcext:value-type="float">
            <text:p>1 516 035</text:p>
          </table:table-cell>
          <table:table-cell/>
          <table:table-cell table:formula="of:=[.F$2]*[.C490]^[.F$3]+[.F$4]*[.C490]^[.F$5]+[.F$6]*[.C490]^[.F$7]+[.F$8]" office:value-type="float" office:value="1516034.5418301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1516034.68701673" calcext:value-type="float">
            <text:p>1 516 035</text:p>
          </table:table-cell>
          <table:table-cell/>
          <table:table-cell table:formula="of:=[.F$2]*[.C491]^[.F$3]+[.F$4]*[.C491]^[.F$5]+[.F$6]*[.C491]^[.F$7]+[.F$8]" office:value-type="float" office:value="1516034.68701673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1516034.8279032" calcext:value-type="float">
            <text:p>1 516 035</text:p>
          </table:table-cell>
          <table:table-cell/>
          <table:table-cell table:formula="of:=[.F$2]*[.C492]^[.F$3]+[.F$4]*[.C492]^[.F$5]+[.F$6]*[.C492]^[.F$7]+[.F$8]" office:value-type="float" office:value="1516034.8279032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1516034.9646169" calcext:value-type="float">
            <text:p>1 516 035</text:p>
          </table:table-cell>
          <table:table-cell/>
          <table:table-cell table:formula="of:=[.F$2]*[.C493]^[.F$3]+[.F$4]*[.C493]^[.F$5]+[.F$6]*[.C493]^[.F$7]+[.F$8]" office:value-type="float" office:value="1516034.9646169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1516035.0972814" calcext:value-type="float">
            <text:p>1 516 035</text:p>
          </table:table-cell>
          <table:table-cell/>
          <table:table-cell table:formula="of:=[.F$2]*[.C494]^[.F$3]+[.F$4]*[.C494]^[.F$5]+[.F$6]*[.C494]^[.F$7]+[.F$8]" office:value-type="float" office:value="1516035.0972814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1516035.22601663" calcext:value-type="float">
            <text:p>1 516 035</text:p>
          </table:table-cell>
          <table:table-cell/>
          <table:table-cell table:formula="of:=[.F$2]*[.C495]^[.F$3]+[.F$4]*[.C495]^[.F$5]+[.F$6]*[.C495]^[.F$7]+[.F$8]" office:value-type="float" office:value="1516035.22601663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1516035.35093897" calcext:value-type="float">
            <text:p>1 516 035</text:p>
          </table:table-cell>
          <table:table-cell/>
          <table:table-cell table:formula="of:=[.F$2]*[.C496]^[.F$3]+[.F$4]*[.C496]^[.F$5]+[.F$6]*[.C496]^[.F$7]+[.F$8]" office:value-type="float" office:value="1516035.35093897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1516035.47216136" calcext:value-type="float">
            <text:p>1 516 035</text:p>
          </table:table-cell>
          <table:table-cell/>
          <table:table-cell table:formula="of:=[.F$2]*[.C497]^[.F$3]+[.F$4]*[.C497]^[.F$5]+[.F$6]*[.C497]^[.F$7]+[.F$8]" office:value-type="float" office:value="1516035.47216136" calcext:value-type="float">
            <text:p>1 516 035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1516035.58979337" calcext:value-type="float">
            <text:p>1 516 036</text:p>
          </table:table-cell>
          <table:table-cell/>
          <table:table-cell table:formula="of:=[.F$2]*[.C498]^[.F$3]+[.F$4]*[.C498]^[.F$5]+[.F$6]*[.C498]^[.F$7]+[.F$8]" office:value-type="float" office:value="1516035.58979337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1516035.70394135" calcext:value-type="float">
            <text:p>1 516 036</text:p>
          </table:table-cell>
          <table:table-cell/>
          <table:table-cell table:formula="of:=[.F$2]*[.C499]^[.F$3]+[.F$4]*[.C499]^[.F$5]+[.F$6]*[.C499]^[.F$7]+[.F$8]" office:value-type="float" office:value="1516035.70394135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1516035.81470849" calcext:value-type="float">
            <text:p>1 516 036</text:p>
          </table:table-cell>
          <table:table-cell/>
          <table:table-cell table:formula="of:=[.F$2]*[.C500]^[.F$3]+[.F$4]*[.C500]^[.F$5]+[.F$6]*[.C500]^[.F$7]+[.F$8]" office:value-type="float" office:value="1516035.81470849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1516035.92219491" calcext:value-type="float">
            <text:p>1 516 036</text:p>
          </table:table-cell>
          <table:table-cell/>
          <table:table-cell table:formula="of:=[.F$2]*[.C501]^[.F$3]+[.F$4]*[.C501]^[.F$5]+[.F$6]*[.C501]^[.F$7]+[.F$8]" office:value-type="float" office:value="1516035.92219491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1516036.0264978" calcext:value-type="float">
            <text:p>1 516 036</text:p>
          </table:table-cell>
          <table:table-cell/>
          <table:table-cell table:formula="of:=[.F$2]*[.C502]^[.F$3]+[.F$4]*[.C502]^[.F$5]+[.F$6]*[.C502]^[.F$7]+[.F$8]" office:value-type="float" office:value="1516036.0264978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1516036.12771143" calcext:value-type="float">
            <text:p>1 516 036</text:p>
          </table:table-cell>
          <table:table-cell/>
          <table:table-cell table:formula="of:=[.F$2]*[.C503]^[.F$3]+[.F$4]*[.C503]^[.F$5]+[.F$6]*[.C503]^[.F$7]+[.F$8]" office:value-type="float" office:value="1516036.12771143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1516036.22592731" calcext:value-type="float">
            <text:p>1 516 036</text:p>
          </table:table-cell>
          <table:table-cell/>
          <table:table-cell table:formula="of:=[.F$2]*[.C504]^[.F$3]+[.F$4]*[.C504]^[.F$5]+[.F$6]*[.C504]^[.F$7]+[.F$8]" office:value-type="float" office:value="1516036.22592731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1516036.32123422" calcext:value-type="float">
            <text:p>1 516 036</text:p>
          </table:table-cell>
          <table:table-cell/>
          <table:table-cell table:formula="of:=[.F$2]*[.C505]^[.F$3]+[.F$4]*[.C505]^[.F$5]+[.F$6]*[.C505]^[.F$7]+[.F$8]" office:value-type="float" office:value="1516036.32123422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1516036.41371833" calcext:value-type="float">
            <text:p>1 516 036</text:p>
          </table:table-cell>
          <table:table-cell/>
          <table:table-cell table:formula="of:=[.F$2]*[.C506]^[.F$3]+[.F$4]*[.C506]^[.F$5]+[.F$6]*[.C506]^[.F$7]+[.F$8]" office:value-type="float" office:value="1516036.41371833" calcext:value-type="float">
            <text:p>1 516 03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1516036.50346323" calcext:value-type="float">
            <text:p>1 516 037</text:p>
          </table:table-cell>
          <table:table-cell/>
          <table:table-cell table:formula="of:=[.F$2]*[.C507]^[.F$3]+[.F$4]*[.C507]^[.F$5]+[.F$6]*[.C507]^[.F$7]+[.F$8]" office:value-type="float" office:value="1516036.50346323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1516036.59055006" calcext:value-type="float">
            <text:p>1 516 037</text:p>
          </table:table-cell>
          <table:table-cell/>
          <table:table-cell table:formula="of:=[.F$2]*[.C508]^[.F$3]+[.F$4]*[.C508]^[.F$5]+[.F$6]*[.C508]^[.F$7]+[.F$8]" office:value-type="float" office:value="1516036.59055006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1516036.67505754" calcext:value-type="float">
            <text:p>1 516 037</text:p>
          </table:table-cell>
          <table:table-cell/>
          <table:table-cell table:formula="of:=[.F$2]*[.C509]^[.F$3]+[.F$4]*[.C509]^[.F$5]+[.F$6]*[.C509]^[.F$7]+[.F$8]" office:value-type="float" office:value="1516036.67505754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1516036.75706208" calcext:value-type="float">
            <text:p>1 516 037</text:p>
          </table:table-cell>
          <table:table-cell/>
          <table:table-cell table:formula="of:=[.F$2]*[.C510]^[.F$3]+[.F$4]*[.C510]^[.F$5]+[.F$6]*[.C510]^[.F$7]+[.F$8]" office:value-type="float" office:value="1516036.75706208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1516036.83663779" calcext:value-type="float">
            <text:p>1 516 037</text:p>
          </table:table-cell>
          <table:table-cell/>
          <table:table-cell table:formula="of:=[.F$2]*[.C511]^[.F$3]+[.F$4]*[.C511]^[.F$5]+[.F$6]*[.C511]^[.F$7]+[.F$8]" office:value-type="float" office:value="1516036.83663779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1516036.91385663" calcext:value-type="float">
            <text:p>1 516 037</text:p>
          </table:table-cell>
          <table:table-cell/>
          <table:table-cell table:formula="of:=[.F$2]*[.C512]^[.F$3]+[.F$4]*[.C512]^[.F$5]+[.F$6]*[.C512]^[.F$7]+[.F$8]" office:value-type="float" office:value="1516036.91385663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1516036.98878839" calcext:value-type="float">
            <text:p>1 516 037</text:p>
          </table:table-cell>
          <table:table-cell/>
          <table:table-cell table:formula="of:=[.F$2]*[.C513]^[.F$3]+[.F$4]*[.C513]^[.F$5]+[.F$6]*[.C513]^[.F$7]+[.F$8]" office:value-type="float" office:value="1516036.98878839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1516037.06150081" calcext:value-type="float">
            <text:p>1 516 037</text:p>
          </table:table-cell>
          <table:table-cell/>
          <table:table-cell table:formula="of:=[.F$2]*[.C514]^[.F$3]+[.F$4]*[.C514]^[.F$5]+[.F$6]*[.C514]^[.F$7]+[.F$8]" office:value-type="float" office:value="1516037.06150081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1516037.13205963" calcext:value-type="float">
            <text:p>1 516 037</text:p>
          </table:table-cell>
          <table:table-cell/>
          <table:table-cell table:formula="of:=[.F$2]*[.C515]^[.F$3]+[.F$4]*[.C515]^[.F$5]+[.F$6]*[.C515]^[.F$7]+[.F$8]" office:value-type="float" office:value="1516037.13205963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1516037.20052863" calcext:value-type="float">
            <text:p>1 516 037</text:p>
          </table:table-cell>
          <table:table-cell/>
          <table:table-cell table:formula="of:=[.F$2]*[.C516]^[.F$3]+[.F$4]*[.C516]^[.F$5]+[.F$6]*[.C516]^[.F$7]+[.F$8]" office:value-type="float" office:value="1516037.20052863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1516037.26696971" calcext:value-type="float">
            <text:p>1 516 037</text:p>
          </table:table-cell>
          <table:table-cell/>
          <table:table-cell table:formula="of:=[.F$2]*[.C517]^[.F$3]+[.F$4]*[.C517]^[.F$5]+[.F$6]*[.C517]^[.F$7]+[.F$8]" office:value-type="float" office:value="1516037.26696971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1516037.33144293" calcext:value-type="float">
            <text:p>1 516 037</text:p>
          </table:table-cell>
          <table:table-cell/>
          <table:table-cell table:formula="of:=[.F$2]*[.C518]^[.F$3]+[.F$4]*[.C518]^[.F$5]+[.F$6]*[.C518]^[.F$7]+[.F$8]" office:value-type="float" office:value="1516037.33144293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1516037.39400657" calcext:value-type="float">
            <text:p>1 516 037</text:p>
          </table:table-cell>
          <table:table-cell/>
          <table:table-cell table:formula="of:=[.F$2]*[.C519]^[.F$3]+[.F$4]*[.C519]^[.F$5]+[.F$6]*[.C519]^[.F$7]+[.F$8]" office:value-type="float" office:value="1516037.39400657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1516037.4547172" calcext:value-type="float">
            <text:p>1 516 037</text:p>
          </table:table-cell>
          <table:table-cell/>
          <table:table-cell table:formula="of:=[.F$2]*[.C520]^[.F$3]+[.F$4]*[.C520]^[.F$5]+[.F$6]*[.C520]^[.F$7]+[.F$8]" office:value-type="float" office:value="1516037.4547172" calcext:value-type="float">
            <text:p>1 516 037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1516037.5136297" calcext:value-type="float">
            <text:p>1 516 038</text:p>
          </table:table-cell>
          <table:table-cell/>
          <table:table-cell table:formula="of:=[.F$2]*[.C521]^[.F$3]+[.F$4]*[.C521]^[.F$5]+[.F$6]*[.C521]^[.F$7]+[.F$8]" office:value-type="float" office:value="1516037.5136297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1516037.57079731" calcext:value-type="float">
            <text:p>1 516 038</text:p>
          </table:table-cell>
          <table:table-cell/>
          <table:table-cell table:formula="of:=[.F$2]*[.C522]^[.F$3]+[.F$4]*[.C522]^[.F$5]+[.F$6]*[.C522]^[.F$7]+[.F$8]" office:value-type="float" office:value="1516037.57079731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1516037.62627174" calcext:value-type="float">
            <text:p>1 516 038</text:p>
          </table:table-cell>
          <table:table-cell/>
          <table:table-cell table:formula="of:=[.F$2]*[.C523]^[.F$3]+[.F$4]*[.C523]^[.F$5]+[.F$6]*[.C523]^[.F$7]+[.F$8]" office:value-type="float" office:value="1516037.62627174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1516037.68010311" calcext:value-type="float">
            <text:p>1 516 038</text:p>
          </table:table-cell>
          <table:table-cell/>
          <table:table-cell table:formula="of:=[.F$2]*[.C524]^[.F$3]+[.F$4]*[.C524]^[.F$5]+[.F$6]*[.C524]^[.F$7]+[.F$8]" office:value-type="float" office:value="1516037.68010311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1516037.7323401" calcext:value-type="float">
            <text:p>1 516 038</text:p>
          </table:table-cell>
          <table:table-cell/>
          <table:table-cell table:formula="of:=[.F$2]*[.C525]^[.F$3]+[.F$4]*[.C525]^[.F$5]+[.F$6]*[.C525]^[.F$7]+[.F$8]" office:value-type="float" office:value="1516037.7323401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1516037.78302993" calcext:value-type="float">
            <text:p>1 516 038</text:p>
          </table:table-cell>
          <table:table-cell/>
          <table:table-cell table:formula="of:=[.F$2]*[.C526]^[.F$3]+[.F$4]*[.C526]^[.F$5]+[.F$6]*[.C526]^[.F$7]+[.F$8]" office:value-type="float" office:value="1516037.78302993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1516037.83221842" calcext:value-type="float">
            <text:p>1 516 038</text:p>
          </table:table-cell>
          <table:table-cell/>
          <table:table-cell table:formula="of:=[.F$2]*[.C527]^[.F$3]+[.F$4]*[.C527]^[.F$5]+[.F$6]*[.C527]^[.F$7]+[.F$8]" office:value-type="float" office:value="1516037.83221842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1516037.87995004" calcext:value-type="float">
            <text:p>1 516 038</text:p>
          </table:table-cell>
          <table:table-cell/>
          <table:table-cell table:formula="of:=[.F$2]*[.C528]^[.F$3]+[.F$4]*[.C528]^[.F$5]+[.F$6]*[.C528]^[.F$7]+[.F$8]" office:value-type="float" office:value="1516037.87995004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1516037.92626794" calcext:value-type="float">
            <text:p>1 516 038</text:p>
          </table:table-cell>
          <table:table-cell/>
          <table:table-cell table:formula="of:=[.F$2]*[.C529]^[.F$3]+[.F$4]*[.C529]^[.F$5]+[.F$6]*[.C529]^[.F$7]+[.F$8]" office:value-type="float" office:value="1516037.92626794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1516037.97121399" calcext:value-type="float">
            <text:p>1 516 038</text:p>
          </table:table-cell>
          <table:table-cell/>
          <table:table-cell table:formula="of:=[.F$2]*[.C530]^[.F$3]+[.F$4]*[.C530]^[.F$5]+[.F$6]*[.C530]^[.F$7]+[.F$8]" office:value-type="float" office:value="1516037.97121399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1516038.01482883" calcext:value-type="float">
            <text:p>1 516 038</text:p>
          </table:table-cell>
          <table:table-cell/>
          <table:table-cell table:formula="of:=[.F$2]*[.C531]^[.F$3]+[.F$4]*[.C531]^[.F$5]+[.F$6]*[.C531]^[.F$7]+[.F$8]" office:value-type="float" office:value="1516038.01482883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1516038.05715187" calcext:value-type="float">
            <text:p>1 516 038</text:p>
          </table:table-cell>
          <table:table-cell/>
          <table:table-cell table:formula="of:=[.F$2]*[.C532]^[.F$3]+[.F$4]*[.C532]^[.F$5]+[.F$6]*[.C532]^[.F$7]+[.F$8]" office:value-type="float" office:value="1516038.05715187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1516038.09822139" calcext:value-type="float">
            <text:p>1 516 038</text:p>
          </table:table-cell>
          <table:table-cell/>
          <table:table-cell table:formula="of:=[.F$2]*[.C533]^[.F$3]+[.F$4]*[.C533]^[.F$5]+[.F$6]*[.C533]^[.F$7]+[.F$8]" office:value-type="float" office:value="1516038.09822139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1516038.1380745" calcext:value-type="float">
            <text:p>1 516 038</text:p>
          </table:table-cell>
          <table:table-cell/>
          <table:table-cell table:formula="of:=[.F$2]*[.C534]^[.F$3]+[.F$4]*[.C534]^[.F$5]+[.F$6]*[.C534]^[.F$7]+[.F$8]" office:value-type="float" office:value="1516038.1380745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1516038.17674724" calcext:value-type="float">
            <text:p>1 516 038</text:p>
          </table:table-cell>
          <table:table-cell/>
          <table:table-cell table:formula="of:=[.F$2]*[.C535]^[.F$3]+[.F$4]*[.C535]^[.F$5]+[.F$6]*[.C535]^[.F$7]+[.F$8]" office:value-type="float" office:value="1516038.17674724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1516038.21427457" calcext:value-type="float">
            <text:p>1 516 038</text:p>
          </table:table-cell>
          <table:table-cell/>
          <table:table-cell table:formula="of:=[.F$2]*[.C536]^[.F$3]+[.F$4]*[.C536]^[.F$5]+[.F$6]*[.C536]^[.F$7]+[.F$8]" office:value-type="float" office:value="1516038.21427457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1516038.2506904" calcext:value-type="float">
            <text:p>1 516 038</text:p>
          </table:table-cell>
          <table:table-cell/>
          <table:table-cell table:formula="of:=[.F$2]*[.C537]^[.F$3]+[.F$4]*[.C537]^[.F$5]+[.F$6]*[.C537]^[.F$7]+[.F$8]" office:value-type="float" office:value="1516038.2506904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1516038.28602767" calcext:value-type="float">
            <text:p>1 516 038</text:p>
          </table:table-cell>
          <table:table-cell/>
          <table:table-cell table:formula="of:=[.F$2]*[.C538]^[.F$3]+[.F$4]*[.C538]^[.F$5]+[.F$6]*[.C538]^[.F$7]+[.F$8]" office:value-type="float" office:value="1516038.28602767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1516038.32031831" calcext:value-type="float">
            <text:p>1 516 038</text:p>
          </table:table-cell>
          <table:table-cell/>
          <table:table-cell table:formula="of:=[.F$2]*[.C539]^[.F$3]+[.F$4]*[.C539]^[.F$5]+[.F$6]*[.C539]^[.F$7]+[.F$8]" office:value-type="float" office:value="1516038.32031831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1516038.35359333" calcext:value-type="float">
            <text:p>1 516 038</text:p>
          </table:table-cell>
          <table:table-cell/>
          <table:table-cell table:formula="of:=[.F$2]*[.C540]^[.F$3]+[.F$4]*[.C540]^[.F$5]+[.F$6]*[.C540]^[.F$7]+[.F$8]" office:value-type="float" office:value="1516038.35359333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1516038.38588281" calcext:value-type="float">
            <text:p>1 516 038</text:p>
          </table:table-cell>
          <table:table-cell/>
          <table:table-cell table:formula="of:=[.F$2]*[.C541]^[.F$3]+[.F$4]*[.C541]^[.F$5]+[.F$6]*[.C541]^[.F$7]+[.F$8]" office:value-type="float" office:value="1516038.38588281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1516038.41721593" calcext:value-type="float">
            <text:p>1 516 038</text:p>
          </table:table-cell>
          <table:table-cell/>
          <table:table-cell table:formula="of:=[.F$2]*[.C542]^[.F$3]+[.F$4]*[.C542]^[.F$5]+[.F$6]*[.C542]^[.F$7]+[.F$8]" office:value-type="float" office:value="1516038.41721593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1516038.44762103" calcext:value-type="float">
            <text:p>1 516 038</text:p>
          </table:table-cell>
          <table:table-cell/>
          <table:table-cell table:formula="of:=[.F$2]*[.C543]^[.F$3]+[.F$4]*[.C543]^[.F$5]+[.F$6]*[.C543]^[.F$7]+[.F$8]" office:value-type="float" office:value="1516038.44762103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1516038.47712558" calcext:value-type="float">
            <text:p>1 516 038</text:p>
          </table:table-cell>
          <table:table-cell/>
          <table:table-cell table:formula="of:=[.F$2]*[.C544]^[.F$3]+[.F$4]*[.C544]^[.F$5]+[.F$6]*[.C544]^[.F$7]+[.F$8]" office:value-type="float" office:value="1516038.47712558" calcext:value-type="float">
            <text:p>1 516 038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1516038.50575626" calcext:value-type="float">
            <text:p>1 516 039</text:p>
          </table:table-cell>
          <table:table-cell/>
          <table:table-cell table:formula="of:=[.F$2]*[.C545]^[.F$3]+[.F$4]*[.C545]^[.F$5]+[.F$6]*[.C545]^[.F$7]+[.F$8]" office:value-type="float" office:value="1516038.5057562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1516038.53353896" calcext:value-type="float">
            <text:p>1 516 039</text:p>
          </table:table-cell>
          <table:table-cell/>
          <table:table-cell table:formula="of:=[.F$2]*[.C546]^[.F$3]+[.F$4]*[.C546]^[.F$5]+[.F$6]*[.C546]^[.F$7]+[.F$8]" office:value-type="float" office:value="1516038.5335389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1516038.56049878" calcext:value-type="float">
            <text:p>1 516 039</text:p>
          </table:table-cell>
          <table:table-cell/>
          <table:table-cell table:formula="of:=[.F$2]*[.C547]^[.F$3]+[.F$4]*[.C547]^[.F$5]+[.F$6]*[.C547]^[.F$7]+[.F$8]" office:value-type="float" office:value="1516038.5604987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1516038.5866601" calcext:value-type="float">
            <text:p>1 516 039</text:p>
          </table:table-cell>
          <table:table-cell/>
          <table:table-cell table:formula="of:=[.F$2]*[.C548]^[.F$3]+[.F$4]*[.C548]^[.F$5]+[.F$6]*[.C548]^[.F$7]+[.F$8]" office:value-type="float" office:value="1516038.586660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1516038.61204658" calcext:value-type="float">
            <text:p>1 516 039</text:p>
          </table:table-cell>
          <table:table-cell/>
          <table:table-cell table:formula="of:=[.F$2]*[.C549]^[.F$3]+[.F$4]*[.C549]^[.F$5]+[.F$6]*[.C549]^[.F$7]+[.F$8]" office:value-type="float" office:value="1516038.6120465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1516038.63668115" calcext:value-type="float">
            <text:p>1 516 039</text:p>
          </table:table-cell>
          <table:table-cell/>
          <table:table-cell table:formula="of:=[.F$2]*[.C550]^[.F$3]+[.F$4]*[.C550]^[.F$5]+[.F$6]*[.C550]^[.F$7]+[.F$8]" office:value-type="float" office:value="1516038.6366811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1516038.6605861" calcext:value-type="float">
            <text:p>1 516 039</text:p>
          </table:table-cell>
          <table:table-cell/>
          <table:table-cell table:formula="of:=[.F$2]*[.C551]^[.F$3]+[.F$4]*[.C551]^[.F$5]+[.F$6]*[.C551]^[.F$7]+[.F$8]" office:value-type="float" office:value="1516038.660586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1516038.68378302" calcext:value-type="float">
            <text:p>1 516 039</text:p>
          </table:table-cell>
          <table:table-cell/>
          <table:table-cell table:formula="of:=[.F$2]*[.C552]^[.F$3]+[.F$4]*[.C552]^[.F$5]+[.F$6]*[.C552]^[.F$7]+[.F$8]" office:value-type="float" office:value="1516038.6837830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1516038.7062929" calcext:value-type="float">
            <text:p>1 516 039</text:p>
          </table:table-cell>
          <table:table-cell/>
          <table:table-cell table:formula="of:=[.F$2]*[.C553]^[.F$3]+[.F$4]*[.C553]^[.F$5]+[.F$6]*[.C553]^[.F$7]+[.F$8]" office:value-type="float" office:value="1516038.706292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1516038.72813607" calcext:value-type="float">
            <text:p>1 516 039</text:p>
          </table:table-cell>
          <table:table-cell/>
          <table:table-cell table:formula="of:=[.F$2]*[.C554]^[.F$3]+[.F$4]*[.C554]^[.F$5]+[.F$6]*[.C554]^[.F$7]+[.F$8]" office:value-type="float" office:value="1516038.7281360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1516038.7493323" calcext:value-type="float">
            <text:p>1 516 039</text:p>
          </table:table-cell>
          <table:table-cell/>
          <table:table-cell table:formula="of:=[.F$2]*[.C555]^[.F$3]+[.F$4]*[.C555]^[.F$5]+[.F$6]*[.C555]^[.F$7]+[.F$8]" office:value-type="float" office:value="1516038.749332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1516038.76990072" calcext:value-type="float">
            <text:p>1 516 039</text:p>
          </table:table-cell>
          <table:table-cell/>
          <table:table-cell table:formula="of:=[.F$2]*[.C556]^[.F$3]+[.F$4]*[.C556]^[.F$5]+[.F$6]*[.C556]^[.F$7]+[.F$8]" office:value-type="float" office:value="1516038.7699007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1516038.78985995" calcext:value-type="float">
            <text:p>1 516 039</text:p>
          </table:table-cell>
          <table:table-cell/>
          <table:table-cell table:formula="of:=[.F$2]*[.C557]^[.F$3]+[.F$4]*[.C557]^[.F$5]+[.F$6]*[.C557]^[.F$7]+[.F$8]" office:value-type="float" office:value="1516038.7898599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1516038.80922803" calcext:value-type="float">
            <text:p>1 516 039</text:p>
          </table:table-cell>
          <table:table-cell/>
          <table:table-cell table:formula="of:=[.F$2]*[.C558]^[.F$3]+[.F$4]*[.C558]^[.F$5]+[.F$6]*[.C558]^[.F$7]+[.F$8]" office:value-type="float" office:value="1516038.8092280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1516038.82802246" calcext:value-type="float">
            <text:p>1 516 039</text:p>
          </table:table-cell>
          <table:table-cell/>
          <table:table-cell table:formula="of:=[.F$2]*[.C559]^[.F$3]+[.F$4]*[.C559]^[.F$5]+[.F$6]*[.C559]^[.F$7]+[.F$8]" office:value-type="float" office:value="1516038.8280224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1516038.84626023" calcext:value-type="float">
            <text:p>1 516 039</text:p>
          </table:table-cell>
          <table:table-cell/>
          <table:table-cell table:formula="of:=[.F$2]*[.C560]^[.F$3]+[.F$4]*[.C560]^[.F$5]+[.F$6]*[.C560]^[.F$7]+[.F$8]" office:value-type="float" office:value="1516038.8462602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1516038.86395784" calcext:value-type="float">
            <text:p>1 516 039</text:p>
          </table:table-cell>
          <table:table-cell/>
          <table:table-cell table:formula="of:=[.F$2]*[.C561]^[.F$3]+[.F$4]*[.C561]^[.F$5]+[.F$6]*[.C561]^[.F$7]+[.F$8]" office:value-type="float" office:value="1516038.8639578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1516038.88113127" calcext:value-type="float">
            <text:p>1 516 039</text:p>
          </table:table-cell>
          <table:table-cell/>
          <table:table-cell table:formula="of:=[.F$2]*[.C562]^[.F$3]+[.F$4]*[.C562]^[.F$5]+[.F$6]*[.C562]^[.F$7]+[.F$8]" office:value-type="float" office:value="1516038.8811312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1516038.89779606" calcext:value-type="float">
            <text:p>1 516 039</text:p>
          </table:table-cell>
          <table:table-cell/>
          <table:table-cell table:formula="of:=[.F$2]*[.C563]^[.F$3]+[.F$4]*[.C563]^[.F$5]+[.F$6]*[.C563]^[.F$7]+[.F$8]" office:value-type="float" office:value="1516038.8977960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1516038.91396727" calcext:value-type="float">
            <text:p>1 516 039</text:p>
          </table:table-cell>
          <table:table-cell/>
          <table:table-cell table:formula="of:=[.F$2]*[.C564]^[.F$3]+[.F$4]*[.C564]^[.F$5]+[.F$6]*[.C564]^[.F$7]+[.F$8]" office:value-type="float" office:value="1516038.9139672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1516038.92965951" calcext:value-type="float">
            <text:p>1 516 039</text:p>
          </table:table-cell>
          <table:table-cell/>
          <table:table-cell table:formula="of:=[.F$2]*[.C565]^[.F$3]+[.F$4]*[.C565]^[.F$5]+[.F$6]*[.C565]^[.F$7]+[.F$8]" office:value-type="float" office:value="1516038.9296595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1516038.94488699" calcext:value-type="float">
            <text:p>1 516 039</text:p>
          </table:table-cell>
          <table:table-cell/>
          <table:table-cell table:formula="of:=[.F$2]*[.C566]^[.F$3]+[.F$4]*[.C566]^[.F$5]+[.F$6]*[.C566]^[.F$7]+[.F$8]" office:value-type="float" office:value="1516038.9448869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1516038.95966345" calcext:value-type="float">
            <text:p>1 516 039</text:p>
          </table:table-cell>
          <table:table-cell/>
          <table:table-cell table:formula="of:=[.F$2]*[.C567]^[.F$3]+[.F$4]*[.C567]^[.F$5]+[.F$6]*[.C567]^[.F$7]+[.F$8]" office:value-type="float" office:value="1516038.9596634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1516038.97400226" calcext:value-type="float">
            <text:p>1 516 039</text:p>
          </table:table-cell>
          <table:table-cell/>
          <table:table-cell table:formula="of:=[.F$2]*[.C568]^[.F$3]+[.F$4]*[.C568]^[.F$5]+[.F$6]*[.C568]^[.F$7]+[.F$8]" office:value-type="float" office:value="1516038.9740022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1516038.98791639" calcext:value-type="float">
            <text:p>1 516 039</text:p>
          </table:table-cell>
          <table:table-cell/>
          <table:table-cell table:formula="of:=[.F$2]*[.C569]^[.F$3]+[.F$4]*[.C569]^[.F$5]+[.F$6]*[.C569]^[.F$7]+[.F$8]" office:value-type="float" office:value="1516038.9879163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1516039.0014184" calcext:value-type="float">
            <text:p>1 516 039</text:p>
          </table:table-cell>
          <table:table-cell/>
          <table:table-cell table:formula="of:=[.F$2]*[.C570]^[.F$3]+[.F$4]*[.C570]^[.F$5]+[.F$6]*[.C570]^[.F$7]+[.F$8]" office:value-type="float" office:value="1516039.001418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1516039.01452051" calcext:value-type="float">
            <text:p>1 516 039</text:p>
          </table:table-cell>
          <table:table-cell/>
          <table:table-cell table:formula="of:=[.F$2]*[.C571]^[.F$3]+[.F$4]*[.C571]^[.F$5]+[.F$6]*[.C571]^[.F$7]+[.F$8]" office:value-type="float" office:value="1516039.0145205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1516039.02723456" calcext:value-type="float">
            <text:p>1 516 039</text:p>
          </table:table-cell>
          <table:table-cell/>
          <table:table-cell table:formula="of:=[.F$2]*[.C572]^[.F$3]+[.F$4]*[.C572]^[.F$5]+[.F$6]*[.C572]^[.F$7]+[.F$8]" office:value-type="float" office:value="1516039.0272345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1516039.03957204" calcext:value-type="float">
            <text:p>1 516 039</text:p>
          </table:table-cell>
          <table:table-cell/>
          <table:table-cell table:formula="of:=[.F$2]*[.C573]^[.F$3]+[.F$4]*[.C573]^[.F$5]+[.F$6]*[.C573]^[.F$7]+[.F$8]" office:value-type="float" office:value="1516039.0395720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1516039.05154411" calcext:value-type="float">
            <text:p>1 516 039</text:p>
          </table:table-cell>
          <table:table-cell/>
          <table:table-cell table:formula="of:=[.F$2]*[.C574]^[.F$3]+[.F$4]*[.C574]^[.F$5]+[.F$6]*[.C574]^[.F$7]+[.F$8]" office:value-type="float" office:value="1516039.0515441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1516039.06316158" calcext:value-type="float">
            <text:p>1 516 039</text:p>
          </table:table-cell>
          <table:table-cell/>
          <table:table-cell table:formula="of:=[.F$2]*[.C575]^[.F$3]+[.F$4]*[.C575]^[.F$5]+[.F$6]*[.C575]^[.F$7]+[.F$8]" office:value-type="float" office:value="1516039.0631615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1516039.07443497" calcext:value-type="float">
            <text:p>1 516 039</text:p>
          </table:table-cell>
          <table:table-cell/>
          <table:table-cell table:formula="of:=[.F$2]*[.C576]^[.F$3]+[.F$4]*[.C576]^[.F$5]+[.F$6]*[.C576]^[.F$7]+[.F$8]" office:value-type="float" office:value="1516039.0744349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1516039.08537447" calcext:value-type="float">
            <text:p>1 516 039</text:p>
          </table:table-cell>
          <table:table-cell/>
          <table:table-cell table:formula="of:=[.F$2]*[.C577]^[.F$3]+[.F$4]*[.C577]^[.F$5]+[.F$6]*[.C577]^[.F$7]+[.F$8]" office:value-type="float" office:value="1516039.0853744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1516039.09598995" calcext:value-type="float">
            <text:p>1 516 039</text:p>
          </table:table-cell>
          <table:table-cell/>
          <table:table-cell table:formula="of:=[.F$2]*[.C578]^[.F$3]+[.F$4]*[.C578]^[.F$5]+[.F$6]*[.C578]^[.F$7]+[.F$8]" office:value-type="float" office:value="1516039.0959899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1516039.10629103" calcext:value-type="float">
            <text:p>1 516 039</text:p>
          </table:table-cell>
          <table:table-cell/>
          <table:table-cell table:formula="of:=[.F$2]*[.C579]^[.F$3]+[.F$4]*[.C579]^[.F$5]+[.F$6]*[.C579]^[.F$7]+[.F$8]" office:value-type="float" office:value="1516039.1062910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1516039.116287" calcext:value-type="float">
            <text:p>1 516 039</text:p>
          </table:table-cell>
          <table:table-cell/>
          <table:table-cell table:formula="of:=[.F$2]*[.C580]^[.F$3]+[.F$4]*[.C580]^[.F$5]+[.F$6]*[.C580]^[.F$7]+[.F$8]" office:value-type="float" office:value="1516039.11628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1516039.12598692" calcext:value-type="float">
            <text:p>1 516 039</text:p>
          </table:table-cell>
          <table:table-cell/>
          <table:table-cell table:formula="of:=[.F$2]*[.C581]^[.F$3]+[.F$4]*[.C581]^[.F$5]+[.F$6]*[.C581]^[.F$7]+[.F$8]" office:value-type="float" office:value="1516039.1259869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1516039.13539954" calcext:value-type="float">
            <text:p>1 516 039</text:p>
          </table:table-cell>
          <table:table-cell/>
          <table:table-cell table:formula="of:=[.F$2]*[.C582]^[.F$3]+[.F$4]*[.C582]^[.F$5]+[.F$6]*[.C582]^[.F$7]+[.F$8]" office:value-type="float" office:value="1516039.1353995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1516039.14453338" calcext:value-type="float">
            <text:p>1 516 039</text:p>
          </table:table-cell>
          <table:table-cell/>
          <table:table-cell table:formula="of:=[.F$2]*[.C583]^[.F$3]+[.F$4]*[.C583]^[.F$5]+[.F$6]*[.C583]^[.F$7]+[.F$8]" office:value-type="float" office:value="1516039.1445333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1516039.15339669" calcext:value-type="float">
            <text:p>1 516 039</text:p>
          </table:table-cell>
          <table:table-cell/>
          <table:table-cell table:formula="of:=[.F$2]*[.C584]^[.F$3]+[.F$4]*[.C584]^[.F$5]+[.F$6]*[.C584]^[.F$7]+[.F$8]" office:value-type="float" office:value="1516039.1533966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1516039.16199748" calcext:value-type="float">
            <text:p>1 516 039</text:p>
          </table:table-cell>
          <table:table-cell/>
          <table:table-cell table:formula="of:=[.F$2]*[.C585]^[.F$3]+[.F$4]*[.C585]^[.F$5]+[.F$6]*[.C585]^[.F$7]+[.F$8]" office:value-type="float" office:value="1516039.1619974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1516039.17034353" calcext:value-type="float">
            <text:p>1 516 039</text:p>
          </table:table-cell>
          <table:table-cell/>
          <table:table-cell table:formula="of:=[.F$2]*[.C586]^[.F$3]+[.F$4]*[.C586]^[.F$5]+[.F$6]*[.C586]^[.F$7]+[.F$8]" office:value-type="float" office:value="1516039.1703435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1516039.17844239" calcext:value-type="float">
            <text:p>1 516 039</text:p>
          </table:table-cell>
          <table:table-cell/>
          <table:table-cell table:formula="of:=[.F$2]*[.C587]^[.F$3]+[.F$4]*[.C587]^[.F$5]+[.F$6]*[.C587]^[.F$7]+[.F$8]" office:value-type="float" office:value="1516039.1784423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1516039.18630138" calcext:value-type="float">
            <text:p>1 516 039</text:p>
          </table:table-cell>
          <table:table-cell/>
          <table:table-cell table:formula="of:=[.F$2]*[.C588]^[.F$3]+[.F$4]*[.C588]^[.F$5]+[.F$6]*[.C588]^[.F$7]+[.F$8]" office:value-type="float" office:value="1516039.1863013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1516039.1939276" calcext:value-type="float">
            <text:p>1 516 039</text:p>
          </table:table-cell>
          <table:table-cell/>
          <table:table-cell table:formula="of:=[.F$2]*[.C589]^[.F$3]+[.F$4]*[.C589]^[.F$5]+[.F$6]*[.C589]^[.F$7]+[.F$8]" office:value-type="float" office:value="1516039.193927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1516039.20132794" calcext:value-type="float">
            <text:p>1 516 039</text:p>
          </table:table-cell>
          <table:table-cell/>
          <table:table-cell table:formula="of:=[.F$2]*[.C590]^[.F$3]+[.F$4]*[.C590]^[.F$5]+[.F$6]*[.C590]^[.F$7]+[.F$8]" office:value-type="float" office:value="1516039.2013279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1516039.2085091" calcext:value-type="float">
            <text:p>1 516 039</text:p>
          </table:table-cell>
          <table:table-cell/>
          <table:table-cell table:formula="of:=[.F$2]*[.C591]^[.F$3]+[.F$4]*[.C591]^[.F$5]+[.F$6]*[.C591]^[.F$7]+[.F$8]" office:value-type="float" office:value="1516039.208509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1516039.21547757" calcext:value-type="float">
            <text:p>1 516 039</text:p>
          </table:table-cell>
          <table:table-cell/>
          <table:table-cell table:formula="of:=[.F$2]*[.C592]^[.F$3]+[.F$4]*[.C592]^[.F$5]+[.F$6]*[.C592]^[.F$7]+[.F$8]" office:value-type="float" office:value="1516039.2154775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1516039.22223964" calcext:value-type="float">
            <text:p>1 516 039</text:p>
          </table:table-cell>
          <table:table-cell/>
          <table:table-cell table:formula="of:=[.F$2]*[.C593]^[.F$3]+[.F$4]*[.C593]^[.F$5]+[.F$6]*[.C593]^[.F$7]+[.F$8]" office:value-type="float" office:value="1516039.2222396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1516039.22880144" calcext:value-type="float">
            <text:p>1 516 039</text:p>
          </table:table-cell>
          <table:table-cell/>
          <table:table-cell table:formula="of:=[.F$2]*[.C594]^[.F$3]+[.F$4]*[.C594]^[.F$5]+[.F$6]*[.C594]^[.F$7]+[.F$8]" office:value-type="float" office:value="1516039.2288014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1516039.23516888" calcext:value-type="float">
            <text:p>1 516 039</text:p>
          </table:table-cell>
          <table:table-cell/>
          <table:table-cell table:formula="of:=[.F$2]*[.C595]^[.F$3]+[.F$4]*[.C595]^[.F$5]+[.F$6]*[.C595]^[.F$7]+[.F$8]" office:value-type="float" office:value="1516039.2351688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1516039.24134774" calcext:value-type="float">
            <text:p>1 516 039</text:p>
          </table:table-cell>
          <table:table-cell/>
          <table:table-cell table:formula="of:=[.F$2]*[.C596]^[.F$3]+[.F$4]*[.C596]^[.F$5]+[.F$6]*[.C596]^[.F$7]+[.F$8]" office:value-type="float" office:value="1516039.2413477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1516039.24734359" calcext:value-type="float">
            <text:p>1 516 039</text:p>
          </table:table-cell>
          <table:table-cell/>
          <table:table-cell table:formula="of:=[.F$2]*[.C597]^[.F$3]+[.F$4]*[.C597]^[.F$5]+[.F$6]*[.C597]^[.F$7]+[.F$8]" office:value-type="float" office:value="1516039.2473435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1516039.25316185" calcext:value-type="float">
            <text:p>1 516 039</text:p>
          </table:table-cell>
          <table:table-cell/>
          <table:table-cell table:formula="of:=[.F$2]*[.C598]^[.F$3]+[.F$4]*[.C598]^[.F$5]+[.F$6]*[.C598]^[.F$7]+[.F$8]" office:value-type="float" office:value="1516039.2531618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1516039.25880778" calcext:value-type="float">
            <text:p>1 516 039</text:p>
          </table:table-cell>
          <table:table-cell/>
          <table:table-cell table:formula="of:=[.F$2]*[.C599]^[.F$3]+[.F$4]*[.C599]^[.F$5]+[.F$6]*[.C599]^[.F$7]+[.F$8]" office:value-type="float" office:value="1516039.2588077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1516039.2642865" calcext:value-type="float">
            <text:p>1 516 039</text:p>
          </table:table-cell>
          <table:table-cell/>
          <table:table-cell table:formula="of:=[.F$2]*[.C600]^[.F$3]+[.F$4]*[.C600]^[.F$5]+[.F$6]*[.C600]^[.F$7]+[.F$8]" office:value-type="float" office:value="1516039.264286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1516039.26960294" calcext:value-type="float">
            <text:p>1 516 039</text:p>
          </table:table-cell>
          <table:table-cell/>
          <table:table-cell table:formula="of:=[.F$2]*[.C601]^[.F$3]+[.F$4]*[.C601]^[.F$5]+[.F$6]*[.C601]^[.F$7]+[.F$8]" office:value-type="float" office:value="1516039.2696029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1516039.27476192" calcext:value-type="float">
            <text:p>1 516 039</text:p>
          </table:table-cell>
          <table:table-cell/>
          <table:table-cell table:formula="of:=[.F$2]*[.C602]^[.F$3]+[.F$4]*[.C602]^[.F$5]+[.F$6]*[.C602]^[.F$7]+[.F$8]" office:value-type="float" office:value="1516039.2747619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1516039.2797681" calcext:value-type="float">
            <text:p>1 516 039</text:p>
          </table:table-cell>
          <table:table-cell/>
          <table:table-cell table:formula="of:=[.F$2]*[.C603]^[.F$3]+[.F$4]*[.C603]^[.F$5]+[.F$6]*[.C603]^[.F$7]+[.F$8]" office:value-type="float" office:value="1516039.279768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1516039.28462601" calcext:value-type="float">
            <text:p>1 516 039</text:p>
          </table:table-cell>
          <table:table-cell/>
          <table:table-cell table:formula="of:=[.F$2]*[.C604]^[.F$3]+[.F$4]*[.C604]^[.F$5]+[.F$6]*[.C604]^[.F$7]+[.F$8]" office:value-type="float" office:value="1516039.2846260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1516039.28934004" calcext:value-type="float">
            <text:p>1 516 039</text:p>
          </table:table-cell>
          <table:table-cell/>
          <table:table-cell table:formula="of:=[.F$2]*[.C605]^[.F$3]+[.F$4]*[.C605]^[.F$5]+[.F$6]*[.C605]^[.F$7]+[.F$8]" office:value-type="float" office:value="1516039.2893400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1516039.29391444" calcext:value-type="float">
            <text:p>1 516 039</text:p>
          </table:table-cell>
          <table:table-cell/>
          <table:table-cell table:formula="of:=[.F$2]*[.C606]^[.F$3]+[.F$4]*[.C606]^[.F$5]+[.F$6]*[.C606]^[.F$7]+[.F$8]" office:value-type="float" office:value="1516039.2939144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1516039.29835336" calcext:value-type="float">
            <text:p>1 516 039</text:p>
          </table:table-cell>
          <table:table-cell/>
          <table:table-cell table:formula="of:=[.F$2]*[.C607]^[.F$3]+[.F$4]*[.C607]^[.F$5]+[.F$6]*[.C607]^[.F$7]+[.F$8]" office:value-type="float" office:value="1516039.2983533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1516039.30266081" calcext:value-type="float">
            <text:p>1 516 039</text:p>
          </table:table-cell>
          <table:table-cell/>
          <table:table-cell table:formula="of:=[.F$2]*[.C608]^[.F$3]+[.F$4]*[.C608]^[.F$5]+[.F$6]*[.C608]^[.F$7]+[.F$8]" office:value-type="float" office:value="1516039.3026608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1516039.30684068" calcext:value-type="float">
            <text:p>1 516 039</text:p>
          </table:table-cell>
          <table:table-cell/>
          <table:table-cell table:formula="of:=[.F$2]*[.C609]^[.F$3]+[.F$4]*[.C609]^[.F$5]+[.F$6]*[.C609]^[.F$7]+[.F$8]" office:value-type="float" office:value="1516039.3068406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1516039.31089675" calcext:value-type="float">
            <text:p>1 516 039</text:p>
          </table:table-cell>
          <table:table-cell/>
          <table:table-cell table:formula="of:=[.F$2]*[.C610]^[.F$3]+[.F$4]*[.C610]^[.F$5]+[.F$6]*[.C610]^[.F$7]+[.F$8]" office:value-type="float" office:value="1516039.3108967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1516039.31483268" calcext:value-type="float">
            <text:p>1 516 039</text:p>
          </table:table-cell>
          <table:table-cell/>
          <table:table-cell table:formula="of:=[.F$2]*[.C611]^[.F$3]+[.F$4]*[.C611]^[.F$5]+[.F$6]*[.C611]^[.F$7]+[.F$8]" office:value-type="float" office:value="1516039.3148326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1516039.31865204" calcext:value-type="float">
            <text:p>1 516 039</text:p>
          </table:table-cell>
          <table:table-cell/>
          <table:table-cell table:formula="of:=[.F$2]*[.C612]^[.F$3]+[.F$4]*[.C612]^[.F$5]+[.F$6]*[.C612]^[.F$7]+[.F$8]" office:value-type="float" office:value="1516039.3186520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1516039.32235828" calcext:value-type="float">
            <text:p>1 516 039</text:p>
          </table:table-cell>
          <table:table-cell/>
          <table:table-cell table:formula="of:=[.F$2]*[.C613]^[.F$3]+[.F$4]*[.C613]^[.F$5]+[.F$6]*[.C613]^[.F$7]+[.F$8]" office:value-type="float" office:value="1516039.3223582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1516039.32595474" calcext:value-type="float">
            <text:p>1 516 039</text:p>
          </table:table-cell>
          <table:table-cell/>
          <table:table-cell table:formula="of:=[.F$2]*[.C614]^[.F$3]+[.F$4]*[.C614]^[.F$5]+[.F$6]*[.C614]^[.F$7]+[.F$8]" office:value-type="float" office:value="1516039.3259547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1516039.32944469" calcext:value-type="float">
            <text:p>1 516 039</text:p>
          </table:table-cell>
          <table:table-cell/>
          <table:table-cell table:formula="of:=[.F$2]*[.C615]^[.F$3]+[.F$4]*[.C615]^[.F$5]+[.F$6]*[.C615]^[.F$7]+[.F$8]" office:value-type="float" office:value="1516039.3294446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1516039.33283127" calcext:value-type="float">
            <text:p>1 516 039</text:p>
          </table:table-cell>
          <table:table-cell/>
          <table:table-cell table:formula="of:=[.F$2]*[.C616]^[.F$3]+[.F$4]*[.C616]^[.F$5]+[.F$6]*[.C616]^[.F$7]+[.F$8]" office:value-type="float" office:value="1516039.3328312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1516039.33611754" calcext:value-type="float">
            <text:p>1 516 039</text:p>
          </table:table-cell>
          <table:table-cell/>
          <table:table-cell table:formula="of:=[.F$2]*[.C617]^[.F$3]+[.F$4]*[.C617]^[.F$5]+[.F$6]*[.C617]^[.F$7]+[.F$8]" office:value-type="float" office:value="1516039.3361175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1516039.33930649" calcext:value-type="float">
            <text:p>1 516 039</text:p>
          </table:table-cell>
          <table:table-cell/>
          <table:table-cell table:formula="of:=[.F$2]*[.C618]^[.F$3]+[.F$4]*[.C618]^[.F$5]+[.F$6]*[.C618]^[.F$7]+[.F$8]" office:value-type="float" office:value="1516039.3393064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1516039.34240098" calcext:value-type="float">
            <text:p>1 516 039</text:p>
          </table:table-cell>
          <table:table-cell/>
          <table:table-cell table:formula="of:=[.F$2]*[.C619]^[.F$3]+[.F$4]*[.C619]^[.F$5]+[.F$6]*[.C619]^[.F$7]+[.F$8]" office:value-type="float" office:value="1516039.3424009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1516039.34540382" calcext:value-type="float">
            <text:p>1 516 039</text:p>
          </table:table-cell>
          <table:table-cell/>
          <table:table-cell table:formula="of:=[.F$2]*[.C620]^[.F$3]+[.F$4]*[.C620]^[.F$5]+[.F$6]*[.C620]^[.F$7]+[.F$8]" office:value-type="float" office:value="1516039.3454038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1516039.34831772" calcext:value-type="float">
            <text:p>1 516 039</text:p>
          </table:table-cell>
          <table:table-cell/>
          <table:table-cell table:formula="of:=[.F$2]*[.C621]^[.F$3]+[.F$4]*[.C621]^[.F$5]+[.F$6]*[.C621]^[.F$7]+[.F$8]" office:value-type="float" office:value="1516039.3483177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1516039.35114531" calcext:value-type="float">
            <text:p>1 516 039</text:p>
          </table:table-cell>
          <table:table-cell/>
          <table:table-cell table:formula="of:=[.F$2]*[.C622]^[.F$3]+[.F$4]*[.C622]^[.F$5]+[.F$6]*[.C622]^[.F$7]+[.F$8]" office:value-type="float" office:value="1516039.3511453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1516039.35388916" calcext:value-type="float">
            <text:p>1 516 039</text:p>
          </table:table-cell>
          <table:table-cell/>
          <table:table-cell table:formula="of:=[.F$2]*[.C623]^[.F$3]+[.F$4]*[.C623]^[.F$5]+[.F$6]*[.C623]^[.F$7]+[.F$8]" office:value-type="float" office:value="1516039.3538891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1516039.35655174" calcext:value-type="float">
            <text:p>1 516 039</text:p>
          </table:table-cell>
          <table:table-cell/>
          <table:table-cell table:formula="of:=[.F$2]*[.C624]^[.F$3]+[.F$4]*[.C624]^[.F$5]+[.F$6]*[.C624]^[.F$7]+[.F$8]" office:value-type="float" office:value="1516039.3565517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1516039.35913546" calcext:value-type="float">
            <text:p>1 516 039</text:p>
          </table:table-cell>
          <table:table-cell/>
          <table:table-cell table:formula="of:=[.F$2]*[.C625]^[.F$3]+[.F$4]*[.C625]^[.F$5]+[.F$6]*[.C625]^[.F$7]+[.F$8]" office:value-type="float" office:value="1516039.3591354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1516039.36164265" calcext:value-type="float">
            <text:p>1 516 039</text:p>
          </table:table-cell>
          <table:table-cell/>
          <table:table-cell table:formula="of:=[.F$2]*[.C626]^[.F$3]+[.F$4]*[.C626]^[.F$5]+[.F$6]*[.C626]^[.F$7]+[.F$8]" office:value-type="float" office:value="1516039.3616426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1516039.36407559" calcext:value-type="float">
            <text:p>1 516 039</text:p>
          </table:table-cell>
          <table:table-cell/>
          <table:table-cell table:formula="of:=[.F$2]*[.C627]^[.F$3]+[.F$4]*[.C627]^[.F$5]+[.F$6]*[.C627]^[.F$7]+[.F$8]" office:value-type="float" office:value="1516039.3640755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1516039.36643647" calcext:value-type="float">
            <text:p>1 516 039</text:p>
          </table:table-cell>
          <table:table-cell/>
          <table:table-cell table:formula="of:=[.F$2]*[.C628]^[.F$3]+[.F$4]*[.C628]^[.F$5]+[.F$6]*[.C628]^[.F$7]+[.F$8]" office:value-type="float" office:value="1516039.3664364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1516039.36872742" calcext:value-type="float">
            <text:p>1 516 039</text:p>
          </table:table-cell>
          <table:table-cell/>
          <table:table-cell table:formula="of:=[.F$2]*[.C629]^[.F$3]+[.F$4]*[.C629]^[.F$5]+[.F$6]*[.C629]^[.F$7]+[.F$8]" office:value-type="float" office:value="1516039.3687274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1516039.37095052" calcext:value-type="float">
            <text:p>1 516 039</text:p>
          </table:table-cell>
          <table:table-cell/>
          <table:table-cell table:formula="of:=[.F$2]*[.C630]^[.F$3]+[.F$4]*[.C630]^[.F$5]+[.F$6]*[.C630]^[.F$7]+[.F$8]" office:value-type="float" office:value="1516039.3709505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1516039.37310777" calcext:value-type="float">
            <text:p>1 516 039</text:p>
          </table:table-cell>
          <table:table-cell/>
          <table:table-cell table:formula="of:=[.F$2]*[.C631]^[.F$3]+[.F$4]*[.C631]^[.F$5]+[.F$6]*[.C631]^[.F$7]+[.F$8]" office:value-type="float" office:value="1516039.3731077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1516039.37520113" calcext:value-type="float">
            <text:p>1 516 039</text:p>
          </table:table-cell>
          <table:table-cell/>
          <table:table-cell table:formula="of:=[.F$2]*[.C632]^[.F$3]+[.F$4]*[.C632]^[.F$5]+[.F$6]*[.C632]^[.F$7]+[.F$8]" office:value-type="float" office:value="1516039.3752011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1516039.37723249" calcext:value-type="float">
            <text:p>1 516 039</text:p>
          </table:table-cell>
          <table:table-cell/>
          <table:table-cell table:formula="of:=[.F$2]*[.C633]^[.F$3]+[.F$4]*[.C633]^[.F$5]+[.F$6]*[.C633]^[.F$7]+[.F$8]" office:value-type="float" office:value="1516039.3772324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1516039.37920368" calcext:value-type="float">
            <text:p>1 516 039</text:p>
          </table:table-cell>
          <table:table-cell/>
          <table:table-cell table:formula="of:=[.F$2]*[.C634]^[.F$3]+[.F$4]*[.C634]^[.F$5]+[.F$6]*[.C634]^[.F$7]+[.F$8]" office:value-type="float" office:value="1516039.3792036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1516039.38111649" calcext:value-type="float">
            <text:p>1 516 039</text:p>
          </table:table-cell>
          <table:table-cell/>
          <table:table-cell table:formula="of:=[.F$2]*[.C635]^[.F$3]+[.F$4]*[.C635]^[.F$5]+[.F$6]*[.C635]^[.F$7]+[.F$8]" office:value-type="float" office:value="1516039.3811164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1516039.38297265" calcext:value-type="float">
            <text:p>1 516 039</text:p>
          </table:table-cell>
          <table:table-cell/>
          <table:table-cell table:formula="of:=[.F$2]*[.C636]^[.F$3]+[.F$4]*[.C636]^[.F$5]+[.F$6]*[.C636]^[.F$7]+[.F$8]" office:value-type="float" office:value="1516039.3829726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1516039.38477383" calcext:value-type="float">
            <text:p>1 516 039</text:p>
          </table:table-cell>
          <table:table-cell/>
          <table:table-cell table:formula="of:=[.F$2]*[.C637]^[.F$3]+[.F$4]*[.C637]^[.F$5]+[.F$6]*[.C637]^[.F$7]+[.F$8]" office:value-type="float" office:value="1516039.3847738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1516039.38652166" calcext:value-type="float">
            <text:p>1 516 039</text:p>
          </table:table-cell>
          <table:table-cell/>
          <table:table-cell table:formula="of:=[.F$2]*[.C638]^[.F$3]+[.F$4]*[.C638]^[.F$5]+[.F$6]*[.C638]^[.F$7]+[.F$8]" office:value-type="float" office:value="1516039.3865216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1516039.38821773" calcext:value-type="float">
            <text:p>1 516 039</text:p>
          </table:table-cell>
          <table:table-cell/>
          <table:table-cell table:formula="of:=[.F$2]*[.C639]^[.F$3]+[.F$4]*[.C639]^[.F$5]+[.F$6]*[.C639]^[.F$7]+[.F$8]" office:value-type="float" office:value="1516039.3882177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1516039.38986356" calcext:value-type="float">
            <text:p>1 516 039</text:p>
          </table:table-cell>
          <table:table-cell/>
          <table:table-cell table:formula="of:=[.F$2]*[.C640]^[.F$3]+[.F$4]*[.C640]^[.F$5]+[.F$6]*[.C640]^[.F$7]+[.F$8]" office:value-type="float" office:value="1516039.3898635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1516039.39146064" calcext:value-type="float">
            <text:p>1 516 039</text:p>
          </table:table-cell>
          <table:table-cell/>
          <table:table-cell table:formula="of:=[.F$2]*[.C641]^[.F$3]+[.F$4]*[.C641]^[.F$5]+[.F$6]*[.C641]^[.F$7]+[.F$8]" office:value-type="float" office:value="1516039.3914606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1516039.39301043" calcext:value-type="float">
            <text:p>1 516 039</text:p>
          </table:table-cell>
          <table:table-cell/>
          <table:table-cell table:formula="of:=[.F$2]*[.C642]^[.F$3]+[.F$4]*[.C642]^[.F$5]+[.F$6]*[.C642]^[.F$7]+[.F$8]" office:value-type="float" office:value="1516039.3930104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1516039.39451431" calcext:value-type="float">
            <text:p>1 516 039</text:p>
          </table:table-cell>
          <table:table-cell/>
          <table:table-cell table:formula="of:=[.F$2]*[.C643]^[.F$3]+[.F$4]*[.C643]^[.F$5]+[.F$6]*[.C643]^[.F$7]+[.F$8]" office:value-type="float" office:value="1516039.3945143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1516039.39597365" calcext:value-type="float">
            <text:p>1 516 039</text:p>
          </table:table-cell>
          <table:table-cell/>
          <table:table-cell table:formula="of:=[.F$2]*[.C644]^[.F$3]+[.F$4]*[.C644]^[.F$5]+[.F$6]*[.C644]^[.F$7]+[.F$8]" office:value-type="float" office:value="1516039.3959736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1516039.39738976" calcext:value-type="float">
            <text:p>1 516 039</text:p>
          </table:table-cell>
          <table:table-cell/>
          <table:table-cell table:formula="of:=[.F$2]*[.C645]^[.F$3]+[.F$4]*[.C645]^[.F$5]+[.F$6]*[.C645]^[.F$7]+[.F$8]" office:value-type="float" office:value="1516039.3973897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1516039.39876393" calcext:value-type="float">
            <text:p>1 516 039</text:p>
          </table:table-cell>
          <table:table-cell/>
          <table:table-cell table:formula="of:=[.F$2]*[.C646]^[.F$3]+[.F$4]*[.C646]^[.F$5]+[.F$6]*[.C646]^[.F$7]+[.F$8]" office:value-type="float" office:value="1516039.3987639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1516039.40009741" calcext:value-type="float">
            <text:p>1 516 039</text:p>
          </table:table-cell>
          <table:table-cell/>
          <table:table-cell table:formula="of:=[.F$2]*[.C647]^[.F$3]+[.F$4]*[.C647]^[.F$5]+[.F$6]*[.C647]^[.F$7]+[.F$8]" office:value-type="float" office:value="1516039.4000974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1516039.40139138" calcext:value-type="float">
            <text:p>1 516 039</text:p>
          </table:table-cell>
          <table:table-cell/>
          <table:table-cell table:formula="of:=[.F$2]*[.C648]^[.F$3]+[.F$4]*[.C648]^[.F$5]+[.F$6]*[.C648]^[.F$7]+[.F$8]" office:value-type="float" office:value="1516039.4013913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1516039.40264704" calcext:value-type="float">
            <text:p>1 516 039</text:p>
          </table:table-cell>
          <table:table-cell/>
          <table:table-cell table:formula="of:=[.F$2]*[.C649]^[.F$3]+[.F$4]*[.C649]^[.F$5]+[.F$6]*[.C649]^[.F$7]+[.F$8]" office:value-type="float" office:value="1516039.4026470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1516039.4038655" calcext:value-type="float">
            <text:p>1 516 039</text:p>
          </table:table-cell>
          <table:table-cell/>
          <table:table-cell table:formula="of:=[.F$2]*[.C650]^[.F$3]+[.F$4]*[.C650]^[.F$5]+[.F$6]*[.C650]^[.F$7]+[.F$8]" office:value-type="float" office:value="1516039.403865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1516039.40504787" calcext:value-type="float">
            <text:p>1 516 039</text:p>
          </table:table-cell>
          <table:table-cell/>
          <table:table-cell table:formula="of:=[.F$2]*[.C651]^[.F$3]+[.F$4]*[.C651]^[.F$5]+[.F$6]*[.C651]^[.F$7]+[.F$8]" office:value-type="float" office:value="1516039.4050478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1516039.40619522" calcext:value-type="float">
            <text:p>1 516 039</text:p>
          </table:table-cell>
          <table:table-cell/>
          <table:table-cell table:formula="of:=[.F$2]*[.C652]^[.F$3]+[.F$4]*[.C652]^[.F$5]+[.F$6]*[.C652]^[.F$7]+[.F$8]" office:value-type="float" office:value="1516039.4061952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1516039.4073086" calcext:value-type="float">
            <text:p>1 516 039</text:p>
          </table:table-cell>
          <table:table-cell/>
          <table:table-cell table:formula="of:=[.F$2]*[.C653]^[.F$3]+[.F$4]*[.C653]^[.F$5]+[.F$6]*[.C653]^[.F$7]+[.F$8]" office:value-type="float" office:value="1516039.407308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1516039.40838899" calcext:value-type="float">
            <text:p>1 516 039</text:p>
          </table:table-cell>
          <table:table-cell/>
          <table:table-cell table:formula="of:=[.F$2]*[.C654]^[.F$3]+[.F$4]*[.C654]^[.F$5]+[.F$6]*[.C654]^[.F$7]+[.F$8]" office:value-type="float" office:value="1516039.4083889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1516039.40943739" calcext:value-type="float">
            <text:p>1 516 039</text:p>
          </table:table-cell>
          <table:table-cell/>
          <table:table-cell table:formula="of:=[.F$2]*[.C655]^[.F$3]+[.F$4]*[.C655]^[.F$5]+[.F$6]*[.C655]^[.F$7]+[.F$8]" office:value-type="float" office:value="1516039.4094373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1516039.41045473" calcext:value-type="float">
            <text:p>1 516 039</text:p>
          </table:table-cell>
          <table:table-cell/>
          <table:table-cell table:formula="of:=[.F$2]*[.C656]^[.F$3]+[.F$4]*[.C656]^[.F$5]+[.F$6]*[.C656]^[.F$7]+[.F$8]" office:value-type="float" office:value="1516039.4104547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1516039.41144194" calcext:value-type="float">
            <text:p>1 516 039</text:p>
          </table:table-cell>
          <table:table-cell/>
          <table:table-cell table:formula="of:=[.F$2]*[.C657]^[.F$3]+[.F$4]*[.C657]^[.F$5]+[.F$6]*[.C657]^[.F$7]+[.F$8]" office:value-type="float" office:value="1516039.4114419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1516039.41239992" calcext:value-type="float">
            <text:p>1 516 039</text:p>
          </table:table-cell>
          <table:table-cell/>
          <table:table-cell table:formula="of:=[.F$2]*[.C658]^[.F$3]+[.F$4]*[.C658]^[.F$5]+[.F$6]*[.C658]^[.F$7]+[.F$8]" office:value-type="float" office:value="1516039.4123999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1516039.41332952" calcext:value-type="float">
            <text:p>1 516 039</text:p>
          </table:table-cell>
          <table:table-cell/>
          <table:table-cell table:formula="of:=[.F$2]*[.C659]^[.F$3]+[.F$4]*[.C659]^[.F$5]+[.F$6]*[.C659]^[.F$7]+[.F$8]" office:value-type="float" office:value="1516039.4133295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1516039.41423158" calcext:value-type="float">
            <text:p>1 516 039</text:p>
          </table:table-cell>
          <table:table-cell/>
          <table:table-cell table:formula="of:=[.F$2]*[.C660]^[.F$3]+[.F$4]*[.C660]^[.F$5]+[.F$6]*[.C660]^[.F$7]+[.F$8]" office:value-type="float" office:value="1516039.4142315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1516039.41510693" calcext:value-type="float">
            <text:p>1 516 039</text:p>
          </table:table-cell>
          <table:table-cell/>
          <table:table-cell table:formula="of:=[.F$2]*[.C661]^[.F$3]+[.F$4]*[.C661]^[.F$5]+[.F$6]*[.C661]^[.F$7]+[.F$8]" office:value-type="float" office:value="1516039.4151069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1516039.41595636" calcext:value-type="float">
            <text:p>1 516 039</text:p>
          </table:table-cell>
          <table:table-cell/>
          <table:table-cell table:formula="of:=[.F$2]*[.C662]^[.F$3]+[.F$4]*[.C662]^[.F$5]+[.F$6]*[.C662]^[.F$7]+[.F$8]" office:value-type="float" office:value="1516039.4159563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1516039.41678062" calcext:value-type="float">
            <text:p>1 516 039</text:p>
          </table:table-cell>
          <table:table-cell/>
          <table:table-cell table:formula="of:=[.F$2]*[.C663]^[.F$3]+[.F$4]*[.C663]^[.F$5]+[.F$6]*[.C663]^[.F$7]+[.F$8]" office:value-type="float" office:value="1516039.4167806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1516039.41758047" calcext:value-type="float">
            <text:p>1 516 039</text:p>
          </table:table-cell>
          <table:table-cell/>
          <table:table-cell table:formula="of:=[.F$2]*[.C664]^[.F$3]+[.F$4]*[.C664]^[.F$5]+[.F$6]*[.C664]^[.F$7]+[.F$8]" office:value-type="float" office:value="1516039.4175804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1516039.41835663" calcext:value-type="float">
            <text:p>1 516 039</text:p>
          </table:table-cell>
          <table:table-cell/>
          <table:table-cell table:formula="of:=[.F$2]*[.C665]^[.F$3]+[.F$4]*[.C665]^[.F$5]+[.F$6]*[.C665]^[.F$7]+[.F$8]" office:value-type="float" office:value="1516039.4183566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1516039.41910981" calcext:value-type="float">
            <text:p>1 516 039</text:p>
          </table:table-cell>
          <table:table-cell/>
          <table:table-cell table:formula="of:=[.F$2]*[.C666]^[.F$3]+[.F$4]*[.C666]^[.F$5]+[.F$6]*[.C666]^[.F$7]+[.F$8]" office:value-type="float" office:value="1516039.4191098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1516039.41984067" calcext:value-type="float">
            <text:p>1 516 039</text:p>
          </table:table-cell>
          <table:table-cell/>
          <table:table-cell table:formula="of:=[.F$2]*[.C667]^[.F$3]+[.F$4]*[.C667]^[.F$5]+[.F$6]*[.C667]^[.F$7]+[.F$8]" office:value-type="float" office:value="1516039.4198406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1516039.42054989" calcext:value-type="float">
            <text:p>1 516 039</text:p>
          </table:table-cell>
          <table:table-cell/>
          <table:table-cell table:formula="of:=[.F$2]*[.C668]^[.F$3]+[.F$4]*[.C668]^[.F$5]+[.F$6]*[.C668]^[.F$7]+[.F$8]" office:value-type="float" office:value="1516039.4205498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1516039.4212381" calcext:value-type="float">
            <text:p>1 516 039</text:p>
          </table:table-cell>
          <table:table-cell/>
          <table:table-cell table:formula="of:=[.F$2]*[.C669]^[.F$3]+[.F$4]*[.C669]^[.F$5]+[.F$6]*[.C669]^[.F$7]+[.F$8]" office:value-type="float" office:value="1516039.421238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1516039.42190593" calcext:value-type="float">
            <text:p>1 516 039</text:p>
          </table:table-cell>
          <table:table-cell/>
          <table:table-cell table:formula="of:=[.F$2]*[.C670]^[.F$3]+[.F$4]*[.C670]^[.F$5]+[.F$6]*[.C670]^[.F$7]+[.F$8]" office:value-type="float" office:value="1516039.4219059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1516039.42255398" calcext:value-type="float">
            <text:p>1 516 039</text:p>
          </table:table-cell>
          <table:table-cell/>
          <table:table-cell table:formula="of:=[.F$2]*[.C671]^[.F$3]+[.F$4]*[.C671]^[.F$5]+[.F$6]*[.C671]^[.F$7]+[.F$8]" office:value-type="float" office:value="1516039.4225539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1516039.42318284" calcext:value-type="float">
            <text:p>1 516 039</text:p>
          </table:table-cell>
          <table:table-cell/>
          <table:table-cell table:formula="of:=[.F$2]*[.C672]^[.F$3]+[.F$4]*[.C672]^[.F$5]+[.F$6]*[.C672]^[.F$7]+[.F$8]" office:value-type="float" office:value="1516039.4231828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1516039.42379307" calcext:value-type="float">
            <text:p>1 516 039</text:p>
          </table:table-cell>
          <table:table-cell/>
          <table:table-cell table:formula="of:=[.F$2]*[.C673]^[.F$3]+[.F$4]*[.C673]^[.F$5]+[.F$6]*[.C673]^[.F$7]+[.F$8]" office:value-type="float" office:value="1516039.4237930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1516039.42438522" calcext:value-type="float">
            <text:p>1 516 039</text:p>
          </table:table-cell>
          <table:table-cell/>
          <table:table-cell table:formula="of:=[.F$2]*[.C674]^[.F$3]+[.F$4]*[.C674]^[.F$5]+[.F$6]*[.C674]^[.F$7]+[.F$8]" office:value-type="float" office:value="1516039.4243852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1516039.42495984" calcext:value-type="float">
            <text:p>1 516 039</text:p>
          </table:table-cell>
          <table:table-cell/>
          <table:table-cell table:formula="of:=[.F$2]*[.C675]^[.F$3]+[.F$4]*[.C675]^[.F$5]+[.F$6]*[.C675]^[.F$7]+[.F$8]" office:value-type="float" office:value="1516039.4249598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1516039.42551744" calcext:value-type="float">
            <text:p>1 516 039</text:p>
          </table:table-cell>
          <table:table-cell/>
          <table:table-cell table:formula="of:=[.F$2]*[.C676]^[.F$3]+[.F$4]*[.C676]^[.F$5]+[.F$6]*[.C676]^[.F$7]+[.F$8]" office:value-type="float" office:value="1516039.4255174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1516039.42605852" calcext:value-type="float">
            <text:p>1 516 039</text:p>
          </table:table-cell>
          <table:table-cell/>
          <table:table-cell table:formula="of:=[.F$2]*[.C677]^[.F$3]+[.F$4]*[.C677]^[.F$5]+[.F$6]*[.C677]^[.F$7]+[.F$8]" office:value-type="float" office:value="1516039.4260585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1516039.42658358" calcext:value-type="float">
            <text:p>1 516 039</text:p>
          </table:table-cell>
          <table:table-cell/>
          <table:table-cell table:formula="of:=[.F$2]*[.C678]^[.F$3]+[.F$4]*[.C678]^[.F$5]+[.F$6]*[.C678]^[.F$7]+[.F$8]" office:value-type="float" office:value="1516039.4265835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1516039.42709308" calcext:value-type="float">
            <text:p>1 516 039</text:p>
          </table:table-cell>
          <table:table-cell/>
          <table:table-cell table:formula="of:=[.F$2]*[.C679]^[.F$3]+[.F$4]*[.C679]^[.F$5]+[.F$6]*[.C679]^[.F$7]+[.F$8]" office:value-type="float" office:value="1516039.4270930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1516039.4275875" calcext:value-type="float">
            <text:p>1 516 039</text:p>
          </table:table-cell>
          <table:table-cell/>
          <table:table-cell table:formula="of:=[.F$2]*[.C680]^[.F$3]+[.F$4]*[.C680]^[.F$5]+[.F$6]*[.C680]^[.F$7]+[.F$8]" office:value-type="float" office:value="1516039.427587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1516039.42806727" calcext:value-type="float">
            <text:p>1 516 039</text:p>
          </table:table-cell>
          <table:table-cell/>
          <table:table-cell table:formula="of:=[.F$2]*[.C681]^[.F$3]+[.F$4]*[.C681]^[.F$5]+[.F$6]*[.C681]^[.F$7]+[.F$8]" office:value-type="float" office:value="1516039.4280672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1516039.42853283" calcext:value-type="float">
            <text:p>1 516 039</text:p>
          </table:table-cell>
          <table:table-cell/>
          <table:table-cell table:formula="of:=[.F$2]*[.C682]^[.F$3]+[.F$4]*[.C682]^[.F$5]+[.F$6]*[.C682]^[.F$7]+[.F$8]" office:value-type="float" office:value="1516039.4285328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1516039.42898461" calcext:value-type="float">
            <text:p>1 516 039</text:p>
          </table:table-cell>
          <table:table-cell/>
          <table:table-cell table:formula="of:=[.F$2]*[.C683]^[.F$3]+[.F$4]*[.C683]^[.F$5]+[.F$6]*[.C683]^[.F$7]+[.F$8]" office:value-type="float" office:value="1516039.4289846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1516039.429423" calcext:value-type="float">
            <text:p>1 516 039</text:p>
          </table:table-cell>
          <table:table-cell/>
          <table:table-cell table:formula="of:=[.F$2]*[.C684]^[.F$3]+[.F$4]*[.C684]^[.F$5]+[.F$6]*[.C684]^[.F$7]+[.F$8]" office:value-type="float" office:value="1516039.42942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1516039.42984841" calcext:value-type="float">
            <text:p>1 516 039</text:p>
          </table:table-cell>
          <table:table-cell/>
          <table:table-cell table:formula="of:=[.F$2]*[.C685]^[.F$3]+[.F$4]*[.C685]^[.F$5]+[.F$6]*[.C685]^[.F$7]+[.F$8]" office:value-type="float" office:value="1516039.4298484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1516039.43026121" calcext:value-type="float">
            <text:p>1 516 039</text:p>
          </table:table-cell>
          <table:table-cell/>
          <table:table-cell table:formula="of:=[.F$2]*[.C686]^[.F$3]+[.F$4]*[.C686]^[.F$5]+[.F$6]*[.C686]^[.F$7]+[.F$8]" office:value-type="float" office:value="1516039.4302612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1516039.43066179" calcext:value-type="float">
            <text:p>1 516 039</text:p>
          </table:table-cell>
          <table:table-cell/>
          <table:table-cell table:formula="of:=[.F$2]*[.C687]^[.F$3]+[.F$4]*[.C687]^[.F$5]+[.F$6]*[.C687]^[.F$7]+[.F$8]" office:value-type="float" office:value="1516039.4306617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1516039.43105051" calcext:value-type="float">
            <text:p>1 516 039</text:p>
          </table:table-cell>
          <table:table-cell/>
          <table:table-cell table:formula="of:=[.F$2]*[.C688]^[.F$3]+[.F$4]*[.C688]^[.F$5]+[.F$6]*[.C688]^[.F$7]+[.F$8]" office:value-type="float" office:value="1516039.4310505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1516039.43142772" calcext:value-type="float">
            <text:p>1 516 039</text:p>
          </table:table-cell>
          <table:table-cell/>
          <table:table-cell table:formula="of:=[.F$2]*[.C689]^[.F$3]+[.F$4]*[.C689]^[.F$5]+[.F$6]*[.C689]^[.F$7]+[.F$8]" office:value-type="float" office:value="1516039.4314277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1516039.43179375" calcext:value-type="float">
            <text:p>1 516 039</text:p>
          </table:table-cell>
          <table:table-cell/>
          <table:table-cell table:formula="of:=[.F$2]*[.C690]^[.F$3]+[.F$4]*[.C690]^[.F$5]+[.F$6]*[.C690]^[.F$7]+[.F$8]" office:value-type="float" office:value="1516039.4317937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1516039.43214894" calcext:value-type="float">
            <text:p>1 516 039</text:p>
          </table:table-cell>
          <table:table-cell/>
          <table:table-cell table:formula="of:=[.F$2]*[.C691]^[.F$3]+[.F$4]*[.C691]^[.F$5]+[.F$6]*[.C691]^[.F$7]+[.F$8]" office:value-type="float" office:value="1516039.4321489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1516039.43249361" calcext:value-type="float">
            <text:p>1 516 039</text:p>
          </table:table-cell>
          <table:table-cell/>
          <table:table-cell table:formula="of:=[.F$2]*[.C692]^[.F$3]+[.F$4]*[.C692]^[.F$5]+[.F$6]*[.C692]^[.F$7]+[.F$8]" office:value-type="float" office:value="1516039.4324936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1516039.43282807" calcext:value-type="float">
            <text:p>1 516 039</text:p>
          </table:table-cell>
          <table:table-cell/>
          <table:table-cell table:formula="of:=[.F$2]*[.C693]^[.F$3]+[.F$4]*[.C693]^[.F$5]+[.F$6]*[.C693]^[.F$7]+[.F$8]" office:value-type="float" office:value="1516039.4328280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1516039.43315263" calcext:value-type="float">
            <text:p>1 516 039</text:p>
          </table:table-cell>
          <table:table-cell/>
          <table:table-cell table:formula="of:=[.F$2]*[.C694]^[.F$3]+[.F$4]*[.C694]^[.F$5]+[.F$6]*[.C694]^[.F$7]+[.F$8]" office:value-type="float" office:value="1516039.4331526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1516039.43346757" calcext:value-type="float">
            <text:p>1 516 039</text:p>
          </table:table-cell>
          <table:table-cell/>
          <table:table-cell table:formula="of:=[.F$2]*[.C695]^[.F$3]+[.F$4]*[.C695]^[.F$5]+[.F$6]*[.C695]^[.F$7]+[.F$8]" office:value-type="float" office:value="1516039.4334675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1516039.43377318" calcext:value-type="float">
            <text:p>1 516 039</text:p>
          </table:table-cell>
          <table:table-cell/>
          <table:table-cell table:formula="of:=[.F$2]*[.C696]^[.F$3]+[.F$4]*[.C696]^[.F$5]+[.F$6]*[.C696]^[.F$7]+[.F$8]" office:value-type="float" office:value="1516039.4337731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1516039.43406975" calcext:value-type="float">
            <text:p>1 516 039</text:p>
          </table:table-cell>
          <table:table-cell/>
          <table:table-cell table:formula="of:=[.F$2]*[.C697]^[.F$3]+[.F$4]*[.C697]^[.F$5]+[.F$6]*[.C697]^[.F$7]+[.F$8]" office:value-type="float" office:value="1516039.4340697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1516039.43435753" calcext:value-type="float">
            <text:p>1 516 039</text:p>
          </table:table-cell>
          <table:table-cell/>
          <table:table-cell table:formula="of:=[.F$2]*[.C698]^[.F$3]+[.F$4]*[.C698]^[.F$5]+[.F$6]*[.C698]^[.F$7]+[.F$8]" office:value-type="float" office:value="1516039.4343575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1516039.43463678" calcext:value-type="float">
            <text:p>1 516 039</text:p>
          </table:table-cell>
          <table:table-cell/>
          <table:table-cell table:formula="of:=[.F$2]*[.C699]^[.F$3]+[.F$4]*[.C699]^[.F$5]+[.F$6]*[.C699]^[.F$7]+[.F$8]" office:value-type="float" office:value="1516039.4346367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1516039.43490777" calcext:value-type="float">
            <text:p>1 516 039</text:p>
          </table:table-cell>
          <table:table-cell/>
          <table:table-cell table:formula="of:=[.F$2]*[.C700]^[.F$3]+[.F$4]*[.C700]^[.F$5]+[.F$6]*[.C700]^[.F$7]+[.F$8]" office:value-type="float" office:value="1516039.4349077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1516039.43517073" calcext:value-type="float">
            <text:p>1 516 039</text:p>
          </table:table-cell>
          <table:table-cell/>
          <table:table-cell table:formula="of:=[.F$2]*[.C701]^[.F$3]+[.F$4]*[.C701]^[.F$5]+[.F$6]*[.C701]^[.F$7]+[.F$8]" office:value-type="float" office:value="1516039.4351707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1516039.4354259" calcext:value-type="float">
            <text:p>1 516 039</text:p>
          </table:table-cell>
          <table:table-cell/>
          <table:table-cell table:formula="of:=[.F$2]*[.C702]^[.F$3]+[.F$4]*[.C702]^[.F$5]+[.F$6]*[.C702]^[.F$7]+[.F$8]" office:value-type="float" office:value="1516039.435425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1516039.43567351" calcext:value-type="float">
            <text:p>1 516 039</text:p>
          </table:table-cell>
          <table:table-cell/>
          <table:table-cell table:formula="of:=[.F$2]*[.C703]^[.F$3]+[.F$4]*[.C703]^[.F$5]+[.F$6]*[.C703]^[.F$7]+[.F$8]" office:value-type="float" office:value="1516039.4356735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1516039.43591379" calcext:value-type="float">
            <text:p>1 516 039</text:p>
          </table:table-cell>
          <table:table-cell/>
          <table:table-cell table:formula="of:=[.F$2]*[.C704]^[.F$3]+[.F$4]*[.C704]^[.F$5]+[.F$6]*[.C704]^[.F$7]+[.F$8]" office:value-type="float" office:value="1516039.4359137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1516039.43614695" calcext:value-type="float">
            <text:p>1 516 039</text:p>
          </table:table-cell>
          <table:table-cell/>
          <table:table-cell table:formula="of:=[.F$2]*[.C705]^[.F$3]+[.F$4]*[.C705]^[.F$5]+[.F$6]*[.C705]^[.F$7]+[.F$8]" office:value-type="float" office:value="1516039.4361469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1516039.43637321" calcext:value-type="float">
            <text:p>1 516 039</text:p>
          </table:table-cell>
          <table:table-cell/>
          <table:table-cell table:formula="of:=[.F$2]*[.C706]^[.F$3]+[.F$4]*[.C706]^[.F$5]+[.F$6]*[.C706]^[.F$7]+[.F$8]" office:value-type="float" office:value="1516039.4363732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1516039.43659276" calcext:value-type="float">
            <text:p>1 516 039</text:p>
          </table:table-cell>
          <table:table-cell/>
          <table:table-cell table:formula="of:=[.F$2]*[.C707]^[.F$3]+[.F$4]*[.C707]^[.F$5]+[.F$6]*[.C707]^[.F$7]+[.F$8]" office:value-type="float" office:value="1516039.4365927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1516039.43680582" calcext:value-type="float">
            <text:p>1 516 039</text:p>
          </table:table-cell>
          <table:table-cell/>
          <table:table-cell table:formula="of:=[.F$2]*[.C708]^[.F$3]+[.F$4]*[.C708]^[.F$5]+[.F$6]*[.C708]^[.F$7]+[.F$8]" office:value-type="float" office:value="1516039.4368058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1516039.43701256" calcext:value-type="float">
            <text:p>1 516 039</text:p>
          </table:table-cell>
          <table:table-cell/>
          <table:table-cell table:formula="of:=[.F$2]*[.C709]^[.F$3]+[.F$4]*[.C709]^[.F$5]+[.F$6]*[.C709]^[.F$7]+[.F$8]" office:value-type="float" office:value="1516039.4370125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1516039.43721318" calcext:value-type="float">
            <text:p>1 516 039</text:p>
          </table:table-cell>
          <table:table-cell/>
          <table:table-cell table:formula="of:=[.F$2]*[.C710]^[.F$3]+[.F$4]*[.C710]^[.F$5]+[.F$6]*[.C710]^[.F$7]+[.F$8]" office:value-type="float" office:value="1516039.4372131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1516039.43740785" calcext:value-type="float">
            <text:p>1 516 039</text:p>
          </table:table-cell>
          <table:table-cell/>
          <table:table-cell table:formula="of:=[.F$2]*[.C711]^[.F$3]+[.F$4]*[.C711]^[.F$5]+[.F$6]*[.C711]^[.F$7]+[.F$8]" office:value-type="float" office:value="1516039.4374078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1516039.43759677" calcext:value-type="float">
            <text:p>1 516 039</text:p>
          </table:table-cell>
          <table:table-cell/>
          <table:table-cell table:formula="of:=[.F$2]*[.C712]^[.F$3]+[.F$4]*[.C712]^[.F$5]+[.F$6]*[.C712]^[.F$7]+[.F$8]" office:value-type="float" office:value="1516039.4375967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1516039.43778008" calcext:value-type="float">
            <text:p>1 516 039</text:p>
          </table:table-cell>
          <table:table-cell/>
          <table:table-cell table:formula="of:=[.F$2]*[.C713]^[.F$3]+[.F$4]*[.C713]^[.F$5]+[.F$6]*[.C713]^[.F$7]+[.F$8]" office:value-type="float" office:value="1516039.4377800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1516039.43795797" calcext:value-type="float">
            <text:p>1 516 039</text:p>
          </table:table-cell>
          <table:table-cell/>
          <table:table-cell table:formula="of:=[.F$2]*[.C714]^[.F$3]+[.F$4]*[.C714]^[.F$5]+[.F$6]*[.C714]^[.F$7]+[.F$8]" office:value-type="float" office:value="1516039.4379579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1516039.43813059" calcext:value-type="float">
            <text:p>1 516 039</text:p>
          </table:table-cell>
          <table:table-cell/>
          <table:table-cell table:formula="of:=[.F$2]*[.C715]^[.F$3]+[.F$4]*[.C715]^[.F$5]+[.F$6]*[.C715]^[.F$7]+[.F$8]" office:value-type="float" office:value="1516039.4381305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1516039.43829809" calcext:value-type="float">
            <text:p>1 516 039</text:p>
          </table:table-cell>
          <table:table-cell/>
          <table:table-cell table:formula="of:=[.F$2]*[.C716]^[.F$3]+[.F$4]*[.C716]^[.F$5]+[.F$6]*[.C716]^[.F$7]+[.F$8]" office:value-type="float" office:value="1516039.4382980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1516039.43846063" calcext:value-type="float">
            <text:p>1 516 039</text:p>
          </table:table-cell>
          <table:table-cell/>
          <table:table-cell table:formula="of:=[.F$2]*[.C717]^[.F$3]+[.F$4]*[.C717]^[.F$5]+[.F$6]*[.C717]^[.F$7]+[.F$8]" office:value-type="float" office:value="1516039.4384606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1516039.43861836" calcext:value-type="float">
            <text:p>1 516 039</text:p>
          </table:table-cell>
          <table:table-cell/>
          <table:table-cell table:formula="of:=[.F$2]*[.C718]^[.F$3]+[.F$4]*[.C718]^[.F$5]+[.F$6]*[.C718]^[.F$7]+[.F$8]" office:value-type="float" office:value="1516039.4386183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1516039.43877142" calcext:value-type="float">
            <text:p>1 516 039</text:p>
          </table:table-cell>
          <table:table-cell/>
          <table:table-cell table:formula="of:=[.F$2]*[.C719]^[.F$3]+[.F$4]*[.C719]^[.F$5]+[.F$6]*[.C719]^[.F$7]+[.F$8]" office:value-type="float" office:value="1516039.4387714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1516039.43891995" calcext:value-type="float">
            <text:p>1 516 039</text:p>
          </table:table-cell>
          <table:table-cell/>
          <table:table-cell table:formula="of:=[.F$2]*[.C720]^[.F$3]+[.F$4]*[.C720]^[.F$5]+[.F$6]*[.C720]^[.F$7]+[.F$8]" office:value-type="float" office:value="1516039.4389199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1516039.43906407" calcext:value-type="float">
            <text:p>1 516 039</text:p>
          </table:table-cell>
          <table:table-cell/>
          <table:table-cell table:formula="of:=[.F$2]*[.C721]^[.F$3]+[.F$4]*[.C721]^[.F$5]+[.F$6]*[.C721]^[.F$7]+[.F$8]" office:value-type="float" office:value="1516039.4390640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1516039.43920393" calcext:value-type="float">
            <text:p>1 516 039</text:p>
          </table:table-cell>
          <table:table-cell/>
          <table:table-cell table:formula="of:=[.F$2]*[.C722]^[.F$3]+[.F$4]*[.C722]^[.F$5]+[.F$6]*[.C722]^[.F$7]+[.F$8]" office:value-type="float" office:value="1516039.4392039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1516039.43933964" calcext:value-type="float">
            <text:p>1 516 039</text:p>
          </table:table-cell>
          <table:table-cell/>
          <table:table-cell table:formula="of:=[.F$2]*[.C723]^[.F$3]+[.F$4]*[.C723]^[.F$5]+[.F$6]*[.C723]^[.F$7]+[.F$8]" office:value-type="float" office:value="1516039.4393396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1516039.43947134" calcext:value-type="float">
            <text:p>1 516 039</text:p>
          </table:table-cell>
          <table:table-cell/>
          <table:table-cell table:formula="of:=[.F$2]*[.C724]^[.F$3]+[.F$4]*[.C724]^[.F$5]+[.F$6]*[.C724]^[.F$7]+[.F$8]" office:value-type="float" office:value="1516039.4394713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1516039.43959913" calcext:value-type="float">
            <text:p>1 516 039</text:p>
          </table:table-cell>
          <table:table-cell/>
          <table:table-cell table:formula="of:=[.F$2]*[.C725]^[.F$3]+[.F$4]*[.C725]^[.F$5]+[.F$6]*[.C725]^[.F$7]+[.F$8]" office:value-type="float" office:value="1516039.4395991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1516039.43972314" calcext:value-type="float">
            <text:p>1 516 039</text:p>
          </table:table-cell>
          <table:table-cell/>
          <table:table-cell table:formula="of:=[.F$2]*[.C726]^[.F$3]+[.F$4]*[.C726]^[.F$5]+[.F$6]*[.C726]^[.F$7]+[.F$8]" office:value-type="float" office:value="1516039.4397231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1516039.43984348" calcext:value-type="float">
            <text:p>1 516 039</text:p>
          </table:table-cell>
          <table:table-cell/>
          <table:table-cell table:formula="of:=[.F$2]*[.C727]^[.F$3]+[.F$4]*[.C727]^[.F$5]+[.F$6]*[.C727]^[.F$7]+[.F$8]" office:value-type="float" office:value="1516039.4398434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1516039.43996025" calcext:value-type="float">
            <text:p>1 516 039</text:p>
          </table:table-cell>
          <table:table-cell/>
          <table:table-cell table:formula="of:=[.F$2]*[.C728]^[.F$3]+[.F$4]*[.C728]^[.F$5]+[.F$6]*[.C728]^[.F$7]+[.F$8]" office:value-type="float" office:value="1516039.4399602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1516039.44007357" calcext:value-type="float">
            <text:p>1 516 039</text:p>
          </table:table-cell>
          <table:table-cell/>
          <table:table-cell table:formula="of:=[.F$2]*[.C729]^[.F$3]+[.F$4]*[.C729]^[.F$5]+[.F$6]*[.C729]^[.F$7]+[.F$8]" office:value-type="float" office:value="1516039.4400735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1516039.44018352" calcext:value-type="float">
            <text:p>1 516 039</text:p>
          </table:table-cell>
          <table:table-cell/>
          <table:table-cell table:formula="of:=[.F$2]*[.C730]^[.F$3]+[.F$4]*[.C730]^[.F$5]+[.F$6]*[.C730]^[.F$7]+[.F$8]" office:value-type="float" office:value="1516039.4401835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1516039.44029022" calcext:value-type="float">
            <text:p>1 516 039</text:p>
          </table:table-cell>
          <table:table-cell/>
          <table:table-cell table:formula="of:=[.F$2]*[.C731]^[.F$3]+[.F$4]*[.C731]^[.F$5]+[.F$6]*[.C731]^[.F$7]+[.F$8]" office:value-type="float" office:value="1516039.4402902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1516039.44039376" calcext:value-type="float">
            <text:p>1 516 039</text:p>
          </table:table-cell>
          <table:table-cell/>
          <table:table-cell table:formula="of:=[.F$2]*[.C732]^[.F$3]+[.F$4]*[.C732]^[.F$5]+[.F$6]*[.C732]^[.F$7]+[.F$8]" office:value-type="float" office:value="1516039.4403937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1516039.44049424" calcext:value-type="float">
            <text:p>1 516 039</text:p>
          </table:table-cell>
          <table:table-cell/>
          <table:table-cell table:formula="of:=[.F$2]*[.C733]^[.F$3]+[.F$4]*[.C733]^[.F$5]+[.F$6]*[.C733]^[.F$7]+[.F$8]" office:value-type="float" office:value="1516039.4404942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1516039.44059174" calcext:value-type="float">
            <text:p>1 516 039</text:p>
          </table:table-cell>
          <table:table-cell/>
          <table:table-cell table:formula="of:=[.F$2]*[.C734]^[.F$3]+[.F$4]*[.C734]^[.F$5]+[.F$6]*[.C734]^[.F$7]+[.F$8]" office:value-type="float" office:value="1516039.4405917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1516039.44068635" calcext:value-type="float">
            <text:p>1 516 039</text:p>
          </table:table-cell>
          <table:table-cell/>
          <table:table-cell table:formula="of:=[.F$2]*[.C735]^[.F$3]+[.F$4]*[.C735]^[.F$5]+[.F$6]*[.C735]^[.F$7]+[.F$8]" office:value-type="float" office:value="1516039.4406863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1516039.44077815" calcext:value-type="float">
            <text:p>1 516 039</text:p>
          </table:table-cell>
          <table:table-cell/>
          <table:table-cell table:formula="of:=[.F$2]*[.C736]^[.F$3]+[.F$4]*[.C736]^[.F$5]+[.F$6]*[.C736]^[.F$7]+[.F$8]" office:value-type="float" office:value="1516039.4407781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1516039.44086724" calcext:value-type="float">
            <text:p>1 516 039</text:p>
          </table:table-cell>
          <table:table-cell/>
          <table:table-cell table:formula="of:=[.F$2]*[.C737]^[.F$3]+[.F$4]*[.C737]^[.F$5]+[.F$6]*[.C737]^[.F$7]+[.F$8]" office:value-type="float" office:value="1516039.4408672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1516039.44095369" calcext:value-type="float">
            <text:p>1 516 039</text:p>
          </table:table-cell>
          <table:table-cell/>
          <table:table-cell table:formula="of:=[.F$2]*[.C738]^[.F$3]+[.F$4]*[.C738]^[.F$5]+[.F$6]*[.C738]^[.F$7]+[.F$8]" office:value-type="float" office:value="1516039.4409536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1516039.44103758" calcext:value-type="float">
            <text:p>1 516 039</text:p>
          </table:table-cell>
          <table:table-cell/>
          <table:table-cell table:formula="of:=[.F$2]*[.C739]^[.F$3]+[.F$4]*[.C739]^[.F$5]+[.F$6]*[.C739]^[.F$7]+[.F$8]" office:value-type="float" office:value="1516039.4410375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1516039.44111899" calcext:value-type="float">
            <text:p>1 516 039</text:p>
          </table:table-cell>
          <table:table-cell/>
          <table:table-cell table:formula="of:=[.F$2]*[.C740]^[.F$3]+[.F$4]*[.C740]^[.F$5]+[.F$6]*[.C740]^[.F$7]+[.F$8]" office:value-type="float" office:value="1516039.4411189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1516039.44119798" calcext:value-type="float">
            <text:p>1 516 039</text:p>
          </table:table-cell>
          <table:table-cell/>
          <table:table-cell table:formula="of:=[.F$2]*[.C741]^[.F$3]+[.F$4]*[.C741]^[.F$5]+[.F$6]*[.C741]^[.F$7]+[.F$8]" office:value-type="float" office:value="1516039.4411979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1516039.44127464" calcext:value-type="float">
            <text:p>1 516 039</text:p>
          </table:table-cell>
          <table:table-cell/>
          <table:table-cell table:formula="of:=[.F$2]*[.C742]^[.F$3]+[.F$4]*[.C742]^[.F$5]+[.F$6]*[.C742]^[.F$7]+[.F$8]" office:value-type="float" office:value="1516039.4412746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1516039.44134902" calcext:value-type="float">
            <text:p>1 516 039</text:p>
          </table:table-cell>
          <table:table-cell/>
          <table:table-cell table:formula="of:=[.F$2]*[.C743]^[.F$3]+[.F$4]*[.C743]^[.F$5]+[.F$6]*[.C743]^[.F$7]+[.F$8]" office:value-type="float" office:value="1516039.4413490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1516039.4414212" calcext:value-type="float">
            <text:p>1 516 039</text:p>
          </table:table-cell>
          <table:table-cell/>
          <table:table-cell table:formula="of:=[.F$2]*[.C744]^[.F$3]+[.F$4]*[.C744]^[.F$5]+[.F$6]*[.C744]^[.F$7]+[.F$8]" office:value-type="float" office:value="1516039.441421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1516039.44149125" calcext:value-type="float">
            <text:p>1 516 039</text:p>
          </table:table-cell>
          <table:table-cell/>
          <table:table-cell table:formula="of:=[.F$2]*[.C745]^[.F$3]+[.F$4]*[.C745]^[.F$5]+[.F$6]*[.C745]^[.F$7]+[.F$8]" office:value-type="float" office:value="1516039.4414912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1516039.44155921" calcext:value-type="float">
            <text:p>1 516 039</text:p>
          </table:table-cell>
          <table:table-cell/>
          <table:table-cell table:formula="of:=[.F$2]*[.C746]^[.F$3]+[.F$4]*[.C746]^[.F$5]+[.F$6]*[.C746]^[.F$7]+[.F$8]" office:value-type="float" office:value="1516039.4415592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1516039.44162517" calcext:value-type="float">
            <text:p>1 516 039</text:p>
          </table:table-cell>
          <table:table-cell/>
          <table:table-cell table:formula="of:=[.F$2]*[.C747]^[.F$3]+[.F$4]*[.C747]^[.F$5]+[.F$6]*[.C747]^[.F$7]+[.F$8]" office:value-type="float" office:value="1516039.4416251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1516039.44168917" calcext:value-type="float">
            <text:p>1 516 039</text:p>
          </table:table-cell>
          <table:table-cell/>
          <table:table-cell table:formula="of:=[.F$2]*[.C748]^[.F$3]+[.F$4]*[.C748]^[.F$5]+[.F$6]*[.C748]^[.F$7]+[.F$8]" office:value-type="float" office:value="1516039.4416891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1516039.44175128" calcext:value-type="float">
            <text:p>1 516 039</text:p>
          </table:table-cell>
          <table:table-cell/>
          <table:table-cell table:formula="of:=[.F$2]*[.C749]^[.F$3]+[.F$4]*[.C749]^[.F$5]+[.F$6]*[.C749]^[.F$7]+[.F$8]" office:value-type="float" office:value="1516039.4417512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1516039.44181154" calcext:value-type="float">
            <text:p>1 516 039</text:p>
          </table:table-cell>
          <table:table-cell/>
          <table:table-cell table:formula="of:=[.F$2]*[.C750]^[.F$3]+[.F$4]*[.C750]^[.F$5]+[.F$6]*[.C750]^[.F$7]+[.F$8]" office:value-type="float" office:value="1516039.4418115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1516039.44187003" calcext:value-type="float">
            <text:p>1 516 039</text:p>
          </table:table-cell>
          <table:table-cell/>
          <table:table-cell table:formula="of:=[.F$2]*[.C751]^[.F$3]+[.F$4]*[.C751]^[.F$5]+[.F$6]*[.C751]^[.F$7]+[.F$8]" office:value-type="float" office:value="1516039.4418700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1516039.44192678" calcext:value-type="float">
            <text:p>1 516 039</text:p>
          </table:table-cell>
          <table:table-cell/>
          <table:table-cell table:formula="of:=[.F$2]*[.C752]^[.F$3]+[.F$4]*[.C752]^[.F$5]+[.F$6]*[.C752]^[.F$7]+[.F$8]" office:value-type="float" office:value="1516039.4419267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1516039.44198185" calcext:value-type="float">
            <text:p>1 516 039</text:p>
          </table:table-cell>
          <table:table-cell/>
          <table:table-cell table:formula="of:=[.F$2]*[.C753]^[.F$3]+[.F$4]*[.C753]^[.F$5]+[.F$6]*[.C753]^[.F$7]+[.F$8]" office:value-type="float" office:value="1516039.4419818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1516039.44203528" calcext:value-type="float">
            <text:p>1 516 039</text:p>
          </table:table-cell>
          <table:table-cell/>
          <table:table-cell table:formula="of:=[.F$2]*[.C754]^[.F$3]+[.F$4]*[.C754]^[.F$5]+[.F$6]*[.C754]^[.F$7]+[.F$8]" office:value-type="float" office:value="1516039.4420352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1516039.44208714" calcext:value-type="float">
            <text:p>1 516 039</text:p>
          </table:table-cell>
          <table:table-cell/>
          <table:table-cell table:formula="of:=[.F$2]*[.C755]^[.F$3]+[.F$4]*[.C755]^[.F$5]+[.F$6]*[.C755]^[.F$7]+[.F$8]" office:value-type="float" office:value="1516039.4420871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1516039.44213746" calcext:value-type="float">
            <text:p>1 516 039</text:p>
          </table:table-cell>
          <table:table-cell/>
          <table:table-cell table:formula="of:=[.F$2]*[.C756]^[.F$3]+[.F$4]*[.C756]^[.F$5]+[.F$6]*[.C756]^[.F$7]+[.F$8]" office:value-type="float" office:value="1516039.4421374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1516039.44218629" calcext:value-type="float">
            <text:p>1 516 039</text:p>
          </table:table-cell>
          <table:table-cell/>
          <table:table-cell table:formula="of:=[.F$2]*[.C757]^[.F$3]+[.F$4]*[.C757]^[.F$5]+[.F$6]*[.C757]^[.F$7]+[.F$8]" office:value-type="float" office:value="1516039.4421862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1516039.44223367" calcext:value-type="float">
            <text:p>1 516 039</text:p>
          </table:table-cell>
          <table:table-cell/>
          <table:table-cell table:formula="of:=[.F$2]*[.C758]^[.F$3]+[.F$4]*[.C758]^[.F$5]+[.F$6]*[.C758]^[.F$7]+[.F$8]" office:value-type="float" office:value="1516039.4422336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1516039.44227965" calcext:value-type="float">
            <text:p>1 516 039</text:p>
          </table:table-cell>
          <table:table-cell/>
          <table:table-cell table:formula="of:=[.F$2]*[.C759]^[.F$3]+[.F$4]*[.C759]^[.F$5]+[.F$6]*[.C759]^[.F$7]+[.F$8]" office:value-type="float" office:value="1516039.4422796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1516039.44232427" calcext:value-type="float">
            <text:p>1 516 039</text:p>
          </table:table-cell>
          <table:table-cell/>
          <table:table-cell table:formula="of:=[.F$2]*[.C760]^[.F$3]+[.F$4]*[.C760]^[.F$5]+[.F$6]*[.C760]^[.F$7]+[.F$8]" office:value-type="float" office:value="1516039.4423242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1516039.44236756" calcext:value-type="float">
            <text:p>1 516 039</text:p>
          </table:table-cell>
          <table:table-cell/>
          <table:table-cell table:formula="of:=[.F$2]*[.C761]^[.F$3]+[.F$4]*[.C761]^[.F$5]+[.F$6]*[.C761]^[.F$7]+[.F$8]" office:value-type="float" office:value="1516039.4423675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1516039.44240958" calcext:value-type="float">
            <text:p>1 516 039</text:p>
          </table:table-cell>
          <table:table-cell/>
          <table:table-cell table:formula="of:=[.F$2]*[.C762]^[.F$3]+[.F$4]*[.C762]^[.F$5]+[.F$6]*[.C762]^[.F$7]+[.F$8]" office:value-type="float" office:value="1516039.4424095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1516039.44245035" calcext:value-type="float">
            <text:p>1 516 039</text:p>
          </table:table-cell>
          <table:table-cell/>
          <table:table-cell table:formula="of:=[.F$2]*[.C763]^[.F$3]+[.F$4]*[.C763]^[.F$5]+[.F$6]*[.C763]^[.F$7]+[.F$8]" office:value-type="float" office:value="1516039.4424503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1516039.44248991" calcext:value-type="float">
            <text:p>1 516 039</text:p>
          </table:table-cell>
          <table:table-cell/>
          <table:table-cell table:formula="of:=[.F$2]*[.C764]^[.F$3]+[.F$4]*[.C764]^[.F$5]+[.F$6]*[.C764]^[.F$7]+[.F$8]" office:value-type="float" office:value="1516039.4424899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1516039.4425283" calcext:value-type="float">
            <text:p>1 516 039</text:p>
          </table:table-cell>
          <table:table-cell/>
          <table:table-cell table:formula="of:=[.F$2]*[.C765]^[.F$3]+[.F$4]*[.C765]^[.F$5]+[.F$6]*[.C765]^[.F$7]+[.F$8]" office:value-type="float" office:value="1516039.442528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1516039.44256555" calcext:value-type="float">
            <text:p>1 516 039</text:p>
          </table:table-cell>
          <table:table-cell/>
          <table:table-cell table:formula="of:=[.F$2]*[.C766]^[.F$3]+[.F$4]*[.C766]^[.F$5]+[.F$6]*[.C766]^[.F$7]+[.F$8]" office:value-type="float" office:value="1516039.4425655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1516039.4426017" calcext:value-type="float">
            <text:p>1 516 039</text:p>
          </table:table-cell>
          <table:table-cell/>
          <table:table-cell table:formula="of:=[.F$2]*[.C767]^[.F$3]+[.F$4]*[.C767]^[.F$5]+[.F$6]*[.C767]^[.F$7]+[.F$8]" office:value-type="float" office:value="1516039.442601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1516039.44263678" calcext:value-type="float">
            <text:p>1 516 039</text:p>
          </table:table-cell>
          <table:table-cell/>
          <table:table-cell table:formula="of:=[.F$2]*[.C768]^[.F$3]+[.F$4]*[.C768]^[.F$5]+[.F$6]*[.C768]^[.F$7]+[.F$8]" office:value-type="float" office:value="1516039.4426367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1516039.44267082" calcext:value-type="float">
            <text:p>1 516 039</text:p>
          </table:table-cell>
          <table:table-cell/>
          <table:table-cell table:formula="of:=[.F$2]*[.C769]^[.F$3]+[.F$4]*[.C769]^[.F$5]+[.F$6]*[.C769]^[.F$7]+[.F$8]" office:value-type="float" office:value="1516039.4426708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1516039.44270385" calcext:value-type="float">
            <text:p>1 516 039</text:p>
          </table:table-cell>
          <table:table-cell/>
          <table:table-cell table:formula="of:=[.F$2]*[.C770]^[.F$3]+[.F$4]*[.C770]^[.F$5]+[.F$6]*[.C770]^[.F$7]+[.F$8]" office:value-type="float" office:value="1516039.4427038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1516039.4427359" calcext:value-type="float">
            <text:p>1 516 039</text:p>
          </table:table-cell>
          <table:table-cell/>
          <table:table-cell table:formula="of:=[.F$2]*[.C771]^[.F$3]+[.F$4]*[.C771]^[.F$5]+[.F$6]*[.C771]^[.F$7]+[.F$8]" office:value-type="float" office:value="1516039.442735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1516039.44276701" calcext:value-type="float">
            <text:p>1 516 039</text:p>
          </table:table-cell>
          <table:table-cell/>
          <table:table-cell table:formula="of:=[.F$2]*[.C772]^[.F$3]+[.F$4]*[.C772]^[.F$5]+[.F$6]*[.C772]^[.F$7]+[.F$8]" office:value-type="float" office:value="1516039.4427670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1516039.44279719" calcext:value-type="float">
            <text:p>1 516 039</text:p>
          </table:table-cell>
          <table:table-cell/>
          <table:table-cell table:formula="of:=[.F$2]*[.C773]^[.F$3]+[.F$4]*[.C773]^[.F$5]+[.F$6]*[.C773]^[.F$7]+[.F$8]" office:value-type="float" office:value="1516039.4427971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1516039.44282648" calcext:value-type="float">
            <text:p>1 516 039</text:p>
          </table:table-cell>
          <table:table-cell/>
          <table:table-cell table:formula="of:=[.F$2]*[.C774]^[.F$3]+[.F$4]*[.C774]^[.F$5]+[.F$6]*[.C774]^[.F$7]+[.F$8]" office:value-type="float" office:value="1516039.4428264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1516039.4428549" calcext:value-type="float">
            <text:p>1 516 039</text:p>
          </table:table-cell>
          <table:table-cell/>
          <table:table-cell table:formula="of:=[.F$2]*[.C775]^[.F$3]+[.F$4]*[.C775]^[.F$5]+[.F$6]*[.C775]^[.F$7]+[.F$8]" office:value-type="float" office:value="1516039.442854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1516039.44288248" calcext:value-type="float">
            <text:p>1 516 039</text:p>
          </table:table-cell>
          <table:table-cell/>
          <table:table-cell table:formula="of:=[.F$2]*[.C776]^[.F$3]+[.F$4]*[.C776]^[.F$5]+[.F$6]*[.C776]^[.F$7]+[.F$8]" office:value-type="float" office:value="1516039.4428824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1516039.44290924" calcext:value-type="float">
            <text:p>1 516 039</text:p>
          </table:table-cell>
          <table:table-cell/>
          <table:table-cell table:formula="of:=[.F$2]*[.C777]^[.F$3]+[.F$4]*[.C777]^[.F$5]+[.F$6]*[.C777]^[.F$7]+[.F$8]" office:value-type="float" office:value="1516039.4429092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1516039.44293521" calcext:value-type="float">
            <text:p>1 516 039</text:p>
          </table:table-cell>
          <table:table-cell/>
          <table:table-cell table:formula="of:=[.F$2]*[.C778]^[.F$3]+[.F$4]*[.C778]^[.F$5]+[.F$6]*[.C778]^[.F$7]+[.F$8]" office:value-type="float" office:value="1516039.4429352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1516039.44296042" calcext:value-type="float">
            <text:p>1 516 039</text:p>
          </table:table-cell>
          <table:table-cell/>
          <table:table-cell table:formula="of:=[.F$2]*[.C779]^[.F$3]+[.F$4]*[.C779]^[.F$5]+[.F$6]*[.C779]^[.F$7]+[.F$8]" office:value-type="float" office:value="1516039.4429604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1516039.44298487" calcext:value-type="float">
            <text:p>1 516 039</text:p>
          </table:table-cell>
          <table:table-cell/>
          <table:table-cell table:formula="of:=[.F$2]*[.C780]^[.F$3]+[.F$4]*[.C780]^[.F$5]+[.F$6]*[.C780]^[.F$7]+[.F$8]" office:value-type="float" office:value="1516039.4429848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1516039.4430086" calcext:value-type="float">
            <text:p>1 516 039</text:p>
          </table:table-cell>
          <table:table-cell/>
          <table:table-cell table:formula="of:=[.F$2]*[.C781]^[.F$3]+[.F$4]*[.C781]^[.F$5]+[.F$6]*[.C781]^[.F$7]+[.F$8]" office:value-type="float" office:value="1516039.443008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1516039.44303163" calcext:value-type="float">
            <text:p>1 516 039</text:p>
          </table:table-cell>
          <table:table-cell/>
          <table:table-cell table:formula="of:=[.F$2]*[.C782]^[.F$3]+[.F$4]*[.C782]^[.F$5]+[.F$6]*[.C782]^[.F$7]+[.F$8]" office:value-type="float" office:value="1516039.4430316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1516039.44305397" calcext:value-type="float">
            <text:p>1 516 039</text:p>
          </table:table-cell>
          <table:table-cell/>
          <table:table-cell table:formula="of:=[.F$2]*[.C783]^[.F$3]+[.F$4]*[.C783]^[.F$5]+[.F$6]*[.C783]^[.F$7]+[.F$8]" office:value-type="float" office:value="1516039.4430539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1516039.44307566" calcext:value-type="float">
            <text:p>1 516 039</text:p>
          </table:table-cell>
          <table:table-cell/>
          <table:table-cell table:formula="of:=[.F$2]*[.C784]^[.F$3]+[.F$4]*[.C784]^[.F$5]+[.F$6]*[.C784]^[.F$7]+[.F$8]" office:value-type="float" office:value="1516039.4430756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1516039.4430967" calcext:value-type="float">
            <text:p>1 516 039</text:p>
          </table:table-cell>
          <table:table-cell/>
          <table:table-cell table:formula="of:=[.F$2]*[.C785]^[.F$3]+[.F$4]*[.C785]^[.F$5]+[.F$6]*[.C785]^[.F$7]+[.F$8]" office:value-type="float" office:value="1516039.443096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1516039.44311712" calcext:value-type="float">
            <text:p>1 516 039</text:p>
          </table:table-cell>
          <table:table-cell/>
          <table:table-cell table:formula="of:=[.F$2]*[.C786]^[.F$3]+[.F$4]*[.C786]^[.F$5]+[.F$6]*[.C786]^[.F$7]+[.F$8]" office:value-type="float" office:value="1516039.4431171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1516039.44313693" calcext:value-type="float">
            <text:p>1 516 039</text:p>
          </table:table-cell>
          <table:table-cell/>
          <table:table-cell table:formula="of:=[.F$2]*[.C787]^[.F$3]+[.F$4]*[.C787]^[.F$5]+[.F$6]*[.C787]^[.F$7]+[.F$8]" office:value-type="float" office:value="1516039.4431369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1516039.44315616" calcext:value-type="float">
            <text:p>1 516 039</text:p>
          </table:table-cell>
          <table:table-cell/>
          <table:table-cell table:formula="of:=[.F$2]*[.C788]^[.F$3]+[.F$4]*[.C788]^[.F$5]+[.F$6]*[.C788]^[.F$7]+[.F$8]" office:value-type="float" office:value="1516039.4431561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1516039.44317481" calcext:value-type="float">
            <text:p>1 516 039</text:p>
          </table:table-cell>
          <table:table-cell/>
          <table:table-cell table:formula="of:=[.F$2]*[.C789]^[.F$3]+[.F$4]*[.C789]^[.F$5]+[.F$6]*[.C789]^[.F$7]+[.F$8]" office:value-type="float" office:value="1516039.4431748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1516039.44319292" calcext:value-type="float">
            <text:p>1 516 039</text:p>
          </table:table-cell>
          <table:table-cell/>
          <table:table-cell table:formula="of:=[.F$2]*[.C790]^[.F$3]+[.F$4]*[.C790]^[.F$5]+[.F$6]*[.C790]^[.F$7]+[.F$8]" office:value-type="float" office:value="1516039.4431929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1516039.44321048" calcext:value-type="float">
            <text:p>1 516 039</text:p>
          </table:table-cell>
          <table:table-cell/>
          <table:table-cell table:formula="of:=[.F$2]*[.C791]^[.F$3]+[.F$4]*[.C791]^[.F$5]+[.F$6]*[.C791]^[.F$7]+[.F$8]" office:value-type="float" office:value="1516039.4432104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1516039.44322753" calcext:value-type="float">
            <text:p>1 516 039</text:p>
          </table:table-cell>
          <table:table-cell/>
          <table:table-cell table:formula="of:=[.F$2]*[.C792]^[.F$3]+[.F$4]*[.C792]^[.F$5]+[.F$6]*[.C792]^[.F$7]+[.F$8]" office:value-type="float" office:value="1516039.4432275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1516039.44324408" calcext:value-type="float">
            <text:p>1 516 039</text:p>
          </table:table-cell>
          <table:table-cell/>
          <table:table-cell table:formula="of:=[.F$2]*[.C793]^[.F$3]+[.F$4]*[.C793]^[.F$5]+[.F$6]*[.C793]^[.F$7]+[.F$8]" office:value-type="float" office:value="1516039.4432440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1516039.44326013" calcext:value-type="float">
            <text:p>1 516 039</text:p>
          </table:table-cell>
          <table:table-cell/>
          <table:table-cell table:formula="of:=[.F$2]*[.C794]^[.F$3]+[.F$4]*[.C794]^[.F$5]+[.F$6]*[.C794]^[.F$7]+[.F$8]" office:value-type="float" office:value="1516039.4432601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1516039.44327571" calcext:value-type="float">
            <text:p>1 516 039</text:p>
          </table:table-cell>
          <table:table-cell/>
          <table:table-cell table:formula="of:=[.F$2]*[.C795]^[.F$3]+[.F$4]*[.C795]^[.F$5]+[.F$6]*[.C795]^[.F$7]+[.F$8]" office:value-type="float" office:value="1516039.4432757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1516039.44329082" calcext:value-type="float">
            <text:p>1 516 039</text:p>
          </table:table-cell>
          <table:table-cell/>
          <table:table-cell table:formula="of:=[.F$2]*[.C796]^[.F$3]+[.F$4]*[.C796]^[.F$5]+[.F$6]*[.C796]^[.F$7]+[.F$8]" office:value-type="float" office:value="1516039.4432908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1516039.44330549" calcext:value-type="float">
            <text:p>1 516 039</text:p>
          </table:table-cell>
          <table:table-cell/>
          <table:table-cell table:formula="of:=[.F$2]*[.C797]^[.F$3]+[.F$4]*[.C797]^[.F$5]+[.F$6]*[.C797]^[.F$7]+[.F$8]" office:value-type="float" office:value="1516039.4433054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1516039.44331972" calcext:value-type="float">
            <text:p>1 516 039</text:p>
          </table:table-cell>
          <table:table-cell/>
          <table:table-cell table:formula="of:=[.F$2]*[.C798]^[.F$3]+[.F$4]*[.C798]^[.F$5]+[.F$6]*[.C798]^[.F$7]+[.F$8]" office:value-type="float" office:value="1516039.4433197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1516039.44333354" calcext:value-type="float">
            <text:p>1 516 039</text:p>
          </table:table-cell>
          <table:table-cell/>
          <table:table-cell table:formula="of:=[.F$2]*[.C799]^[.F$3]+[.F$4]*[.C799]^[.F$5]+[.F$6]*[.C799]^[.F$7]+[.F$8]" office:value-type="float" office:value="1516039.4433335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1516039.44334694" calcext:value-type="float">
            <text:p>1 516 039</text:p>
          </table:table-cell>
          <table:table-cell/>
          <table:table-cell table:formula="of:=[.F$2]*[.C800]^[.F$3]+[.F$4]*[.C800]^[.F$5]+[.F$6]*[.C800]^[.F$7]+[.F$8]" office:value-type="float" office:value="1516039.4433469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1516039.44335995" calcext:value-type="float">
            <text:p>1 516 039</text:p>
          </table:table-cell>
          <table:table-cell/>
          <table:table-cell table:formula="of:=[.F$2]*[.C801]^[.F$3]+[.F$4]*[.C801]^[.F$5]+[.F$6]*[.C801]^[.F$7]+[.F$8]" office:value-type="float" office:value="1516039.4433599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1516039.44337257" calcext:value-type="float">
            <text:p>1 516 039</text:p>
          </table:table-cell>
          <table:table-cell/>
          <table:table-cell table:formula="of:=[.F$2]*[.C802]^[.F$3]+[.F$4]*[.C802]^[.F$5]+[.F$6]*[.C802]^[.F$7]+[.F$8]" office:value-type="float" office:value="1516039.4433725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1516039.44338482" calcext:value-type="float">
            <text:p>1 516 039</text:p>
          </table:table-cell>
          <table:table-cell/>
          <table:table-cell table:formula="of:=[.F$2]*[.C803]^[.F$3]+[.F$4]*[.C803]^[.F$5]+[.F$6]*[.C803]^[.F$7]+[.F$8]" office:value-type="float" office:value="1516039.4433848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1516039.4433967" calcext:value-type="float">
            <text:p>1 516 039</text:p>
          </table:table-cell>
          <table:table-cell/>
          <table:table-cell table:formula="of:=[.F$2]*[.C804]^[.F$3]+[.F$4]*[.C804]^[.F$5]+[.F$6]*[.C804]^[.F$7]+[.F$8]" office:value-type="float" office:value="1516039.443396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1516039.44340823" calcext:value-type="float">
            <text:p>1 516 039</text:p>
          </table:table-cell>
          <table:table-cell/>
          <table:table-cell table:formula="of:=[.F$2]*[.C805]^[.F$3]+[.F$4]*[.C805]^[.F$5]+[.F$6]*[.C805]^[.F$7]+[.F$8]" office:value-type="float" office:value="1516039.4434082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1516039.44341942" calcext:value-type="float">
            <text:p>1 516 039</text:p>
          </table:table-cell>
          <table:table-cell/>
          <table:table-cell table:formula="of:=[.F$2]*[.C806]^[.F$3]+[.F$4]*[.C806]^[.F$5]+[.F$6]*[.C806]^[.F$7]+[.F$8]" office:value-type="float" office:value="1516039.4434194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1516039.44343028" calcext:value-type="float">
            <text:p>1 516 039</text:p>
          </table:table-cell>
          <table:table-cell/>
          <table:table-cell table:formula="of:=[.F$2]*[.C807]^[.F$3]+[.F$4]*[.C807]^[.F$5]+[.F$6]*[.C807]^[.F$7]+[.F$8]" office:value-type="float" office:value="1516039.4434302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1516039.44344082" calcext:value-type="float">
            <text:p>1 516 039</text:p>
          </table:table-cell>
          <table:table-cell/>
          <table:table-cell table:formula="of:=[.F$2]*[.C808]^[.F$3]+[.F$4]*[.C808]^[.F$5]+[.F$6]*[.C808]^[.F$7]+[.F$8]" office:value-type="float" office:value="1516039.4434408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1516039.44345105" calcext:value-type="float">
            <text:p>1 516 039</text:p>
          </table:table-cell>
          <table:table-cell/>
          <table:table-cell table:formula="of:=[.F$2]*[.C809]^[.F$3]+[.F$4]*[.C809]^[.F$5]+[.F$6]*[.C809]^[.F$7]+[.F$8]" office:value-type="float" office:value="1516039.4434510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1516039.44346097" calcext:value-type="float">
            <text:p>1 516 039</text:p>
          </table:table-cell>
          <table:table-cell/>
          <table:table-cell table:formula="of:=[.F$2]*[.C810]^[.F$3]+[.F$4]*[.C810]^[.F$5]+[.F$6]*[.C810]^[.F$7]+[.F$8]" office:value-type="float" office:value="1516039.4434609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1516039.4434706" calcext:value-type="float">
            <text:p>1 516 039</text:p>
          </table:table-cell>
          <table:table-cell/>
          <table:table-cell table:formula="of:=[.F$2]*[.C811]^[.F$3]+[.F$4]*[.C811]^[.F$5]+[.F$6]*[.C811]^[.F$7]+[.F$8]" office:value-type="float" office:value="1516039.443470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1516039.44347994" calcext:value-type="float">
            <text:p>1 516 039</text:p>
          </table:table-cell>
          <table:table-cell/>
          <table:table-cell table:formula="of:=[.F$2]*[.C812]^[.F$3]+[.F$4]*[.C812]^[.F$5]+[.F$6]*[.C812]^[.F$7]+[.F$8]" office:value-type="float" office:value="1516039.4434799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1516039.44348901" calcext:value-type="float">
            <text:p>1 516 039</text:p>
          </table:table-cell>
          <table:table-cell/>
          <table:table-cell table:formula="of:=[.F$2]*[.C813]^[.F$3]+[.F$4]*[.C813]^[.F$5]+[.F$6]*[.C813]^[.F$7]+[.F$8]" office:value-type="float" office:value="1516039.4434890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1516039.44349781" calcext:value-type="float">
            <text:p>1 516 039</text:p>
          </table:table-cell>
          <table:table-cell/>
          <table:table-cell table:formula="of:=[.F$2]*[.C814]^[.F$3]+[.F$4]*[.C814]^[.F$5]+[.F$6]*[.C814]^[.F$7]+[.F$8]" office:value-type="float" office:value="1516039.4434978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1516039.44350635" calcext:value-type="float">
            <text:p>1 516 039</text:p>
          </table:table-cell>
          <table:table-cell/>
          <table:table-cell table:formula="of:=[.F$2]*[.C815]^[.F$3]+[.F$4]*[.C815]^[.F$5]+[.F$6]*[.C815]^[.F$7]+[.F$8]" office:value-type="float" office:value="1516039.4435063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1516039.44351463" calcext:value-type="float">
            <text:p>1 516 039</text:p>
          </table:table-cell>
          <table:table-cell/>
          <table:table-cell table:formula="of:=[.F$2]*[.C816]^[.F$3]+[.F$4]*[.C816]^[.F$5]+[.F$6]*[.C816]^[.F$7]+[.F$8]" office:value-type="float" office:value="1516039.4435146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1516039.44352267" calcext:value-type="float">
            <text:p>1 516 039</text:p>
          </table:table-cell>
          <table:table-cell/>
          <table:table-cell table:formula="of:=[.F$2]*[.C817]^[.F$3]+[.F$4]*[.C817]^[.F$5]+[.F$6]*[.C817]^[.F$7]+[.F$8]" office:value-type="float" office:value="1516039.4435226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1516039.44353047" calcext:value-type="float">
            <text:p>1 516 039</text:p>
          </table:table-cell>
          <table:table-cell/>
          <table:table-cell table:formula="of:=[.F$2]*[.C818]^[.F$3]+[.F$4]*[.C818]^[.F$5]+[.F$6]*[.C818]^[.F$7]+[.F$8]" office:value-type="float" office:value="1516039.4435304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1516039.44353804" calcext:value-type="float">
            <text:p>1 516 039</text:p>
          </table:table-cell>
          <table:table-cell/>
          <table:table-cell table:formula="of:=[.F$2]*[.C819]^[.F$3]+[.F$4]*[.C819]^[.F$5]+[.F$6]*[.C819]^[.F$7]+[.F$8]" office:value-type="float" office:value="1516039.4435380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1516039.44354539" calcext:value-type="float">
            <text:p>1 516 039</text:p>
          </table:table-cell>
          <table:table-cell/>
          <table:table-cell table:formula="of:=[.F$2]*[.C820]^[.F$3]+[.F$4]*[.C820]^[.F$5]+[.F$6]*[.C820]^[.F$7]+[.F$8]" office:value-type="float" office:value="1516039.4435453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1516039.44355252" calcext:value-type="float">
            <text:p>1 516 039</text:p>
          </table:table-cell>
          <table:table-cell/>
          <table:table-cell table:formula="of:=[.F$2]*[.C821]^[.F$3]+[.F$4]*[.C821]^[.F$5]+[.F$6]*[.C821]^[.F$7]+[.F$8]" office:value-type="float" office:value="1516039.4435525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1516039.44355943" calcext:value-type="float">
            <text:p>1 516 039</text:p>
          </table:table-cell>
          <table:table-cell/>
          <table:table-cell table:formula="of:=[.F$2]*[.C822]^[.F$3]+[.F$4]*[.C822]^[.F$5]+[.F$6]*[.C822]^[.F$7]+[.F$8]" office:value-type="float" office:value="1516039.4435594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1516039.44356615" calcext:value-type="float">
            <text:p>1 516 039</text:p>
          </table:table-cell>
          <table:table-cell/>
          <table:table-cell table:formula="of:=[.F$2]*[.C823]^[.F$3]+[.F$4]*[.C823]^[.F$5]+[.F$6]*[.C823]^[.F$7]+[.F$8]" office:value-type="float" office:value="1516039.4435661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1516039.44357266" calcext:value-type="float">
            <text:p>1 516 039</text:p>
          </table:table-cell>
          <table:table-cell/>
          <table:table-cell table:formula="of:=[.F$2]*[.C824]^[.F$3]+[.F$4]*[.C824]^[.F$5]+[.F$6]*[.C824]^[.F$7]+[.F$8]" office:value-type="float" office:value="1516039.4435726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1516039.44357898" calcext:value-type="float">
            <text:p>1 516 039</text:p>
          </table:table-cell>
          <table:table-cell/>
          <table:table-cell table:formula="of:=[.F$2]*[.C825]^[.F$3]+[.F$4]*[.C825]^[.F$5]+[.F$6]*[.C825]^[.F$7]+[.F$8]" office:value-type="float" office:value="1516039.4435789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1516039.44358511" calcext:value-type="float">
            <text:p>1 516 039</text:p>
          </table:table-cell>
          <table:table-cell/>
          <table:table-cell table:formula="of:=[.F$2]*[.C826]^[.F$3]+[.F$4]*[.C826]^[.F$5]+[.F$6]*[.C826]^[.F$7]+[.F$8]" office:value-type="float" office:value="1516039.4435851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1516039.44359107" calcext:value-type="float">
            <text:p>1 516 039</text:p>
          </table:table-cell>
          <table:table-cell/>
          <table:table-cell table:formula="of:=[.F$2]*[.C827]^[.F$3]+[.F$4]*[.C827]^[.F$5]+[.F$6]*[.C827]^[.F$7]+[.F$8]" office:value-type="float" office:value="1516039.4435910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1516039.44359684" calcext:value-type="float">
            <text:p>1 516 039</text:p>
          </table:table-cell>
          <table:table-cell/>
          <table:table-cell table:formula="of:=[.F$2]*[.C828]^[.F$3]+[.F$4]*[.C828]^[.F$5]+[.F$6]*[.C828]^[.F$7]+[.F$8]" office:value-type="float" office:value="1516039.4435968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1516039.44360245" calcext:value-type="float">
            <text:p>1 516 039</text:p>
          </table:table-cell>
          <table:table-cell/>
          <table:table-cell table:formula="of:=[.F$2]*[.C829]^[.F$3]+[.F$4]*[.C829]^[.F$5]+[.F$6]*[.C829]^[.F$7]+[.F$8]" office:value-type="float" office:value="1516039.4436024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1516039.44360789" calcext:value-type="float">
            <text:p>1 516 039</text:p>
          </table:table-cell>
          <table:table-cell/>
          <table:table-cell table:formula="of:=[.F$2]*[.C830]^[.F$3]+[.F$4]*[.C830]^[.F$5]+[.F$6]*[.C830]^[.F$7]+[.F$8]" office:value-type="float" office:value="1516039.4436078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1516039.44361316" calcext:value-type="float">
            <text:p>1 516 039</text:p>
          </table:table-cell>
          <table:table-cell/>
          <table:table-cell table:formula="of:=[.F$2]*[.C831]^[.F$3]+[.F$4]*[.C831]^[.F$5]+[.F$6]*[.C831]^[.F$7]+[.F$8]" office:value-type="float" office:value="1516039.4436131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1516039.44361828" calcext:value-type="float">
            <text:p>1 516 039</text:p>
          </table:table-cell>
          <table:table-cell/>
          <table:table-cell table:formula="of:=[.F$2]*[.C832]^[.F$3]+[.F$4]*[.C832]^[.F$5]+[.F$6]*[.C832]^[.F$7]+[.F$8]" office:value-type="float" office:value="1516039.4436182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1516039.44362325" calcext:value-type="float">
            <text:p>1 516 039</text:p>
          </table:table-cell>
          <table:table-cell/>
          <table:table-cell table:formula="of:=[.F$2]*[.C833]^[.F$3]+[.F$4]*[.C833]^[.F$5]+[.F$6]*[.C833]^[.F$7]+[.F$8]" office:value-type="float" office:value="1516039.4436232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1516039.44362808" calcext:value-type="float">
            <text:p>1 516 039</text:p>
          </table:table-cell>
          <table:table-cell/>
          <table:table-cell table:formula="of:=[.F$2]*[.C834]^[.F$3]+[.F$4]*[.C834]^[.F$5]+[.F$6]*[.C834]^[.F$7]+[.F$8]" office:value-type="float" office:value="1516039.4436280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1516039.44363276" calcext:value-type="float">
            <text:p>1 516 039</text:p>
          </table:table-cell>
          <table:table-cell/>
          <table:table-cell table:formula="of:=[.F$2]*[.C835]^[.F$3]+[.F$4]*[.C835]^[.F$5]+[.F$6]*[.C835]^[.F$7]+[.F$8]" office:value-type="float" office:value="1516039.4436327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1516039.4436373" calcext:value-type="float">
            <text:p>1 516 039</text:p>
          </table:table-cell>
          <table:table-cell/>
          <table:table-cell table:formula="of:=[.F$2]*[.C836]^[.F$3]+[.F$4]*[.C836]^[.F$5]+[.F$6]*[.C836]^[.F$7]+[.F$8]" office:value-type="float" office:value="1516039.443637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1516039.4436417" calcext:value-type="float">
            <text:p>1 516 039</text:p>
          </table:table-cell>
          <table:table-cell/>
          <table:table-cell table:formula="of:=[.F$2]*[.C837]^[.F$3]+[.F$4]*[.C837]^[.F$5]+[.F$6]*[.C837]^[.F$7]+[.F$8]" office:value-type="float" office:value="1516039.443641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1516039.44364598" calcext:value-type="float">
            <text:p>1 516 039</text:p>
          </table:table-cell>
          <table:table-cell/>
          <table:table-cell table:formula="of:=[.F$2]*[.C838]^[.F$3]+[.F$4]*[.C838]^[.F$5]+[.F$6]*[.C838]^[.F$7]+[.F$8]" office:value-type="float" office:value="1516039.4436459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1516039.44365013" calcext:value-type="float">
            <text:p>1 516 039</text:p>
          </table:table-cell>
          <table:table-cell/>
          <table:table-cell table:formula="of:=[.F$2]*[.C839]^[.F$3]+[.F$4]*[.C839]^[.F$5]+[.F$6]*[.C839]^[.F$7]+[.F$8]" office:value-type="float" office:value="1516039.4436501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1516039.44365416" calcext:value-type="float">
            <text:p>1 516 039</text:p>
          </table:table-cell>
          <table:table-cell/>
          <table:table-cell table:formula="of:=[.F$2]*[.C840]^[.F$3]+[.F$4]*[.C840]^[.F$5]+[.F$6]*[.C840]^[.F$7]+[.F$8]" office:value-type="float" office:value="1516039.4436541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1516039.44365806" calcext:value-type="float">
            <text:p>1 516 039</text:p>
          </table:table-cell>
          <table:table-cell/>
          <table:table-cell table:formula="of:=[.F$2]*[.C841]^[.F$3]+[.F$4]*[.C841]^[.F$5]+[.F$6]*[.C841]^[.F$7]+[.F$8]" office:value-type="float" office:value="1516039.4436580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1516039.44366185" calcext:value-type="float">
            <text:p>1 516 039</text:p>
          </table:table-cell>
          <table:table-cell/>
          <table:table-cell table:formula="of:=[.F$2]*[.C842]^[.F$3]+[.F$4]*[.C842]^[.F$5]+[.F$6]*[.C842]^[.F$7]+[.F$8]" office:value-type="float" office:value="1516039.4436618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1516039.44366553" calcext:value-type="float">
            <text:p>1 516 039</text:p>
          </table:table-cell>
          <table:table-cell/>
          <table:table-cell table:formula="of:=[.F$2]*[.C843]^[.F$3]+[.F$4]*[.C843]^[.F$5]+[.F$6]*[.C843]^[.F$7]+[.F$8]" office:value-type="float" office:value="1516039.4436655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1516039.4436691" calcext:value-type="float">
            <text:p>1 516 039</text:p>
          </table:table-cell>
          <table:table-cell/>
          <table:table-cell table:formula="of:=[.F$2]*[.C844]^[.F$3]+[.F$4]*[.C844]^[.F$5]+[.F$6]*[.C844]^[.F$7]+[.F$8]" office:value-type="float" office:value="1516039.443669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1516039.44367257" calcext:value-type="float">
            <text:p>1 516 039</text:p>
          </table:table-cell>
          <table:table-cell/>
          <table:table-cell table:formula="of:=[.F$2]*[.C845]^[.F$3]+[.F$4]*[.C845]^[.F$5]+[.F$6]*[.C845]^[.F$7]+[.F$8]" office:value-type="float" office:value="1516039.4436725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1516039.44367593" calcext:value-type="float">
            <text:p>1 516 039</text:p>
          </table:table-cell>
          <table:table-cell/>
          <table:table-cell table:formula="of:=[.F$2]*[.C846]^[.F$3]+[.F$4]*[.C846]^[.F$5]+[.F$6]*[.C846]^[.F$7]+[.F$8]" office:value-type="float" office:value="1516039.4436759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1516039.44367919" calcext:value-type="float">
            <text:p>1 516 039</text:p>
          </table:table-cell>
          <table:table-cell/>
          <table:table-cell table:formula="of:=[.F$2]*[.C847]^[.F$3]+[.F$4]*[.C847]^[.F$5]+[.F$6]*[.C847]^[.F$7]+[.F$8]" office:value-type="float" office:value="1516039.4436791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1516039.44368236" calcext:value-type="float">
            <text:p>1 516 039</text:p>
          </table:table-cell>
          <table:table-cell/>
          <table:table-cell table:formula="of:=[.F$2]*[.C848]^[.F$3]+[.F$4]*[.C848]^[.F$5]+[.F$6]*[.C848]^[.F$7]+[.F$8]" office:value-type="float" office:value="1516039.4436823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1516039.44368543" calcext:value-type="float">
            <text:p>1 516 039</text:p>
          </table:table-cell>
          <table:table-cell/>
          <table:table-cell table:formula="of:=[.F$2]*[.C849]^[.F$3]+[.F$4]*[.C849]^[.F$5]+[.F$6]*[.C849]^[.F$7]+[.F$8]" office:value-type="float" office:value="1516039.4436854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1516039.44368841" calcext:value-type="float">
            <text:p>1 516 039</text:p>
          </table:table-cell>
          <table:table-cell/>
          <table:table-cell table:formula="of:=[.F$2]*[.C850]^[.F$3]+[.F$4]*[.C850]^[.F$5]+[.F$6]*[.C850]^[.F$7]+[.F$8]" office:value-type="float" office:value="1516039.4436884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1516039.4436913" calcext:value-type="float">
            <text:p>1 516 039</text:p>
          </table:table-cell>
          <table:table-cell/>
          <table:table-cell table:formula="of:=[.F$2]*[.C851]^[.F$3]+[.F$4]*[.C851]^[.F$5]+[.F$6]*[.C851]^[.F$7]+[.F$8]" office:value-type="float" office:value="1516039.443691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1516039.44369411" calcext:value-type="float">
            <text:p>1 516 039</text:p>
          </table:table-cell>
          <table:table-cell/>
          <table:table-cell table:formula="of:=[.F$2]*[.C852]^[.F$3]+[.F$4]*[.C852]^[.F$5]+[.F$6]*[.C852]^[.F$7]+[.F$8]" office:value-type="float" office:value="1516039.4436941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1516039.44369683" calcext:value-type="float">
            <text:p>1 516 039</text:p>
          </table:table-cell>
          <table:table-cell/>
          <table:table-cell table:formula="of:=[.F$2]*[.C853]^[.F$3]+[.F$4]*[.C853]^[.F$5]+[.F$6]*[.C853]^[.F$7]+[.F$8]" office:value-type="float" office:value="1516039.4436968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1516039.44369948" calcext:value-type="float">
            <text:p>1 516 039</text:p>
          </table:table-cell>
          <table:table-cell/>
          <table:table-cell table:formula="of:=[.F$2]*[.C854]^[.F$3]+[.F$4]*[.C854]^[.F$5]+[.F$6]*[.C854]^[.F$7]+[.F$8]" office:value-type="float" office:value="1516039.4436994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1516039.44370204" calcext:value-type="float">
            <text:p>1 516 039</text:p>
          </table:table-cell>
          <table:table-cell/>
          <table:table-cell table:formula="of:=[.F$2]*[.C855]^[.F$3]+[.F$4]*[.C855]^[.F$5]+[.F$6]*[.C855]^[.F$7]+[.F$8]" office:value-type="float" office:value="1516039.44370204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1516039.44370453" calcext:value-type="float">
            <text:p>1 516 039</text:p>
          </table:table-cell>
          <table:table-cell/>
          <table:table-cell table:formula="of:=[.F$2]*[.C856]^[.F$3]+[.F$4]*[.C856]^[.F$5]+[.F$6]*[.C856]^[.F$7]+[.F$8]" office:value-type="float" office:value="1516039.4437045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1516039.44370695" calcext:value-type="float">
            <text:p>1 516 039</text:p>
          </table:table-cell>
          <table:table-cell/>
          <table:table-cell table:formula="of:=[.F$2]*[.C857]^[.F$3]+[.F$4]*[.C857]^[.F$5]+[.F$6]*[.C857]^[.F$7]+[.F$8]" office:value-type="float" office:value="1516039.4437069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1516039.44370929" calcext:value-type="float">
            <text:p>1 516 039</text:p>
          </table:table-cell>
          <table:table-cell/>
          <table:table-cell table:formula="of:=[.F$2]*[.C858]^[.F$3]+[.F$4]*[.C858]^[.F$5]+[.F$6]*[.C858]^[.F$7]+[.F$8]" office:value-type="float" office:value="1516039.4437092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1516039.44371156" calcext:value-type="float">
            <text:p>1 516 039</text:p>
          </table:table-cell>
          <table:table-cell/>
          <table:table-cell table:formula="of:=[.F$2]*[.C859]^[.F$3]+[.F$4]*[.C859]^[.F$5]+[.F$6]*[.C859]^[.F$7]+[.F$8]" office:value-type="float" office:value="1516039.4437115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1516039.44371377" calcext:value-type="float">
            <text:p>1 516 039</text:p>
          </table:table-cell>
          <table:table-cell/>
          <table:table-cell table:formula="of:=[.F$2]*[.C860]^[.F$3]+[.F$4]*[.C860]^[.F$5]+[.F$6]*[.C860]^[.F$7]+[.F$8]" office:value-type="float" office:value="1516039.4437137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1516039.44371591" calcext:value-type="float">
            <text:p>1 516 039</text:p>
          </table:table-cell>
          <table:table-cell/>
          <table:table-cell table:formula="of:=[.F$2]*[.C861]^[.F$3]+[.F$4]*[.C861]^[.F$5]+[.F$6]*[.C861]^[.F$7]+[.F$8]" office:value-type="float" office:value="1516039.4437159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1516039.44371799" calcext:value-type="float">
            <text:p>1 516 039</text:p>
          </table:table-cell>
          <table:table-cell/>
          <table:table-cell table:formula="of:=[.F$2]*[.C862]^[.F$3]+[.F$4]*[.C862]^[.F$5]+[.F$6]*[.C862]^[.F$7]+[.F$8]" office:value-type="float" office:value="1516039.4437179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1516039.44372001" calcext:value-type="float">
            <text:p>1 516 039</text:p>
          </table:table-cell>
          <table:table-cell/>
          <table:table-cell table:formula="of:=[.F$2]*[.C863]^[.F$3]+[.F$4]*[.C863]^[.F$5]+[.F$6]*[.C863]^[.F$7]+[.F$8]" office:value-type="float" office:value="1516039.4437200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1516039.44372196" calcext:value-type="float">
            <text:p>1 516 039</text:p>
          </table:table-cell>
          <table:table-cell/>
          <table:table-cell table:formula="of:=[.F$2]*[.C864]^[.F$3]+[.F$4]*[.C864]^[.F$5]+[.F$6]*[.C864]^[.F$7]+[.F$8]" office:value-type="float" office:value="1516039.4437219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1516039.44372386" calcext:value-type="float">
            <text:p>1 516 039</text:p>
          </table:table-cell>
          <table:table-cell/>
          <table:table-cell table:formula="of:=[.F$2]*[.C865]^[.F$3]+[.F$4]*[.C865]^[.F$5]+[.F$6]*[.C865]^[.F$7]+[.F$8]" office:value-type="float" office:value="1516039.4437238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1516039.44372571" calcext:value-type="float">
            <text:p>1 516 039</text:p>
          </table:table-cell>
          <table:table-cell/>
          <table:table-cell table:formula="of:=[.F$2]*[.C866]^[.F$3]+[.F$4]*[.C866]^[.F$5]+[.F$6]*[.C866]^[.F$7]+[.F$8]" office:value-type="float" office:value="1516039.4437257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1516039.44372749" calcext:value-type="float">
            <text:p>1 516 039</text:p>
          </table:table-cell>
          <table:table-cell/>
          <table:table-cell table:formula="of:=[.F$2]*[.C867]^[.F$3]+[.F$4]*[.C867]^[.F$5]+[.F$6]*[.C867]^[.F$7]+[.F$8]" office:value-type="float" office:value="1516039.44372749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1516039.44372923" calcext:value-type="float">
            <text:p>1 516 039</text:p>
          </table:table-cell>
          <table:table-cell/>
          <table:table-cell table:formula="of:=[.F$2]*[.C868]^[.F$3]+[.F$4]*[.C868]^[.F$5]+[.F$6]*[.C868]^[.F$7]+[.F$8]" office:value-type="float" office:value="1516039.4437292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1516039.44373091" calcext:value-type="float">
            <text:p>1 516 039</text:p>
          </table:table-cell>
          <table:table-cell/>
          <table:table-cell table:formula="of:=[.F$2]*[.C869]^[.F$3]+[.F$4]*[.C869]^[.F$5]+[.F$6]*[.C869]^[.F$7]+[.F$8]" office:value-type="float" office:value="1516039.4437309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1516039.44373255" calcext:value-type="float">
            <text:p>1 516 039</text:p>
          </table:table-cell>
          <table:table-cell/>
          <table:table-cell table:formula="of:=[.F$2]*[.C870]^[.F$3]+[.F$4]*[.C870]^[.F$5]+[.F$6]*[.C870]^[.F$7]+[.F$8]" office:value-type="float" office:value="1516039.44373255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1516039.44373413" calcext:value-type="float">
            <text:p>1 516 039</text:p>
          </table:table-cell>
          <table:table-cell/>
          <table:table-cell table:formula="of:=[.F$2]*[.C871]^[.F$3]+[.F$4]*[.C871]^[.F$5]+[.F$6]*[.C871]^[.F$7]+[.F$8]" office:value-type="float" office:value="1516039.44373413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1516039.44373567" calcext:value-type="float">
            <text:p>1 516 039</text:p>
          </table:table-cell>
          <table:table-cell/>
          <table:table-cell table:formula="of:=[.F$2]*[.C872]^[.F$3]+[.F$4]*[.C872]^[.F$5]+[.F$6]*[.C872]^[.F$7]+[.F$8]" office:value-type="float" office:value="1516039.44373567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1516039.44373716" calcext:value-type="float">
            <text:p>1 516 039</text:p>
          </table:table-cell>
          <table:table-cell/>
          <table:table-cell table:formula="of:=[.F$2]*[.C873]^[.F$3]+[.F$4]*[.C873]^[.F$5]+[.F$6]*[.C873]^[.F$7]+[.F$8]" office:value-type="float" office:value="1516039.44373716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1516039.44373861" calcext:value-type="float">
            <text:p>1 516 039</text:p>
          </table:table-cell>
          <table:table-cell/>
          <table:table-cell table:formula="of:=[.F$2]*[.C874]^[.F$3]+[.F$4]*[.C874]^[.F$5]+[.F$6]*[.C874]^[.F$7]+[.F$8]" office:value-type="float" office:value="1516039.44373861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1516039.44374002" calcext:value-type="float">
            <text:p>1 516 039</text:p>
          </table:table-cell>
          <table:table-cell/>
          <table:table-cell table:formula="of:=[.F$2]*[.C875]^[.F$3]+[.F$4]*[.C875]^[.F$5]+[.F$6]*[.C875]^[.F$7]+[.F$8]" office:value-type="float" office:value="1516039.44374002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1516039.44374138" calcext:value-type="float">
            <text:p>1 516 039</text:p>
          </table:table-cell>
          <table:table-cell/>
          <table:table-cell table:formula="of:=[.F$2]*[.C876]^[.F$3]+[.F$4]*[.C876]^[.F$5]+[.F$6]*[.C876]^[.F$7]+[.F$8]" office:value-type="float" office:value="1516039.44374138" calcext:value-type="float">
            <text:p>1 516 039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1516039.44374271" calcext:value-type="float">
            <text:p>1 516 039</text:p>
          </table:table-cell>
          <table:table-cell/>
          <table:table-cell table:formula="of:=[.F$2]*[.C877]^[.F$3]+[.F$4]*[.C877]^[.F$5]+[.F$6]*[.C877]^[.F$7]+[.F$8]" office:value-type="float" office:value="1516039.44374271" calcext:value-type="float">
            <text:p>1 516 0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 style:data-style-name="N2" text:time-value="20:34:34.661023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7T20:34:54.756314870</dc:date>
    <meta:editing-duration>PT6H42M57S</meta:editing-duration>
    <meta:editing-cycles>24</meta:editing-cycles>
    <meta:generator>LibreOffice/5.1.6.2$Linux_X86_64 LibreOffice_project/10m0$Build-2</meta:generator>
    <meta:document-statistic meta:table-count="1" meta:cell-count="26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17cm" svg:height="12.752cm" xlink:href=".." xlink:type="simple" chart:class="chart:line" chart:style-name="ch1">
        <chart:title svg:x="10.105cm" svg:y="0.391cm" chart:style-name="ch2">
          <text:p>expansion 2019-nCoV</text:p>
        </chart:title>
        <chart:plot-area chart:style-name="ch3" table:cell-range-address="Sheet9.B12:Sheet9.C849" chart:data-source-has-labels="column" svg:x="2.675cm" svg:y="1.321cm" svg:width="21.008cm" svg:height="10.143cm">
          <chartooo:coordinate-region svg:x="4.62cm" svg:y="1.52cm" svg:width="19.063cm" svg:height="8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1.621cm" svg:y="7.891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2622.9202543669">
                <text:p>32622.9202543669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7363.1789426512">
                <text:p>37363.1789426512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42508.5486888143">
                <text:p>42508.5486888143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8069.6643649907">
                <text:p>48069.6643649907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54055.9290177373">
                <text:p>54055.9290177373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60475.4341376001">
                <text:p>60475.434137600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7334.8940601959">
                <text:p>67334.8940601959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74639.5942841936">
                <text:p>74639.5942841936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82393.3534422405">
                <text:p>82393.353442240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90598.4985845608">
                <text:p>90598.4985845608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99255.8533452979">
                <text:p>99255.8533452979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08364.738468161">
                <text:p>108364.738468161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17922.984077195">
                <text:p>117922.98407719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27926.952995051">
                <text:p>127926.952995051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38371.574337997">
                <text:p>138371.574337997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49250.38655599">
                <text:p>149250.38655599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60555.589038423">
                <text:p>160555.589038423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72278.101372035">
                <text:p>172278.10137203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84407.629316827">
                <text:p>184407.62931682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96932.736558097">
                <text:p>196932.736558097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209840.921297115">
                <text:p>209840.921297115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223118.696758474">
                <text:p>223118.69675847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36751.674717667">
                <text:p>236751.674717667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250724.651186631">
                <text:p>250724.651186631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265021.693436665">
                <text:p>265021.693436665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279626.227585942">
                <text:p>279626.227585942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294521.126031546">
                <text:p>294521.126031546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309688.794062368">
                <text:p>309688.794062368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325111.255048159">
                <text:p>325111.255048159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340770.233660477">
                <text:p>340770.233660477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356647.236642317">
                <text:p>356647.236642317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372723.630703853">
                <text:p>372723.630703853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388980.717181394">
                <text:p>388980.717181394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405399.803154572">
                <text:p>405399.803154572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421962.268772397">
                <text:p>421962.268772397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438649.630591834">
                <text:p>438649.630591834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455443.600782354">
                <text:p>455443.600782354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472326.142096533">
                <text:p>472326.142096533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489279.518549736">
                <text:p>489279.518549736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06286.34179133">
                <text:p>506286.34179133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23329.613185513">
                <text:p>523329.613185513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40392.761651871">
                <text:p>540392.76165187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57459.677344039">
                <text:p>557459.677344039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74514.741269692">
                <text:p>574514.74126969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91542.850976384">
                <text:p>591542.850976384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08529.442445878">
                <text:p>608529.442445878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25460.508354565">
                <text:p>625460.50835456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42322.612869676">
                <text:p>642322.612869676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59102.903160374">
                <text:p>659102.903160374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75789.117809699">
                <text:p>675789.117809699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92369.592317999">
                <text:p>692369.592317999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708833.261891021">
                <text:p>708833.26189102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725169.661706578">
                <text:p>725169.661706578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41368.924852785">
                <text:p>741368.924852785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757421.778128497">
                <text:p>757421.778128497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773319.535892942">
                <text:p>773319.535892942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789054.092146889">
                <text:p>789054.092146889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804617.911022036">
                <text:p>804617.911022036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820004.015848974">
                <text:p>820004.015848974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835205.976967096">
                <text:p>835205.976967096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50217.898432391">
                <text:p>850217.898432391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65034.403771232">
                <text:p>865034.40377123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79650.620920237">
                <text:p>879650.620920237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94062.166484055">
                <text:p>894062.166484055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908265.129434688">
                <text:p>908265.129434688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922256.054367663">
                <text:p>922256.054367663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936031.924422216">
                <text:p>936031.924422216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949590.143964588">
                <text:p>949590.143964588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962928.52112567">
                <text:p>962928.52112567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976045.250276598">
                <text:p>976045.250276598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988938.8945185">
                <text:p>988938.8945185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1001608.36825552">
                <text:p>1001608.36825552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1014052.9199134">
                <text:p>1014052.9199134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1026272.11485956">
                <text:p>1026272.11485956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1038265.81857419">
                <text:p>1038265.81857419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1050034.18011646">
                <text:p>1050034.18011646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1061577.61592409">
                <text:p>1061577.61592409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1072896.79397974">
                <text:p>1072896.79397974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1083992.61837259">
                <text:p>1083992.61837259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1094866.21427927">
                <text:p>1094866.21427927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1105518.91338406">
                <text:p>1105518.9133840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115952.23975441">
                <text:p>1115952.23975441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1126167.89618445">
                <text:p>1126167.8961844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1136167.75101587">
                <text:p>1136167.7510158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1145953.82544259">
                <text:p>1145953.82544259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1155528.28130299">
                <text:p>1155528.28130299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1164893.40936115">
                <text:p>1164893.40936115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1174051.61807614">
                <text:p>1174051.6180761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1183005.4228568">
                <text:p>1183005.4228568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191757.4357973">
                <text:p>1191757.4357973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1200310.35588767">
                <text:p>1200310.35588767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1208666.9596917">
                <text:p>1208666.9596917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216830.09248391">
                <text:p>1216830.09248391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1224802.65983575">
                <text:p>1224802.65983575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1232587.61964089">
                <text:p>1232587.61964089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1240187.97456816">
                <text:p>1240187.97456816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1247606.76493057">
                <text:p>1247606.7649305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254847.06195813">
                <text:p>1254847.06195813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261911.96146176">
                <text:p>1261911.9614617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1268804.57787541">
                <text:p>1268804.57787541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275528.03866333">
                <text:p>1275528.03866333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1282085.47907912">
                <text:p>1282085.47907912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288480.03726344">
                <text:p>1288480.03726344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294714.84966687">
                <text:p>1294714.84966687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300793.0467849">
                <text:p>1300793.0467849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306717.74919188">
                <text:p>1306717.7491918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312492.06386087">
                <text:p>1312492.06386087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318119.08075687">
                <text:p>1318119.08075687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1323601.86969064">
                <text:p>1323601.869690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328943.47742112">
                <text:p>1328943.47742112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334146.92499415">
                <text:p>1334146.92499415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339215.20530616">
                <text:p>1339215.20530616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344151.28088113">
                <text:p>1344151.2808811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348958.08185002">
                <text:p>1348958.08185002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1353638.50412181">
                <text:p>1353638.50412181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1358195.40773596">
                <text:p>1358195.4077359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362631.61538608">
                <text:p>1362631.6153860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366949.91110536">
                <text:p>1366949.91110536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371153.03910441">
                <text:p>1371153.03910441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375243.70275246">
                <text:p>1375243.70275246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379224.56369357">
                <text:p>1379224.56369357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1383098.24108937">
                <text:p>1383098.24108937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1386867.31098069">
                <text:p>1386867.31098069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1390534.30576029">
                <text:p>1390534.30576029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394101.71374975">
                <text:p>1394101.7137497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397571.97887338">
                <text:p>1397571.97887338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400947.50042277">
                <text:p>1400947.50042277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404230.63290562">
                <text:p>1404230.63290562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1407423.685973">
                <text:p>1407423.685973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410528.92441931">
                <text:p>1410528.92441931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413548.56824954">
                <text:p>1413548.5682495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416484.79280885">
                <text:p>1416484.79280885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419339.72896956">
                <text:p>1419339.7289695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422115.46337094">
                <text:p>1422115.46337094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424814.0387076">
                <text:p>1424814.0387076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1427437.45406225">
                <text:p>1427437.45406225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1429987.66527907">
                <text:p>1429987.66527907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432466.58537399">
                <text:p>1432466.58537399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434876.08497849">
                <text:p>1434876.08497849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437217.99281361">
                <text:p>1437217.99281361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439494.09619129">
                <text:p>1439494.09619129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441706.14153997">
                <text:p>1441706.14153997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1443855.83495192">
                <text:p>1443855.83495192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445944.84274977">
                <text:p>1445944.8427497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447974.79206984">
                <text:p>1447974.79206984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449947.27146001">
                <text:p>1449947.27146001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451863.83149031">
                <text:p>1451863.83149031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453725.98537396">
                <text:p>1453725.98537396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455535.20959733">
                <text:p>1455535.2095973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1457292.94455713">
                <text:p>1457292.94455713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1459000.59520306">
                <text:p>1459000.59520306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460659.53168474">
                <text:p>1460659.5316847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462271.09000149">
                <text:p>1462271.09000149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463836.57265357">
                <text:p>1463836.5726535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465357.24929402">
                <text:p>1465357.24929402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466834.35737978">
                <text:p>1466834.35737978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1468269.10282129">
                <text:p>1468269.1028212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1469662.66062955">
                <text:p>1469662.66062955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471016.17555993">
                <text:p>1471016.17555993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472330.76275191">
                <text:p>1472330.76275191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473607.50836403">
                <text:p>1473607.50836403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474847.47020357">
                <text:p>1474847.47020357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476051.6783502">
                <text:p>1476051.6783502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1477221.13577325">
                <text:p>1477221.13577325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1478356.81894201">
                <text:p>1478356.8189420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479459.6784288">
                <text:p>1479459.678428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480530.63950425">
                <text:p>1480530.63950425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481570.60272461">
                <text:p>1481570.60272461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482580.44451076">
                <text:p>1482580.44451076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483561.01771864">
                <text:p>1483561.0177186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1484513.15220086">
                <text:p>1484513.15220086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485437.65535947">
                <text:p>1485437.65535947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486335.31268943">
                <text:p>1486335.31268943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7206.88831299">
                <text:p>1487206.88831299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88053.12550459">
                <text:p>1488053.12550459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488874.74720638">
                <text:p>1488874.74720638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89672.45653423">
                <text:p>1489672.45653423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90446.93727418">
                <text:p>1490446.93727418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1491198.85436937">
                <text:p>1491198.85436937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491928.85439733">
                <text:p>1491928.8543973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92637.56603781">
                <text:p>1492637.56603781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493325.600531">
                <text:p>1493325.600531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493993.55212633">
                <text:p>1493993.55212633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494641.99852177">
                <text:p>1494641.99852177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1495271.50129381">
                <text:p>1495271.50129381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495882.60631811">
                <text:p>1495882.6063181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496475.84418097">
                <text:p>1496475.84418097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497051.73058159">
                <text:p>1497051.73058159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497610.7667254">
                <text:p>1497610.766725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498153.4397084">
                <text:p>1498153.4397084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498680.2228927">
                <text:p>1498680.2228927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1499191.57627338">
                <text:p>1499191.57627338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1499687.94683674">
                <text:p>1499687.9468367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500169.76891011">
                <text:p>1500169.76891011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500637.46450335">
                <text:p>1500637.46450335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501091.4436421">
                <text:p>1501091.4436421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501532.10469307">
                <text:p>1501532.1046930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501959.83468126">
                <text:p>1501959.83468126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502375.00959954">
                <text:p>1502375.0095995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1502777.99471048">
                <text:p>1502777.9947104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503169.1448407">
                <text:p>1503169.1448407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503548.80466785">
                <text:p>1503548.80466785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503917.3090004">
                <text:p>1503917.309000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504274.98305026">
                <text:p>1504274.98305026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504622.14269855">
                <text:p>1504622.14269855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1504959.09475448">
                <text:p>1504959.0947544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1505286.13720764">
                <text:p>1505286.1372076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05603.55947371">
                <text:p>1505603.55947371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505911.64263383">
                <text:p>1505911.64263383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506210.65966769">
                <text:p>1506210.659667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506500.8756805">
                <text:p>1506500.8756805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506782.54812405">
                <text:p>1506782.54812405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1507055.92701186">
                <text:p>1507055.92701186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1507321.25512864">
                <text:p>1507321.2551286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507578.7682342">
                <text:p>1507578.7682342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507828.69526189">
                <text:p>1507828.6952618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508071.25851168">
                <text:p>1508071.25851168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508306.67383815">
                <text:p>1508306.67383815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508535.15083329">
                <text:p>1508535.15083329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1508756.89300444">
                <text:p>1508756.8930044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1508972.09794732">
                <text:p>1508972.0979473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09180.95751446">
                <text:p>1509180.95751446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509383.65797887">
                <text:p>1509383.65797887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509580.3801934">
                <text:p>1509580.380193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509771.29974562">
                <text:p>1509771.29974562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509956.58710845">
                <text:p>1509956.5871084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10136.4077867">
                <text:p>1510136.4077867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0310.92245946">
                <text:p>1510310.92245946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0480.28711861">
                <text:p>1510480.28711861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10644.6532035">
                <text:p>1510644.6532035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510804.16773184">
                <text:p>1510804.1677318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510958.97342695">
                <text:p>1510958.97342695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511109.20884145">
                <text:p>1511109.20884145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1511255.00847755">
                <text:p>1511255.00847755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511396.50290386">
                <text:p>1511396.50290386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511533.81886903">
                <text:p>1511533.8188690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511667.0794121">
                <text:p>1511667.079412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511796.40396985">
                <text:p>1511796.4039698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511921.90848096">
                <text:p>1511921.90848096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12043.7054874">
                <text:p>1512043.705487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512161.90423285">
                <text:p>1512161.90423285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512276.61075835">
                <text:p>1512276.61075835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512387.92799523">
                <text:p>1512387.92799523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512495.95585542">
                <text:p>1512495.9558554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12600.79131916">
                <text:p>1512600.79131916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12702.52852027">
                <text:p>1512702.52852027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512801.25882889">
                <text:p>1512801.25882889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12897.07093195">
                <text:p>1512897.07093195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512990.0509113">
                <text:p>1512990.0509113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513080.28231961">
                <text:p>1513080.2823196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513167.84625404">
                <text:p>1513167.8462540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513252.82142795">
                <text:p>1513252.82142795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513335.28424035">
                <text:p>1513335.28424035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513415.30884351">
                <text:p>1513415.30884351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513492.96720856">
                <text:p>1513492.96720856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513568.3291892">
                <text:p>1513568.3291892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513641.4625836">
                <text:p>1513641.4625836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513712.43319448">
                <text:p>1513712.43319448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513781.30488751">
                <text:p>1513781.3048875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513848.13964795">
                <text:p>1513848.13964795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513912.99763571">
                <text:p>1513912.99763571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1513975.93723883">
                <text:p>1513975.93723883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1514037.01512532">
                <text:p>1514037.0151253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514096.2862936">
                <text:p>1514096.2862936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514153.80412143">
                <text:p>1514153.80412143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514209.62041343">
                <text:p>1514209.62041343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514263.78544721">
                <text:p>1514263.7854472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514316.34801817">
                <text:p>1514316.34801817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1514367.355483">
                <text:p>1514367.355483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1514416.85380193">
                <text:p>1514416.85380193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514464.88757968">
                <text:p>1514464.88757968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514511.50010535">
                <text:p>1514511.50010535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514556.73339098">
                <text:p>1514556.73339098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514600.62820915">
                <text:p>1514600.62820915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514643.22412936">
                <text:p>1514643.22412936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1514684.55955343">
                <text:p>1514684.55955343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514724.67174982">
                <text:p>1514724.6717498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514763.59688695">
                <text:p>1514763.59688695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514801.37006559">
                <text:p>1514801.37006559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514838.02535025">
                <text:p>1514838.02535025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514873.59579969">
                <text:p>1514873.59579969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514908.1134965">
                <text:p>1514908.1134965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1514941.60957587">
                <text:p>1514941.60957587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1514974.11425348">
                <text:p>1514974.11425348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515005.65685254">
                <text:p>1515005.6568525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515036.26583013">
                <text:p>1515036.26583013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515065.96880271">
                <text:p>1515065.9688027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515094.79257084">
                <text:p>1515094.7925708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515122.76314327">
                <text:p>1515122.76314327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1515149.90576028">
                <text:p>1515149.90576028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1515176.24491631">
                <text:p>1515176.2449163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515201.80438195">
                <text:p>1515201.80438195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515226.60722529">
                <text:p>1515226.60722529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515250.67583265">
                <text:p>1515250.67583265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515274.03192867">
                <text:p>1515274.03192867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515296.69659584">
                <text:p>1515296.6965958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1515318.69029341">
                <text:p>1515318.6902934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515340.03287585">
                <text:p>1515340.03287585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515360.74361063">
                <text:p>1515360.74361063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515380.84119555">
                <text:p>1515380.84119555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515400.3437756">
                <text:p>1515400.3437756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515419.26895923">
                <text:p>1515419.26895923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515437.6338342">
                <text:p>1515437.6338342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1515455.45498297">
                <text:p>1515455.45498297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1515472.7484976">
                <text:p>1515472.7484976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515489.52999425">
                <text:p>1515489.52999425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515505.81462722">
                <text:p>1515505.8146272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515521.61710258">
                <text:p>1515521.6171025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515536.95169143">
                <text:p>1515536.95169143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515551.83224275">
                <text:p>1515551.83224275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1515566.27219585">
                <text:p>1515566.27219585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1515580.28459249">
                <text:p>1515580.28459249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515593.88208863">
                <text:p>1515593.88208863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515607.0769658">
                <text:p>1515607.0769658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515619.8811422">
                <text:p>1515619.8811422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515632.30618341">
                <text:p>1515632.30618341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515644.36331285">
                <text:p>1515644.36331285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1515656.06342183">
                <text:p>1515656.06342183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1515667.41707942">
                <text:p>1515667.41707942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515678.43454196">
                <text:p>1515678.43454196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1515689.12576231">
                <text:p>1515689.12576231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1515699.50039879">
                <text:p>1515699.50039879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1515709.56782394">
                <text:p>1515709.5678239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515719.33713292">
                <text:p>1515719.33713292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1515728.81715174">
                <text:p>1515728.8171517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1515738.01644523">
                <text:p>1515738.01644523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515746.94332473">
                <text:p>1515746.94332473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515755.60585558">
                <text:p>1515755.6058555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515764.01186446">
                <text:p>1515764.01186446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515772.16894638">
                <text:p>1515772.16894638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515780.08447155">
                <text:p>1515780.0844715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1515787.76559205">
                <text:p>1515787.7655920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1515795.21924828">
                <text:p>1515795.21924828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515802.45217517">
                <text:p>1515802.45217517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515809.47090834">
                <text:p>1515809.4709083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515816.28178992">
                <text:p>1515816.28178992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515822.89097434">
                <text:p>1515822.8909743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515829.30443381">
                <text:p>1515829.30443381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1515835.52796379">
                <text:p>1515835.52796379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1515841.56718816">
                <text:p>1515841.56718816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515847.42756432">
                <text:p>1515847.4275643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515853.11438811">
                <text:p>1515853.1143881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515858.6327986">
                <text:p>1515858.6327986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515863.98778273">
                <text:p>1515863.98778273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515869.18417978">
                <text:p>1515869.1841797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1515874.22668578">
                <text:p>1515874.22668578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1515879.11985773">
                <text:p>1515879.11985773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515883.86811772">
                <text:p>1515883.8681177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515888.47575691">
                <text:p>1515888.4757569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515892.94693942">
                <text:p>1515892.94693942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515897.28570608">
                <text:p>1515897.28570608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515901.49597809">
                <text:p>1515901.49597809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1515905.58156055">
                <text:p>1515905.58156055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1515909.54614588">
                <text:p>1515909.54614588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515913.39331722">
                <text:p>1515913.3933172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515917.12655156">
                <text:p>1515917.12655156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515920.749223">
                <text:p>1515920.749223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515924.26460569">
                <text:p>1515924.26460569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515927.67587686">
                <text:p>1515927.67587686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515930.98611966">
                <text:p>1515930.9861196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515934.19832594">
                <text:p>1515934.1983259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515937.31539896">
                <text:p>1515937.315398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515940.34015604">
                <text:p>1515940.3401560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515943.27533104">
                <text:p>1515943.2753310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515946.1235769">
                <text:p>1515946.123576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515948.88746798">
                <text:p>1515948.88746798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515951.56950243">
                <text:p>1515951.56950243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515954.17210441">
                <text:p>1515954.1721044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515956.69762631">
                <text:p>1515956.6976263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515959.14835086">
                <text:p>1515959.14835086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515961.52649318">
                <text:p>1515961.52649318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515963.83420281">
                <text:p>1515963.8342028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515966.07356564">
                <text:p>1515966.0735656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515968.24660577">
                <text:p>1515968.24660577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515970.35528739">
                <text:p>1515970.35528739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515972.4015165">
                <text:p>1515972.401516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515974.38714267">
                <text:p>1515974.38714267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515976.3139607">
                <text:p>1515976.3139607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515978.18371223">
                <text:p>1515978.18371223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515979.99808734">
                <text:p>1515979.9980873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515981.75872605">
                <text:p>1515981.75872605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15983.46721981">
                <text:p>1515983.4672198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515985.12511295">
                <text:p>1515985.1251129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515986.73390405">
                <text:p>1515986.7339040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515988.29504734">
                <text:p>1515988.2950473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515989.80995396">
                <text:p>1515989.8099539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515991.27999326">
                <text:p>1515991.27999326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515992.70649405">
                <text:p>1515992.7064940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15994.09074579">
                <text:p>1515994.09074579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15995.43399973">
                <text:p>1515995.4339997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15996.73747009">
                <text:p>1515996.7374700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15998.00233512">
                <text:p>1515998.0023351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15999.22973818">
                <text:p>1515999.2297381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516000.42078876">
                <text:p>1516000.4207887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516001.5765635">
                <text:p>1516001.576563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516002.69810716">
                <text:p>1516002.6981071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516003.78643355">
                <text:p>1516003.7864335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516004.84252646">
                <text:p>1516004.8425264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516005.86734054">
                <text:p>1516005.8673405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6006.86180217">
                <text:p>1516006.8618021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516007.8268103">
                <text:p>1516007.826810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16008.76323726">
                <text:p>1516008.7632372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16009.67192952">
                <text:p>1516009.671929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16010.55370851">
                <text:p>1516010.5537085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516011.40937132">
                <text:p>1516011.4093713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516012.23969143">
                <text:p>1516012.2396914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16013.04541943">
                <text:p>1516013.045419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16013.82728365">
                <text:p>1516013.8272836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16014.58599088">
                <text:p>1516014.5859908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516015.32222697">
                <text:p>1516015.322226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16016.03665744">
                <text:p>1516016.036657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16016.72992812">
                <text:p>1516016.7299281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16017.4026657">
                <text:p>1516017.402665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16018.05547832">
                <text:p>1516018.0554783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16018.68895611">
                <text:p>1516018.688956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16019.3036717">
                <text:p>1516019.303671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16019.90018079">
                <text:p>1516019.9001807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16020.4790226">
                <text:p>1516020.479022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16021.0407204">
                <text:p>1516021.040720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16021.58578195">
                <text:p>1516021.5857819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16022.11469997">
                <text:p>1516022.1146999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6022.62795259">
                <text:p>1516022.6279525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16023.12600378">
                <text:p>1516023.126003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16023.60930377">
                <text:p>1516023.6093037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16024.07828945">
                <text:p>1516024.0782894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516024.53338478">
                <text:p>1516024.5333847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516024.97500116">
                <text:p>1516024.975001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16025.4035378">
                <text:p>1516025.403537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16025.8193821">
                <text:p>1516025.819382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16026.22290996">
                <text:p>1516026.2229099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516026.61448618">
                <text:p>1516026.6144861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16026.99446473">
                <text:p>1516026.9944647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16027.36318911">
                <text:p>1516027.3631891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16027.72099264">
                <text:p>1516027.720992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516028.06819877">
                <text:p>1516028.0681987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516028.40512137">
                <text:p>1516028.405121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516028.73206502">
                <text:p>1516028.7320650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516029.04932528">
                <text:p>1516029.0493252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516029.35718893">
                <text:p>1516029.3571889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516029.65593429">
                <text:p>1516029.6559342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16029.94583142">
                <text:p>1516029.9458314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516030.22714239">
                <text:p>1516030.2271423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516030.5001215">
                <text:p>1516030.50012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6030.76501552">
                <text:p>1516030.7650155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16031.02206391">
                <text:p>1516031.0220639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516031.27149905">
                <text:p>1516031.2714990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516031.51354642">
                <text:p>1516031.5135464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516031.74842483">
                <text:p>1516031.7484248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516031.97634661">
                <text:p>1516031.9763466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516032.1975178">
                <text:p>1516032.197517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516032.41213834">
                <text:p>1516032.4121383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516032.62040225">
                <text:p>1516032.6204022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516032.8224978">
                <text:p>1516032.822497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516033.01860767">
                <text:p>1516033.018607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516033.20890916">
                <text:p>1516033.2089091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516033.39357429">
                <text:p>1516033.3935742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516033.57277">
                <text:p>1516033.5727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516033.74665829">
                <text:p>1516033.7466582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516033.91539635">
                <text:p>1516033.9153963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516034.07913672">
                <text:p>1516034.0791367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516034.23802742">
                <text:p>1516034.2380274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516034.39221209">
                <text:p>1516034.3922120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516034.5418301">
                <text:p>1516034.541830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516034.68701673">
                <text:p>1516034.6870167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516034.8279032">
                <text:p>1516034.827903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516034.9646169">
                <text:p>1516034.964616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516035.0972814">
                <text:p>1516035.09728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516035.22601663">
                <text:p>1516035.2260166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516035.35093897">
                <text:p>1516035.3509389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516035.47216136">
                <text:p>1516035.4721613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516035.58979337">
                <text:p>1516035.5897933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516035.70394135">
                <text:p>1516035.7039413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16035.81470849">
                <text:p>1516035.8147084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516035.92219491">
                <text:p>1516035.9221949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516036.0264978">
                <text:p>1516036.026497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516036.12771143">
                <text:p>1516036.1277114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516036.22592731">
                <text:p>1516036.2259273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516036.32123422">
                <text:p>1516036.3212342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516036.41371833">
                <text:p>1516036.413718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516036.50346323">
                <text:p>1516036.5034632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516036.59055006">
                <text:p>1516036.5905500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516036.67505754">
                <text:p>1516036.6750575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516036.75706208">
                <text:p>1516036.7570620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516036.83663779">
                <text:p>1516036.83663779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516036.91385663">
                <text:p>1516036.9138566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516036.98878839">
                <text:p>1516036.9887883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516037.06150081">
                <text:p>1516037.0615008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516037.13205963">
                <text:p>1516037.1320596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516037.20052863">
                <text:p>1516037.2005286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516037.26696971">
                <text:p>1516037.2669697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516037.33144293">
                <text:p>1516037.3314429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516037.39400657">
                <text:p>1516037.394006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516037.4547172">
                <text:p>1516037.454717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516037.5136297">
                <text:p>1516037.513629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516037.57079731">
                <text:p>1516037.5707973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516037.62627174">
                <text:p>1516037.6262717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516037.68010311">
                <text:p>1516037.6801031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516037.7323401">
                <text:p>1516037.732340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516037.78302993">
                <text:p>1516037.7830299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516037.83221842">
                <text:p>1516037.8322184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516037.87995004">
                <text:p>1516037.8799500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516037.92626794">
                <text:p>1516037.9262679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516037.97121399">
                <text:p>1516037.971213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516038.01482883">
                <text:p>1516038.0148288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516038.05715187">
                <text:p>1516038.0571518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516038.09822139">
                <text:p>1516038.0982213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516038.1380745">
                <text:p>1516038.138074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516038.17674724">
                <text:p>1516038.176747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516038.21427457">
                <text:p>1516038.2142745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516038.2506904">
                <text:p>1516038.250690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516038.28602767">
                <text:p>1516038.286027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6038.32031831">
                <text:p>1516038.3203183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16038.35359333">
                <text:p>1516038.35359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16038.38588281">
                <text:p>1516038.3858828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516038.41721593">
                <text:p>1516038.4172159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516038.44762103">
                <text:p>1516038.4476210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516038.47712558">
                <text:p>1516038.4771255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516038.50575626">
                <text:p>1516038.5057562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516038.53353896">
                <text:p>1516038.533538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516038.56049878">
                <text:p>1516038.5604987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516038.5866601">
                <text:p>1516038.586660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516038.61204658">
                <text:p>1516038.6120465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516038.63668115">
                <text:p>1516038.6366811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516038.6605861">
                <text:p>1516038.660586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516038.68378302">
                <text:p>1516038.6837830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516038.7062929">
                <text:p>1516038.7062929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516038.72813607">
                <text:p>1516038.7281360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516038.7493323">
                <text:p>1516038.749332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516038.76990072">
                <text:p>1516038.7699007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516038.78985995">
                <text:p>1516038.7898599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516038.80922803">
                <text:p>1516038.8092280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516038.82802246">
                <text:p>1516038.8280224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516038.84626023">
                <text:p>1516038.8462602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516038.86395784">
                <text:p>1516038.8639578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516038.88113127">
                <text:p>1516038.8811312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516038.89779606">
                <text:p>1516038.8977960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516038.91396727">
                <text:p>1516038.9139672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516038.92965951">
                <text:p>1516038.9296595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16038.94488699">
                <text:p>1516038.9448869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516038.95966345">
                <text:p>1516038.9596634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516038.97400226">
                <text:p>1516038.9740022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516038.98791639">
                <text:p>1516038.9879163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516039.0014184">
                <text:p>1516039.001418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516039.01452051">
                <text:p>1516039.0145205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516039.02723456">
                <text:p>1516039.0272345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516039.03957204">
                <text:p>1516039.0395720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516039.05154411">
                <text:p>1516039.0515441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516039.06316158">
                <text:p>1516039.0631615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516039.07443497">
                <text:p>1516039.0744349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516039.08537447">
                <text:p>1516039.0853744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516039.09598995">
                <text:p>1516039.0959899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516039.10629103">
                <text:p>1516039.1062910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516039.116287">
                <text:p>1516039.116287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516039.12598692">
                <text:p>1516039.1259869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516039.13539954">
                <text:p>1516039.1353995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516039.14453338">
                <text:p>1516039.1445333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516039.15339669">
                <text:p>1516039.1533966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16039.16199748">
                <text:p>1516039.1619974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516039.17034353">
                <text:p>1516039.1703435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516039.17844239">
                <text:p>1516039.1784423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16039.18630138">
                <text:p>1516039.1863013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16039.1939276">
                <text:p>1516039.193927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16039.20132794">
                <text:p>1516039.2013279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516039.2085091">
                <text:p>1516039.208509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516039.21547757">
                <text:p>1516039.2154775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516039.22223964">
                <text:p>1516039.2222396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516039.22880144">
                <text:p>1516039.2288014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16039.23516888">
                <text:p>1516039.2351688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16039.24134774">
                <text:p>1516039.2413477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16039.24734359">
                <text:p>1516039.2473435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516039.25316185">
                <text:p>1516039.2531618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516039.25880778">
                <text:p>1516039.2588077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516039.2642865">
                <text:p>1516039.264286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516039.26960294">
                <text:p>1516039.2696029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516039.27476192">
                <text:p>1516039.2747619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516039.2797681">
                <text:p>1516039.279768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516039.28462601">
                <text:p>1516039.2846260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16039.28934004">
                <text:p>1516039.2893400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516039.29391444">
                <text:p>1516039.2939144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516039.29835336">
                <text:p>1516039.2983533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516039.30266081">
                <text:p>1516039.3026608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516039.30684068">
                <text:p>1516039.3068406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516039.31089675">
                <text:p>1516039.3108967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516039.31483268">
                <text:p>1516039.3148326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516039.31865204">
                <text:p>1516039.3186520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516039.32235828">
                <text:p>1516039.3223582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516039.32595474">
                <text:p>1516039.3259547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516039.32944469">
                <text:p>1516039.32944469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516039.33283127">
                <text:p>1516039.3328312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516039.33611754">
                <text:p>1516039.3361175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516039.33930649">
                <text:p>1516039.33930649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516039.34240098">
                <text:p>1516039.3424009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516039.34540382">
                <text:p>1516039.3454038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516039.34831772">
                <text:p>1516039.3483177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516039.35114531">
                <text:p>1516039.3511453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516039.35388916">
                <text:p>1516039.3538891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16039.35655174">
                <text:p>1516039.3565517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16039.35913546">
                <text:p>1516039.3591354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16039.36164265">
                <text:p>1516039.3616426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516039.36407559">
                <text:p>1516039.3640755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516039.36643647">
                <text:p>1516039.3664364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516039.36872742">
                <text:p>1516039.3687274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516039.37095052">
                <text:p>1516039.3709505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516039.37310777">
                <text:p>1516039.3731077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516039.37520113">
                <text:p>1516039.3752011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516039.37723249">
                <text:p>1516039.3772324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516039.37920368">
                <text:p>1516039.379203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516039.38111649">
                <text:p>1516039.3811164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516039.38297265">
                <text:p>1516039.3829726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516039.38477383">
                <text:p>1516039.3847738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516039.38652166">
                <text:p>1516039.3865216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516039.38821773">
                <text:p>1516039.3882177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516039.38986356">
                <text:p>1516039.3898635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516039.39146064">
                <text:p>1516039.3914606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516039.39301043">
                <text:p>1516039.3930104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516039.39451431">
                <text:p>1516039.3945143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516039.39597365">
                <text:p>1516039.3959736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516039.39738976">
                <text:p>1516039.3973897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516039.39876393">
                <text:p>1516039.3987639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516039.40009741">
                <text:p>1516039.4000974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516039.40139138">
                <text:p>1516039.4013913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516039.40264704">
                <text:p>1516039.4026470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516039.4038655">
                <text:p>1516039.403865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516039.40504787">
                <text:p>1516039.4050478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516039.40619522">
                <text:p>1516039.4061952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516039.4073086">
                <text:p>1516039.407308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516039.40838899">
                <text:p>1516039.408388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516039.40943739">
                <text:p>1516039.4094373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516039.41045473">
                <text:p>1516039.4104547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516039.41144194">
                <text:p>1516039.4114419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516039.41239992">
                <text:p>1516039.4123999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516039.41332952">
                <text:p>1516039.4133295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516039.41423158">
                <text:p>1516039.4142315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516039.41510693">
                <text:p>1516039.4151069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516039.41595636">
                <text:p>1516039.4159563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516039.41678062">
                <text:p>1516039.4167806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516039.41758047">
                <text:p>1516039.4175804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16039.41835663">
                <text:p>1516039.4183566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516039.41910981">
                <text:p>1516039.4191098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516039.41984067">
                <text:p>1516039.4198406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516039.42054989">
                <text:p>1516039.4205498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516039.4212381">
                <text:p>1516039.421238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516039.42190593">
                <text:p>1516039.4219059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516039.42255398">
                <text:p>1516039.4225539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516039.42318284">
                <text:p>1516039.4231828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516039.42379307">
                <text:p>1516039.4237930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516039.42438522">
                <text:p>1516039.4243852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16039.42495984">
                <text:p>1516039.4249598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516039.42551744">
                <text:p>1516039.4255174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516039.42605852">
                <text:p>1516039.4260585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516039.42658358">
                <text:p>1516039.4265835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516039.42709308">
                <text:p>1516039.4270930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516039.4275875">
                <text:p>1516039.427587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516039.42806727">
                <text:p>1516039.4280672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516039.42853283">
                <text:p>1516039.4285328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516039.42898461">
                <text:p>1516039.4289846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516039.429423">
                <text:p>1516039.42942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516039.42984841">
                <text:p>1516039.4298484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516039.43026121">
                <text:p>1516039.4302612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516039.43066179">
                <text:p>1516039.4306617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516039.43105051">
                <text:p>1516039.4310505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516039.43142772">
                <text:p>1516039.4314277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516039.43179375">
                <text:p>1516039.4317937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516039.43214894">
                <text:p>1516039.4321489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516039.43249361">
                <text:p>1516039.4324936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516039.43282807">
                <text:p>1516039.4328280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516039.43315263">
                <text:p>1516039.4331526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516039.43346757">
                <text:p>1516039.43346757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516039.43377318">
                <text:p>1516039.4337731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516039.43406975">
                <text:p>1516039.43406975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516039.43435753">
                <text:p>1516039.43435753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16039.43463678">
                <text:p>1516039.4346367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516039.43490777">
                <text:p>1516039.4349077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16039.43517073">
                <text:p>1516039.43517073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16039.4354259">
                <text:p>1516039.4354259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516039.43567351">
                <text:p>1516039.4356735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516039.43591379">
                <text:p>1516039.4359137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516039.43614695">
                <text:p>1516039.4361469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516039.43637321">
                <text:p>1516039.4363732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516039.43659276">
                <text:p>1516039.4365927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516039.43680582">
                <text:p>1516039.436805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516039.43701256">
                <text:p>1516039.4370125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516039.43721318">
                <text:p>1516039.43721318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516039.43740785">
                <text:p>1516039.43740785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516039.43759677">
                <text:p>1516039.43759677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516039.43778008">
                <text:p>1516039.4377800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516039.43795797">
                <text:p>1516039.4379579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516039.43813059">
                <text:p>1516039.4381305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516039.43829809">
                <text:p>1516039.43829809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516039.43846063">
                <text:p>1516039.43846063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516039.43861836">
                <text:p>1516039.43861836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516039.43877142">
                <text:p>1516039.438771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516039.43891995">
                <text:p>1516039.43891995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16039.43906407">
                <text:p>1516039.4390640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516039.43920393">
                <text:p>1516039.43920393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16039.43933964">
                <text:p>1516039.4393396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516039.43947134">
                <text:p>1516039.4394713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16039.43959913">
                <text:p>1516039.4395991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516039.43972314">
                <text:p>1516039.4397231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516039.43984348">
                <text:p>1516039.4398434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516039.43996025">
                <text:p>1516039.4399602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516039.44007357">
                <text:p>1516039.44007357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516039.44018352">
                <text:p>1516039.4401835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516039.44029022">
                <text:p>1516039.4402902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516039.44039376">
                <text:p>1516039.4403937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516039.44049424">
                <text:p>1516039.4404942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516039.44059174">
                <text:p>1516039.4405917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16039.44068635">
                <text:p>1516039.44068635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16039.44077815">
                <text:p>1516039.44077815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516039.44086724">
                <text:p>1516039.4408672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516039.44095369">
                <text:p>1516039.44095369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516039.44103758">
                <text:p>1516039.4410375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516039.44111899">
                <text:p>1516039.44111899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516039.44119798">
                <text:p>1516039.44119798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516039.44127464">
                <text:p>1516039.4412746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516039.44134902">
                <text:p>1516039.4413490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516039.4414212">
                <text:p>1516039.441421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16039.44149125">
                <text:p>1516039.4414912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16039.44155921">
                <text:p>1516039.4415592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16039.44162517">
                <text:p>1516039.44162517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516039.44168917">
                <text:p>1516039.4416891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516039.44175128">
                <text:p>1516039.4417512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516039.44181154">
                <text:p>1516039.4418115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516039.44187003">
                <text:p>1516039.44187003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516039.44192678">
                <text:p>1516039.4419267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516039.44198185">
                <text:p>1516039.4419818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516039.44203528">
                <text:p>1516039.442035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516039.44208714">
                <text:p>1516039.4420871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516039.44213746">
                <text:p>1516039.4421374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516039.44218629">
                <text:p>1516039.4421862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516039.44223367">
                <text:p>1516039.44223367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516039.44227965">
                <text:p>1516039.4422796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516039.44232427">
                <text:p>1516039.44232427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516039.44236756">
                <text:p>1516039.4423675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516039.44240958">
                <text:p>1516039.44240958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516039.44245035">
                <text:p>1516039.4424503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516039.44248991">
                <text:p>1516039.4424899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16039.4425283">
                <text:p>1516039.442528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516039.44256555">
                <text:p>1516039.4425655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516039.4426017">
                <text:p>1516039.442601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516039.44263678">
                <text:p>1516039.4426367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516039.44267082">
                <text:p>1516039.4426708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516039.44270385">
                <text:p>1516039.44270385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516039.4427359">
                <text:p>1516039.442735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516039.44276701">
                <text:p>1516039.4427670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516039.44279719">
                <text:p>1516039.44279719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516039.44282648">
                <text:p>1516039.4428264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16039.4428549">
                <text:p>1516039.4428549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516039.44288248">
                <text:p>1516039.44288248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516039.44290924">
                <text:p>1516039.4429092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516039.44293521">
                <text:p>1516039.4429352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516039.44296042">
                <text:p>1516039.4429604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516039.44298487">
                <text:p>1516039.4429848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516039.4430086">
                <text:p>1516039.4430086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516039.44303163">
                <text:p>1516039.44303163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516039.44305397">
                <text:p>1516039.44305397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516039.44307566">
                <text:p>1516039.4430756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16039.4430967">
                <text:p>1516039.4430967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16039.44311712">
                <text:p>1516039.4431171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16039.44313693">
                <text:p>1516039.44313693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16039.44315616">
                <text:p>1516039.44315616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16039.44317481">
                <text:p>1516039.4431748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16039.44319292">
                <text:p>1516039.4431929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16039.44321048">
                <text:p>1516039.4432104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16039.44322753">
                <text:p>1516039.44322753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16039.44324408">
                <text:p>1516039.4432440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16039.44326013">
                <text:p>1516039.443260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16039.44327571">
                <text:p>1516039.4432757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16039.44329082">
                <text:p>1516039.4432908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16039.44330549">
                <text:p>1516039.4433054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16039.44331972">
                <text:p>1516039.4433197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16039.44333354">
                <text:p>1516039.4433335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16039.44334694">
                <text:p>1516039.4433469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16039.44335995">
                <text:p>1516039.4433599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16039.44337257">
                <text:p>1516039.44337257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16039.44338482">
                <text:p>1516039.4433848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16039.4433967">
                <text:p>1516039.443396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16039.44340823">
                <text:p>1516039.4434082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16039.44341942">
                <text:p>1516039.4434194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16039.44343028">
                <text:p>1516039.4434302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16039.44344082">
                <text:p>1516039.4434408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16039.44345105">
                <text:p>1516039.4434510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16039.44346097">
                <text:p>1516039.44346097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16039.4434706">
                <text:p>1516039.443470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16039.44347994">
                <text:p>1516039.4434799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516039.44348901">
                <text:p>1516039.4434890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516039.44349781">
                <text:p>1516039.4434978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516039.44350635">
                <text:p>1516039.4435063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16039.44351463">
                <text:p>1516039.4435146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16039.44352267">
                <text:p>1516039.44352267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516039.44353047">
                <text:p>1516039.4435304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516039.44353804">
                <text:p>1516039.4435380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516039.44354539">
                <text:p>1516039.44354539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516039.44355252">
                <text:p>1516039.4435525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516039.44355943">
                <text:p>1516039.4435594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516039.44356615">
                <text:p>1516039.4435661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516039.44357266">
                <text:p>1516039.4435726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16039.44357898">
                <text:p>1516039.4435789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516039.44358511">
                <text:p>1516039.4435851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516039.44359107">
                <text:p>1516039.4435910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516039.44359684">
                <text:p>1516039.4435968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516039.44360245">
                <text:p>1516039.4436024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516039.44360789">
                <text:p>1516039.4436078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516039.44361316">
                <text:p>1516039.4436131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516039.44361828">
                <text:p>1516039.4436182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516039.44362325">
                <text:p>1516039.4436232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516039.44362808">
                <text:p>1516039.4436280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516039.44363276">
                <text:p>1516039.4436327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516039.4436373">
                <text:p>1516039.443637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516039.4436417">
                <text:p>1516039.4436417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516039.44364598">
                <text:p>1516039.4436459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516039.44365013">
                <text:p>1516039.4436501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516039.44365416">
                <text:p>1516039.4436541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516039.44365806">
                <text:p>1516039.443658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516039.44366185">
                <text:p>1516039.4436618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516039.44366553">
                <text:p>1516039.4436655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516039.4436691">
                <text:p>1516039.443669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516039.44367257">
                <text:p>1516039.44367257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516039.44367593">
                <text:p>1516039.4436759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516039.44367919">
                <text:p>1516039.4436791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516039.44368236">
                <text:p>1516039.44368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